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D0000001FDE3A2A0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Times New Roman2" svg:font-family="'Times New Roman'"/>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5" style:family="table">
      <style:table-properties style:width="17.006cm" fo:margin-left="0cm" fo:margin-right="0cm" fo:margin-top="0.3cm" fo:margin-bottom="0cm" table:align="margins" style:may-break-between-rows="true"/>
    </style:style>
    <style:style style:name="Table15.A" style:family="table-column">
      <style:table-column-properties style:column-width="4.785cm" style:rel-column-width="18443*"/>
    </style:style>
    <style:style style:name="Table15.B" style:family="table-column">
      <style:table-column-properties style:column-width="5.11cm" style:rel-column-width="19695*"/>
    </style:style>
    <style:style style:name="Table15.C" style:family="table-column">
      <style:table-column-properties style:column-width="7.108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e6e6e6" fo:padding-left="0.101cm" fo:padding-right="0.101cm" fo:padding-top="0.199cm" fo:padding-bottom="0.101cm" fo:border-left="none" fo:border-right="none" fo:border-top="0.002cm solid #000000" fo:border-bottom="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ffffff" fo:padding-left="0.101cm" fo:padding-right="0.101cm" fo:padding-top="0.199cm" fo:padding-bottom="0.101cm" fo:border-left="none" fo:border-right="none" fo:border-top="none" fo:border-bottom="0.002cm solid #000000">
        <style:background-image/>
      </style:table-cell-properties>
    </style:style>
    <style:style style:name="Table1" style:family="table">
      <style:table-properties style:width="17cm" fo:margin-left="0cm" fo:margin-right="0cm" fo:margin-top="0.3cm" fo:margin-bottom="0.4cm" table:align="margins" style:may-break-between-rows="false"/>
    </style:style>
    <style:style style:name="Table1.A" style:family="table-column">
      <style:table-column-properties style:column-width="2.163cm" style:rel-column-width="8335*"/>
    </style:style>
    <style:style style:name="Table1.B" style:family="table-column">
      <style:table-column-properties style:column-width="14.838cm" style:rel-column-width="57200*"/>
    </style:style>
    <style:style style:name="Table1.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B1" style:family="table-cell">
      <style:table-cell-properties fo:padding="0.15cm" fo:border-left="none" fo:border-right="none" fo:border-top="0.035cm solid #999999" fo:border-bottom="0.035cm solid #999999"/>
    </style:style>
    <style:style style:name="Mathematicalfunctions" style:family="table">
      <style:table-properties style:width="17cm" fo:margin-left="0cm" fo:margin-right="0cm" fo:margin-top="0cm" fo:margin-bottom="0.801cm" fo:break-before="auto" fo:break-after="auto" table:align="margins" fo:keep-with-next="auto"/>
    </style:style>
    <style:style style:name="Mathematicalfunctions.A" style:family="table-column">
      <style:table-column-properties style:column-width="5.853cm" style:rel-column-width="22559*"/>
    </style:style>
    <style:style style:name="Mathematicalfunctions.B" style:family="table-column">
      <style:table-column-properties style:column-width="11.148cm"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e6e6e6" fo:padding="0.097cm" fo:border-left="none" fo:border-right="none" fo:border-top="0.002cm solid #000000" fo:border-bottom="0.002cm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Mathematicalfunctions.B2" style:family="table-cell">
      <style:table-cell-properties fo:background-color="#ffffff" fo:padding="0.097cm" fo:border-left="none" fo:border-right="none" fo:border-top="none" fo:border-bottom="0.002cm solid #000000">
        <style:background-image/>
      </style:table-cell-properties>
    </style:style>
    <style:style style:name="Basiscalculation" style:family="table">
      <style:table-properties style:width="17cm" fo:margin-left="0cm" fo:margin-right="0cm" fo:margin-top="0cm" fo:margin-bottom="0.499cm" table:align="margins" style:may-break-between-rows="false"/>
    </style:style>
    <style:style style:name="Basiscalculation.A" style:family="table-column">
      <style:table-column-properties style:column-width="2.985cm" style:rel-column-width="11507*"/>
    </style:style>
    <style:style style:name="Basiscalculation.B" style:family="table-column">
      <style:table-column-properties style:column-width="14.016cm"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97cm" fo:border-left="none" fo:border-right="none" fo:border-top="0.002cm solid #000000" fo:border-bottom="0.002cm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97cm" fo:border-left="none" fo:border-right="none" fo:border-top="none" fo:border-bottom="0.002cm solid #000000">
        <style:background-image/>
      </style:table-cell-properties>
    </style:style>
    <style:style style:name="Basiscalculation.B2" style:family="table-cell">
      <style:table-cell-properties fo:background-color="#ffffff" fo:padding="0.097cm" fo:border-left="none" fo:border-right="none" fo:border-top="none" fo:border-bottom="0.002cm solid #000000">
        <style:background-image/>
      </style:table-cell-properties>
    </style:style>
    <style:style style:name="Financialanalysisfunctions" style:family="table">
      <style:table-properties style:width="16.99cm" fo:margin-left="0cm" fo:margin-right="0.011cm" fo:margin-top="0cm" fo:margin-bottom="0.6cm" table:align="margins" fo:keep-with-next="auto"/>
    </style:style>
    <style:style style:name="Financialanalysisfunctions.A" style:family="table-column">
      <style:table-column-properties style:column-width="6.35cm" style:rel-column-width="24492*"/>
    </style:style>
    <style:style style:name="Financialanalysisfunctions.B" style:family="table-column">
      <style:table-column-properties style:column-width="10.64cm"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e6e6e6" fo:padding="0.097cm" fo:border-left="none" fo:border-right="none" fo:border-top="0.002cm solid #000000" fo:border-bottom="0.002cm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Financialanalysisfunctions.B2" style:family="table-cell">
      <style:table-cell-properties fo:background-color="#ffffff" fo:padding="0.097cm" fo:border-left="none" fo:border-right="none" fo:border-top="none" fo:border-bottom="0.002cm solid #000000">
        <style:background-image/>
      </style:table-cell-properties>
    </style:style>
    <style:style style:name="Statisticalanalysisfunctions" style:family="table">
      <style:table-properties style:width="17cm" fo:margin-left="0cm" fo:margin-right="0cm" table:align="margins" fo:keep-with-next="auto"/>
    </style:style>
    <style:style style:name="Statisticalanalysisfunctions.A" style:family="table-column">
      <style:table-column-properties style:column-width="6.262cm" style:rel-column-width="24137*"/>
    </style:style>
    <style:style style:name="Statisticalanalysisfunctions.B" style:family="table-column">
      <style:table-column-properties style:column-width="10.739cm" style:rel-column-width="41398*"/>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e6e6e6" fo:padding="0.097cm" fo:border-left="none" fo:border-right="none" fo:border-top="0.002cm solid #000000" fo:border-bottom="0.002cm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Statisticalanalysisfunctions.B2" style:family="table-cell">
      <style:table-cell-properties fo:background-color="#ffffff" fo:padding="0.097cm" fo:border-left="none" fo:border-right="none" fo:border-top="none" fo:border-bottom="0.002cm solid #000000">
        <style:background-image/>
      </style:table-cell-properties>
    </style:style>
    <style:style style:name="Table14" style:family="table">
      <style:table-properties style:width="17cm" fo:margin-left="0cm" fo:margin-right="0cm" fo:margin-top="0.3cm" fo:margin-bottom="0.499cm" table:align="margins"/>
    </style:style>
    <style:style style:name="Table14.A" style:family="table-column">
      <style:table-column-properties style:column-width="2.628cm" style:rel-column-width="10133*"/>
    </style:style>
    <style:style style:name="Table14.B" style:family="table-column">
      <style:table-column-properties style:column-width="14.372cm" style:rel-column-width="55402*"/>
    </style:style>
    <style:style style:name="Table14.1" style:family="table-row">
      <style:table-row-properties style:keep-together="false" fo:keep-together="always"/>
    </style:style>
    <style:style style:name="Table14.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14.B1" style:family="table-cell">
      <style:table-cell-properties fo:padding="0.15cm" fo:border-left="none" fo:border-right="none" fo:border-top="0.035cm solid #999999" fo:border-bottom="0.035cm solid #999999"/>
    </style:style>
    <style:style style:name="Dataandtimefunctions" style:family="table">
      <style:table-properties style:width="17cm" fo:margin-left="0cm" fo:margin-right="0cm" table:align="margins" fo:keep-with-next="auto"/>
    </style:style>
    <style:style style:name="Dataandtimefunctions.A" style:family="table-column">
      <style:table-column-properties style:column-width="6.327cm" style:rel-column-width="24387*"/>
    </style:style>
    <style:style style:name="Dataandtimefunctions.B" style:family="table-column">
      <style:table-column-properties style:column-width="10.673cm"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e6e6e6" fo:padding="0.097cm" fo:border-left="none" fo:border-right="none" fo:border-top="0.002cm solid #000000" fo:border-bottom="0.002cm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Dataandtimefunctions.B2" style:family="table-cell">
      <style:table-cell-properties fo:background-color="#ffffff" fo:padding="0.097cm" fo:border-left="none" fo:border-right="none" fo:border-top="none" fo:border-bottom="0.002cm solid #000000">
        <style:background-image/>
      </style:table-cell-properties>
    </style:style>
    <style:style style:name="Logicalfunctions" style:family="table">
      <style:table-properties style:width="17cm" fo:margin-left="0cm" fo:margin-right="0cm" table:align="margins"/>
    </style:style>
    <style:style style:name="Logicalfunctions.A" style:family="table-column">
      <style:table-column-properties style:column-width="5.468cm" style:rel-column-width="21076*"/>
    </style:style>
    <style:style style:name="Logicalfunctions.B" style:family="table-column">
      <style:table-column-properties style:column-width="11.532cm"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e6e6e6" fo:padding="0.097cm" fo:border-left="none" fo:border-right="none" fo:border-top="0.002cm solid #000000" fo:border-bottom="0.002cm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Logicalfunctions.B2" style:family="table-cell">
      <style:table-cell-properties fo:background-color="#ffffff" fo:padding="0.097cm" fo:border-left="none" fo:border-right="none" fo:border-top="none" fo:border-bottom="0.002cm solid #000000">
        <style:background-image/>
      </style:table-cell-properties>
    </style:style>
    <style:style style:name="Informationalfunctions" style:family="table">
      <style:table-properties style:width="16.99cm" fo:margin-left="0cm" fo:margin-right="0.011cm" table:align="margins" fo:keep-with-next="auto"/>
    </style:style>
    <style:style style:name="Informationalfunctions.A" style:family="table-column">
      <style:table-column-properties style:column-width="5.877cm" style:rel-column-width="22673*"/>
    </style:style>
    <style:style style:name="Informationalfunctions.B" style:family="table-column">
      <style:table-column-properties style:column-width="11.113cm"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e6e6e6" fo:padding="0.097cm" fo:border-left="none" fo:border-right="none" fo:border-top="0.002cm solid #000000" fo:border-bottom="0.002cm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Informationalfunctions.B2" style:family="table-cell">
      <style:table-cell-properties fo:background-color="#ffffff" fo:padding="0.097cm" fo:border-left="none" fo:border-right="none" fo:border-top="none" fo:border-bottom="0.002cm solid #000000">
        <style:background-image/>
      </style:table-cell-properties>
    </style:style>
    <style:style style:name="Table18" style:family="table">
      <style:table-properties style:width="17cm" fo:margin-left="0cm" fo:margin-right="0cm" fo:margin-top="0.4cm" fo:margin-bottom="0.6cm" table:align="margins"/>
    </style:style>
    <style:style style:name="Table18.A" style:family="table-column">
      <style:table-column-properties style:column-width="2.159cm" style:rel-column-width="8322*"/>
    </style:style>
    <style:style style:name="Table18.B" style:family="table-column">
      <style:table-column-properties style:column-width="14.841cm" style:rel-column-width="57213*"/>
    </style:style>
    <style:style style:name="Table18.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8.B1" style:family="table-cell">
      <style:table-cell-properties fo:padding="0.15cm" fo:border-left="none" fo:border-right="none" fo:border-top="0.035cm solid #999999" fo:border-bottom="0.035cm solid #999999"/>
    </style:style>
    <style:style style:name="Databaseaverage" style:family="table">
      <style:table-properties style:width="17cm" fo:margin-left="0cm" fo:margin-right="0cm" table:align="margins" fo:keep-with-next="auto"/>
    </style:style>
    <style:style style:name="Databaseaverage.A" style:family="table-column">
      <style:table-column-properties style:column-width="5.525cm" style:rel-column-width="21294*"/>
    </style:style>
    <style:style style:name="Databaseaverage.B" style:family="table-column">
      <style:table-column-properties style:column-width="11.476cm"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e6e6e6" fo:padding="0.097cm" fo:border-left="none" fo:border-right="none" fo:border-top="0.002cm solid #000000" fo:border-bottom="0.002cm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ffffff" fo:padding="0.097cm" fo:border-left="none" fo:border-right="none" fo:border-top="none" fo:border-bottom="0.002cm solid #000000">
        <style:background-image/>
      </style:table-cell-properties>
    </style:style>
    <style:style style:name="Databaseaverage.B2" style:family="table-cell">
      <style:table-cell-properties fo:background-color="#ffffff" fo:padding="0.097cm" fo:border-left="none" fo:border-right="none" fo:border-top="none" fo:border-bottom="0.002cm solid #000000">
        <style:background-image/>
      </style:table-cell-properties>
    </style:style>
    <style:style style:name="Arrayfunctions" style:family="table">
      <style:table-properties style:width="17cm" fo:margin-left="0cm" fo:margin-right="0cm" table:align="margins" fo:keep-with-next="auto"/>
    </style:style>
    <style:style style:name="Arrayfunctions.A" style:family="table-column">
      <style:table-column-properties style:column-width="5.525cm" style:rel-column-width="21294*"/>
    </style:style>
    <style:style style:name="Arrayfunctions.B" style:family="table-column">
      <style:table-column-properties style:column-width="11.476cm"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e6e6e6" fo:padding="0.097cm" fo:border-left="none" fo:border-right="none" fo:border-top="0.002cm solid #000000" fo:border-bottom="0.002cm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Arrayfunctions.B2" style:family="table-cell">
      <style:table-cell-properties fo:background-color="#ffffff" fo:padding="0.097cm" fo:border-left="none" fo:border-right="none" fo:border-top="none" fo:border-bottom="0.002cm solid #000000">
        <style:background-image/>
      </style:table-cell-properties>
    </style:style>
    <style:style style:name="Spreadsheetfunctions" style:family="table">
      <style:table-properties style:width="16.99cm" fo:margin-left="0cm" fo:margin-right="0.011cm" fo:margin-top="0cm" fo:margin-bottom="0.6cm" table:align="margins" fo:keep-with-next="auto"/>
    </style:style>
    <style:style style:name="Spreadsheetfunctions.A" style:family="table-column">
      <style:table-column-properties style:column-width="6.643cm" style:rel-column-width="25622*"/>
    </style:style>
    <style:style style:name="Spreadsheetfunctions.B" style:family="table-column">
      <style:table-column-properties style:column-width="10.347cm"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e6e6e6" fo:padding="0.097cm" fo:border-left="none" fo:border-right="none" fo:border-top="0.002cm solid #000000" fo:border-bottom="0.002cm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Spreadsheetfunctions.B2" style:family="table-cell">
      <style:table-cell-properties fo:background-color="#ffffff" fo:padding="0.097cm" fo:border-left="none" fo:border-right="none" fo:border-top="none" fo:border-bottom="0.002cm solid #000000">
        <style:background-image/>
      </style:table-cell-properties>
    </style:style>
    <style:style style:name="Textfunctions" style:family="table">
      <style:table-properties style:width="16.99cm" fo:margin-left="0cm" fo:margin-right="0.011cm" fo:margin-top="0cm" fo:margin-bottom="0.6cm" table:align="margins" fo:keep-with-next="auto"/>
    </style:style>
    <style:style style:name="Textfunctions.A" style:family="table-column">
      <style:table-column-properties style:column-width="6.174cm" style:rel-column-width="23811*"/>
    </style:style>
    <style:style style:name="Textfunctions.B" style:family="table-column">
      <style:table-column-properties style:column-width="10.816cm"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e6e6e6" fo:padding="0.097cm" fo:border-left="none" fo:border-right="none" fo:border-top="0.002cm solid #000000" fo:border-bottom="0.002cm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Textfunctions.B2" style:family="table-cell">
      <style:table-cell-properties fo:background-color="#ffffff" fo:padding="0.097cm" fo:border-left="none" fo:border-right="none" fo:border-top="none" fo:border-bottom="0.002cm solid #000000">
        <style:background-image/>
      </style:table-cell-properties>
    </style:style>
    <style:style style:name="_3a_Add-infunctions" style:display-name=":Add-infunctions" style:family="table">
      <style:table-properties style:width="16.99cm" fo:margin-left="0cm" fo:margin-right="0.011cm" table:align="margins" fo:keep-with-next="auto"/>
    </style:style>
    <style:style style:name="_3a_Add-infunctions.A" style:display-name=":Add-infunctions.A" style:family="table-column">
      <style:table-column-properties style:column-width="6.731cm" style:rel-column-width="25963*"/>
    </style:style>
    <style:style style:name="_3a_Add-infunctions.B" style:display-name=":Add-infunctions.B" style:family="table-column">
      <style:table-column-properties style:column-width="10.259cm" style:rel-column-width="39572*"/>
    </style:style>
    <style:style style:name="_3a_Add-infunctions.1" style:display-name=":Add-infunctions.1" style:family="table-row">
      <style:table-row-properties fo:background-color="#e6e6e6" style:keep-together="false" fo:keep-together="always">
        <style:background-image/>
      </style:table-row-properties>
    </style:style>
    <style:style style:name="_3a_Add-infunctions.A1" style:display-name=":Add-infunctions.A1" style:family="table-cell">
      <style:table-cell-properties fo:background-color="#e6e6e6" fo:padding="0.097cm" fo:border-left="none" fo:border-right="none" fo:border-top="0.002cm solid #000000" fo:border-bottom="0.002cm solid #000000">
        <style:background-image/>
      </style:table-cell-properties>
    </style:style>
    <style:style style:name="_3a_Add-infunctions.2" style:display-name=":Add-infunctions.2" style:family="table-row">
      <style:table-row-properties fo:background-color="#ffffff" style:keep-together="false" fo:keep-together="always">
        <style:background-image/>
      </style:table-row-properties>
    </style:style>
    <style:style style:name="_3a_Add-infunctions.A2" style:display-name=":Add-infunctions.A2" style:family="table-cell">
      <style:table-cell-properties style:vertical-align="top" fo:background-color="#ffffff" fo:padding="0.097cm" fo:border-left="none" fo:border-right="none" fo:border-top="none" fo:border-bottom="0.002cm solid #000000">
        <style:background-image/>
      </style:table-cell-properties>
    </style:style>
    <style:style style:name="_3a_Add-infunctions.B2" style:display-name=":Add-infunctions.B2" style:family="table-cell">
      <style:table-cell-properties fo:background-color="#ffffff" fo:padding="0.097cm" fo:border-left="none" fo:border-right="none"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fo:font-weight="bold" style:font-weight-asian="bold" style:font-weight-complex="bold"/>
    </style:style>
    <style:style style:name="P4" style:family="paragraph" style:parent-style-name="OOoTableText">
      <style:text-properties fo:font-style="italic" style:font-style-asian="italic" style:font-style-complex="italic"/>
    </style:style>
    <style:style style:name="P5" style:family="paragraph" style:parent-style-name="OOoTableText">
      <style:text-properties fo:font-style="normal" style:font-style-asian="normal" style:font-style-complex="normal"/>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ableCaption" style:master-page-name="">
      <style:paragraph-properties style:page-number="auto" fo:keep-with-next="auto"/>
    </style:style>
    <style:style style:name="P9" style:family="paragraph" style:parent-style-name="OOoTextBody" style:master-page-name="">
      <style:paragraph-properties style:page-number="auto">
        <style:tab-stops>
          <style:tab-stop style:position="6.001cm"/>
          <style:tab-stop style:position="11cm"/>
        </style:tab-stops>
      </style:paragraph-properties>
    </style:style>
    <style:style style:name="P10" style:family="paragraph" style:parent-style-name="OOoTextBody" style:master-page-name="">
      <style:paragraph-properties style:page-number="auto">
        <style:tab-stops>
          <style:tab-stop style:position="5.001cm"/>
          <style:tab-stop style:position="9.999cm"/>
        </style:tab-stops>
      </style:paragraph-properties>
    </style:style>
    <style:style style:name="P11" style:family="paragraph" style:parent-style-name="OOoTextBody">
      <style:paragraph-properties fo:keep-with-next="always"/>
    </style:style>
    <style:style style:name="P12" style:family="paragraph" style:parent-style-name="OOoTextBody">
      <style:paragraph-properties fo:margin-top="0cm" fo:margin-bottom="0.15cm"/>
    </style:style>
    <style:style style:name="P13" style:family="paragraph" style:parent-style-name="OOoCopyrightPage">
      <style:paragraph-properties fo:margin-top="0.4cm" fo:margin-bottom="0.109cm"/>
    </style:style>
    <style:style style:name="P14" style:family="paragraph" style:parent-style-name="OOoTextBody">
      <style:paragraph-properties>
        <style:tab-stops>
          <style:tab-stop style:position="6.001cm"/>
        </style:tab-stops>
      </style:paragraph-properties>
    </style:style>
    <style:style style:name="P15" style:family="paragraph" style:parent-style-name="OOoContents_20_2">
      <style:paragraph-properties>
        <style:tab-stops>
          <style:tab-stop style:position="16.501cm" style:type="right" style:leader-style="dotted" style:leader-text="."/>
        </style:tab-stops>
      </style:paragraph-properties>
    </style:style>
    <style:style style:name="P16" style:family="paragraph" style:parent-style-name="OOoContents_20_1">
      <style:paragraph-properties>
        <style:tab-stops>
          <style:tab-stop style:position="17cm" style:type="right" style:leader-style="dotted" style:leader-text="."/>
        </style:tab-stops>
      </style:paragraph-properties>
    </style:style>
    <style:style style:name="P17" style:family="paragraph" style:parent-style-name="OOoHeading_20_1" style:master-page-name="">
      <style:paragraph-properties style:page-number="auto" fo:break-before="auto" fo:break-after="auto"/>
    </style:style>
    <style:style style:name="P18" style:family="paragraph" style:parent-style-name="OOoHeading_20_1" style:master-page-name="">
      <style:paragraph-properties style:page-number="auto"/>
    </style:style>
    <style:style style:name="P19" style:family="paragraph" style:parent-style-name="OOoHeading_20_1" style:master-page-name="OOoPageStyle">
      <style:paragraph-properties style:page-number="auto" fo:break-before="auto" fo:break-after="auto"/>
    </style:style>
    <style:style style:name="P20" style:family="paragraph" style:parent-style-name="OOoToCHead" style:master-page-name="OOoFrontMatter">
      <style:paragraph-properties style:page-number="auto"/>
    </style:style>
    <style:style style:name="P21" style:family="paragraph" style:parent-style-name="OOoNewChapter" style:master-page-name="OOoFirstPage">
      <style:paragraph-properties style:page-number="auto"/>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Bitstream Vera Serif" fo:language="en" fo:country="US"/>
    </style:style>
    <style:style style:name="T3" style:family="text">
      <style:text-properties fo:font-weight="bold" style:font-weight-asian="bold" style:font-weight-complex="bold"/>
    </style:style>
    <style:style style:name="T4" style:family="text">
      <style:text-properties style:font-name="Wingdings"/>
    </style:style>
    <style:style style:name="T5" style:family="text">
      <style:text-properties style:font-name="Wingding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use-window-font-color="true"/>
    </style:style>
    <style:style style:name="T8" style:family="text">
      <style:text-properties style:use-window-font-color="true" fo:language="en" fo:country="US"/>
    </style:style>
    <style:style style:name="T9" style:family="text">
      <style:text-properties style:use-window-font-color="true" style:font-name="Times New Roman1" fo:font-size="12pt"/>
    </style:style>
    <style:style style:name="T10" style:family="text">
      <style:text-properties style:use-window-font-color="true" style:font-name="Times New Roman1" fo:font-size="11pt"/>
    </style:style>
    <style:style style:name="T11" style:family="text">
      <style:text-properties style:use-window-font-color="true" style:font-name="Times New Roman1" fo:font-size="11pt" style:letter-kerning="true"/>
    </style:style>
    <style:style style:name="T12" style:family="text">
      <style:text-properties style:use-window-font-color="true" fo:font-weight="normal" style:font-weight-asian="normal" style:font-weight-complex="normal"/>
    </style:style>
    <style:style style:name="T13" style:family="text">
      <style:text-properties style:use-window-font-color="true" style:font-name="Liberation Sans" fo:font-size="11pt" fo:language="en" fo:country="US"/>
    </style:style>
    <style:style style:name="T14" style:family="text">
      <style:text-properties fo:font-weight="normal" style:font-weight-asian="normal" style:font-weight-complex="normal"/>
    </style:style>
    <style:style style:name="T15" style:family="text">
      <style:text-properties style:font-name="Times New Roman"/>
    </style:style>
    <style:style style:name="T16" style:family="text">
      <style:text-properties style:font-name="Times New Roman" fo:font-size="11pt" style:font-size-asian="11pt" style:font-size-complex="11pt"/>
    </style:style>
    <style:style style:name="T17" style:family="text">
      <style:text-properties style:font-name="Times New Roman" fo:font-size="11pt" fo:language="en" fo:country="US" style:font-size-asian="11pt" style:font-size-complex="11pt"/>
    </style:style>
    <style:style style:name="T18" style:family="text">
      <style:text-properties style:font-name="Times New Roman2" fo:font-size="11pt"/>
    </style:style>
    <style:style style:name="T19" style:family="text">
      <style:text-properties style:font-name="Times New Roman2" fo:font-size="12pt"/>
    </style:style>
    <style:style style:name="T20" style:family="text">
      <style:text-properties fo:language="en" fo:country="US"/>
    </style:style>
    <style:style style:name="T21" style:family="text">
      <style:text-properties style:font-name="Times New Roman1" fo:font-size="11pt"/>
    </style:style>
    <style:style style:name="T22" style:family="text">
      <style:text-properties style:font-name="Times New Roman1" fo:font-size="11pt" fo:font-weight="bold" style:font-weight-asian="bold" style:font-weight-complex="bold"/>
    </style:style>
    <style:style style:name="T23" style:family="text">
      <style:text-properties style:font-name="Times New Roman1" fo:font-size="11pt" style:letter-kerning="true"/>
    </style:style>
    <style:style style:name="T24" style:family="text">
      <style:text-properties style:font-name="Times New Roman1" fo:font-size="12pt"/>
    </style:style>
    <style:style style:name="T25" style:family="text">
      <style:text-properties style:font-name="Times New Roman1" fo:font-size="12pt" style:letter-kerning="true"/>
    </style:style>
    <style:style style:name="T26" style:family="text">
      <style:text-properties fo:font-style="normal" style:font-style-asian="normal" style:font-style-complex="normal"/>
    </style:style>
    <style:style style:name="T27" style:family="text">
      <style:text-properties fo:font-style="normal" fo:font-weight="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style>
    <style:style style:name="T30" style:family="text">
      <style:text-properties fo:font-style="normal" fo:font-weight="normal" style:font-weight-asian="bold" style:font-weight-complex="bold"/>
    </style:style>
    <style:style style:name="T31" style:family="text">
      <style:text-properties style:text-position="super 58%"/>
    </style:style>
    <style:style style:name="T32" style:family="text">
      <style:text-properties style:font-name="Liberation Sans" fo:font-size="11pt" fo:language="en" fo:country="US"/>
    </style:style>
    <style:style style:name="T33" style:family="text">
      <style:text-properties style:font-name="Liberation Sans" fo:font-size="11pt" fo:language="en" fo:country="US" style:letter-kerning="true"/>
    </style:style>
    <style:style style:name="T34" style:family="text">
      <style:text-properties style:font-name="Liberation Sans" fo:font-size="10.4499998092651pt" fo:language="en" fo:country="US" style:letter-kerning="true"/>
    </style:style>
    <style:style style:name="T35" style:family="text">
      <style:text-properties style:font-name="Liberation Sans3" fo:font-size="10.4499998092651pt" fo:language="en" fo:country="US" fo:font-weight="bold" style:letter-kerning="true"/>
    </style:style>
    <style:style style:name="T36" style:family="text">
      <style:text-properties style:font-name="Liberation Sans3" fo:font-size="11pt" fo:language="en" fo:country="US" fo:font-weight="bold" style:letter-kerning="true"/>
    </style:style>
    <style:style style:name="T37" style:family="text">
      <style:text-properties fo:font-size="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graphics3" text:anchor-type="paragraph" svg:x="1.062cm" svg:y="1.164cm" svg:width="13.284cm" svg:height="3.378cm" draw:z-index="1"><draw:image xlink:href="Pictures/10000201000007D0000001FDE3A2A0C3.png" xlink:type="simple" xlink:show="embed" xlink:actuate="onLoad"/></draw:frame></text:p>
      <text:p text:style-name="OOoGuideName">Calc Guide<text:hidden-paragraph text:condition="ooow:MD!=0"/></text:p>
      <text:p text:style-name="OOoHeading_20_0">Appendix <text:span text:style-name="OOoChapterNumber">B <text:s/></text:span><text:line-break/>Description of Functions</text:p>
      <text:p text:style-name="OOoPageBreak"/>
      <text:section text:style-name="Sect1" text:name="Section1" text:condition="ooow:MD !=0" text:display="condition">
        <text:h text:style-name="OOoHeading_20_1" text:outline-level="1"><text:bookmark text:name="__RefHeading__6916_1924864864"/>Copyright<text:bookmark-end text:name="__RefHeading__6916_1924864864"/></text:h>
        <text:p text:style-name="OOoTextBody">This document is Copyright <text:span text:style-name="T15">©</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9">Barbara Duprey<text:line-break/>Hal Parker<text:line-break/>Simon Brydon</text:p>
        <text:p text:style-name="P13">Feedback</text:p>
        <text:p text:style-name="OOoTextBody">Please direct any comments or suggestions about this document to:<text:span text:style-name="T2"> </text:span><text:a xlink:type="simple" xlink:href="mailto:documentation@libreoffice.org">documentation@libreoffice.org</text:a></text:p>
        <text:p text:style-name="OOoCopyrightPage">Acknowledgments</text:p>
        <text:p text:style-name="P14"><text:span text:style-name="OOoDefault">This </text:span><text:span text:style-name="OOoDefault"><text:span text:style-name="T33">appendix</text:span></text:span><text:span text:style-name="OOoDefault"> is based on Appendix B of </text:span><text:span text:style-name="OOoDefault"><text:span text:style-name="T37">the </text:span></text:span><text:span text:style-name="OOoEmphasis"><text:span text:style-name="T37">OpenOffice.org 3.3 Calc Guide</text:span></text:span>. The contributors to that <text:span text:style-name="OOoDefault"><text:span text:style-name="T33">appendix</text:span></text:span><text:span text:style-name="OOoDefault"> are:</text:span></text:p>
        <text:p text:style-name="P10">Magnus Adielsson<text:tab/>Richard Barnes<text:tab/>Peter Kupfer<text:line-break/>Iain Roberts<text:tab/>Jean Hollis Weber</text:p>
        <text:p text:style-name="OOoCopyrightPage">Publication date and software version</text:p>
        <text:p text:style-name="OOoTextBody">Published 5 May 2011. Based on <text:span text:style-name="T32">LibreOffice</text:span> 3.3.</text:p>
        <text:h text:style-name="P17" text:outline-level="1"><text:bookmark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text:span><text:span text:style-name="OOoDefault"><text:span text:style-name="T33">appendix</text:span></text:span><text:span text:style-name="OOoDefault">.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OOoTableHeader">Windows/Linux</text:p>
              </table:table-cell>
              <table:table-cell table:style-name="Table15.A1" office:value-type="string">
                <text:p text:style-name="OOoTableHeader">Mac equivalent</text:p>
              </table:table-cell>
              <table:table-cell table:style-name="Table15.A1" office:value-type="string">
                <text:p text:style-name="OOoTableHeader">Effect</text:p>
              </table:table-cell>
            </table:table-row>
          </table:table-header-rows>
          <table:table-row table:style-name="Table15.2">
            <table:table-cell table:style-name="Table15.A2" office:value-type="string">
              <text:p text:style-name="OOoTableText"><text:span text:style-name="T3">Tools </text:span><text:span text:style-name="OOoComputerCode"><text:span text:style-name="T3">→</text:span></text:span><text:span text:style-name="T3"> Options</text:span> menu selection</text:p>
            </table:table-cell>
            <table:table-cell table:style-name="Table15.A2" office:value-type="string">
              <text:p text:style-name="P3">LibreOffice <text:span text:style-name="OOoComputerCode">→</text:span> Preferences</text:p>
            </table:table-cell>
            <table:table-cell table:style-name="Table15.A2" office:value-type="string">
              <text:p text:style-name="OOoTableText">Access setup options</text:p>
            </table:table-cell>
          </table:table-row>
          <table:table-row table:style-name="Table15.1">
            <table:table-cell table:style-name="Table15.A2" office:value-type="string">
              <text:p text:style-name="P4">Right-click</text:p>
            </table:table-cell>
            <table:table-cell table:style-name="Table15.A2" office:value-type="string">
              <text:p text:style-name="P4">Control+click</text:p>
            </table:table-cell>
            <table:table-cell table:style-name="Table15.A2" office:value-type="string">
              <text:p text:style-name="OOoTableText">Open context menu</text:p>
            </table:table-cell>
          </table:table-row>
          <table:table-row table:style-name="Table15.2">
            <table:table-cell table:style-name="Table15.A2" office:value-type="string">
              <text:p text:style-name="P4">Ctrl (Control)</text:p>
            </table:table-cell>
            <table:table-cell table:style-name="Table15.A2" office:value-type="string">
              <text:p text:style-name="OOoTableText"><text:span text:style-name="T5">z</text:span> <text:span text:style-name="T6">(Command)</text:span></text:p>
            </table:table-cell>
            <table:table-cell table:style-name="Table15.A2" office:value-type="string">
              <text:p text:style-name="OOoTableText">Used with other keys</text:p>
            </table:table-cell>
          </table:table-row>
          <table:table-row table:style-name="Table15.1">
            <table:table-cell table:style-name="Table15.A2" office:value-type="string">
              <text:p text:style-name="P4">F5</text:p>
            </table:table-cell>
            <table:table-cell table:style-name="Table15.A2" office:value-type="string">
              <text:p text:style-name="P4">Shift+<text:span text:style-name="T5">z</text:span>+F5</text:p>
            </table:table-cell>
            <table:table-cell table:style-name="Table15.A2" office:value-type="string">
              <text:p text:style-name="OOoTableText">Open the Navigator</text:p>
            </table:table-cell>
          </table:table-row>
          <table:table-row table:style-name="Table15.2">
            <table:table-cell table:style-name="Table15.A2" office:value-type="string">
              <text:p text:style-name="P4">F11</text:p>
            </table:table-cell>
            <table:table-cell table:style-name="Table15.A2" office:value-type="string">
              <text:p text:style-name="P5"><text:span text:style-name="T4">z</text:span>+<text:span text:style-name="T6">T</text:span></text:p>
            </table:table-cell>
            <table:table-cell table:style-name="Table15.A2" office:value-type="string">
              <text:p text:style-name="OOoTableText">Open Styles &amp; Formatting window</text:p>
            </table:table-cell>
          </table:table-row>
        </table:table>
        <text:p text:style-name="OOoTextBody"/>
        <text:p text:style-name="P2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6916_1924864864" text:style-name="Internet_20_link" text:visited-style-name="Internet_20_link">Copyright<text:tab/>2</text:a></text:p>
            <text:p text:style-name="P16"><text:a xlink:type="simple" xlink:href="#__RefHeading__8969_637076582" text:style-name="Internet_20_link" text:visited-style-name="Internet_20_link">Note for Mac users<text:tab/>2</text:a></text:p>
            <text:p text:style-name="P16"><text:a xlink:type="simple" xlink:href="#__RefHeading__6918_1924864864" text:style-name="Internet_20_link" text:visited-style-name="Internet_20_link">Functions available in Calc<text:tab/>4</text:a></text:p>
            <text:p text:style-name="P15"><text:a xlink:type="simple" xlink:href="#__RefHeading__6920_1924864864" text:style-name="Internet_20_link" text:visited-style-name="Internet_20_link">Terminology: numbers and arguments<text:tab/>4</text:a></text:p>
            <text:p text:style-name="P16"><text:a xlink:type="simple" xlink:href="#__RefHeading__6922_1924864864" text:style-name="Internet_20_link" text:visited-style-name="Internet_20_link">Mathematical functions<text:tab/>4</text:a></text:p>
            <text:p text:style-name="P16"><text:a xlink:type="simple" xlink:href="#__RefHeading__6924_1924864864" text:style-name="Internet_20_link" text:visited-style-name="Internet_20_link">Financial analysis functions<text:tab/>8</text:a></text:p>
            <text:p text:style-name="P15"><text:a xlink:type="simple" xlink:href="#__RefHeading__6926_1924864864" text:style-name="Internet_20_link" text:visited-style-name="Internet_20_link">A note about dates<text:tab/>8</text:a></text:p>
            <text:p text:style-name="P15"><text:a xlink:type="simple" xlink:href="#__RefHeading__6928_1924864864" text:style-name="Internet_20_link" text:visited-style-name="Internet_20_link">A note about interest rates<text:tab/>8</text:a></text:p>
            <text:p text:style-name="P16"><text:a xlink:type="simple" xlink:href="#__RefHeading__6930_1924864864" text:style-name="Internet_20_link" text:visited-style-name="Internet_20_link">Statistical analysis functions<text:tab/>18</text:a></text:p>
            <text:p text:style-name="P16"><text:a xlink:type="simple" xlink:href="#__RefHeading__6932_1924864864" text:style-name="Internet_20_link" text:visited-style-name="Internet_20_link">Date and time functions<text:tab/>25</text:a></text:p>
            <text:p text:style-name="P16"><text:a xlink:type="simple" xlink:href="#__RefHeading__6934_1924864864" text:style-name="Internet_20_link" text:visited-style-name="Internet_20_link">Logical functions<text:tab/>28</text:a></text:p>
            <text:p text:style-name="P16"><text:a xlink:type="simple" xlink:href="#__RefHeading__6936_1924864864" text:style-name="Internet_20_link" text:visited-style-name="Internet_20_link">Informational functions<text:tab/>28</text:a></text:p>
            <text:p text:style-name="P16"><text:a xlink:type="simple" xlink:href="#__RefHeading__6938_1924864864" text:style-name="Internet_20_link" text:visited-style-name="Internet_20_link">Database functions<text:tab/>30</text:a></text:p>
            <text:p text:style-name="P16"><text:a xlink:type="simple" xlink:href="#__RefHeading__6940_1924864864" text:style-name="Internet_20_link" text:visited-style-name="Internet_20_link">Array functions<text:tab/>32</text:a></text:p>
            <text:p text:style-name="P16"><text:a xlink:type="simple" xlink:href="#__RefHeading__6942_1924864864" text:style-name="Internet_20_link" text:visited-style-name="Internet_20_link">Spreadsheet functions<text:tab/>33</text:a></text:p>
            <text:p text:style-name="P16"><text:a xlink:type="simple" xlink:href="#__RefHeading__6944_1924864864" text:style-name="Internet_20_link" text:visited-style-name="Internet_20_link">Text functions<text:tab/>37</text:a></text:p>
            <text:p text:style-name="P16"><text:a xlink:type="simple" xlink:href="#__RefHeading__21186_199058485" text:style-name="Internet_20_link" text:visited-style-name="Internet_20_link">Add-in functions<text:tab/>40</text:a></text:p>
          </text:index-body>
        </text:table-of-content>
        <text:p text:style-name="OOoTextBody"/>
      </text:section>
      <text:h text:style-name="P19" text:outline-level="1"><text:bookmark text:name="__RefHeading__6918_1924864864"/>Functions available in Calc<text:bookmark-end text:name="__RefHeading__6918_1924864864"/></text:h>
      <text:p text:style-name="OOoTextBody"><text:span text:style-name="T7">Calc provides all of the commonly used functions </text:span><text:span text:style-name="T8">found</text:span><text:span text:style-name="T7"> in modern spreadsheet applications. </text:span>Since many of Calc’s functions require very specific and carefully calculated inpu<text:span text:style-name="T7">t arguments, the descriptions in this appendix should not be considered complete references for each function. Refer to the application Help or the </text:span><text:span text:style-name="T13">LibreOffice</text:span><text:span text:style-name="T7"> wiki for details and examples of all functions. On the wiki, start with </text:span><text:a xlink:type="simple" xlink:href="http://help.libreoffice.org/Calc/Functions_by_Category">http://help.libreoffice.org/Calc/Functions_by_Category</text:a></text:p>
      <text:p text:style-name="OOoTextBody"><text:span text:style-name="T7">Over 300 standard functions </text:span>are<text:span text:style-name="T7"> available in Calc.</text:span><text:bookmark-start text:name="Analysis AddIn Warning"/><text:span text:style-name="T7"> </text:span><text:bookmark-end text:name="Analysis AddIn Warning"/><text:span text:style-name="T7">More can be added through extensions to Calc</text:span><text:span text:style-name="T7"> (see Chapter 14). The following tables list Calc’s functions organized into eleven categories.</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T7">Functions whose names end with </text:span><text:span text:style-name="OOoStrongEmphasis">_ADD</text:span><text:span text:style-name="T12"> are provided for compatibility with </text:span><text:span text:style-name="T7">Microsoft Excel functions.</text:span><text:span text:style-name="T10"> </text:span><text:span text:style-name="T7">They </text:span><text:span text:style-name="T12">return</text:span><text:span text:style-name="T7"> the same results as the corresponding functions in Excel (without the suffix), which though they may be correct, are not based on international standards.</text:span></text:p>
          </table:table-cell>
        </table:table-row>
      </table:table>
      <text:h text:style-name="OOoHeading_20_2" text:outline-level="2"><text:bookmark text:name="__RefHeading__6920_1924864864"/><text:alphabetical-index-mark text:string-value="terminology" text:key1="functions"/>Terminology: numbers and <text:alphabetical-index-mark-start text:id="IMark178888620"/><text:alphabetical-index-mark-start text:id="IMark178888932" text:key1="functions"/>arguments<text:bookmark-end text:name="__RefHeading__6920_1924864864"/><text:alphabetical-index-mark-end text:id="IMark178888932"/><text:alphabetical-index-mark-end text:id="IMark178888620"/></text:h>
      <text:p text:style-name="OOoTextBody">Some of the descriptions in this appendix define limitations on the number of values or arguments that can be passed to the function. Specifically, functions that refer to the following arguments may lead to confusion.</text:p>
      <text:list xml:id="list243265224" text:style-name="OOoBullets_20_1">
        <text:list-item>
          <text:p text:style-name="OOoList_20_1_20_Start"><text:span text:style-name="OOoStrongEmphasis">Number_1; number_2;... number_</text:span><text:span text:style-name="OOoStrongEmphasis">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20">separate</text:span> arguments to the function.</text:p>
      <text:p text:style-name="OOoTextBody">Arguments are values separated by semi-colons, and can include ranges which often refer to multiple values. Therefore one argument can refer to several values, and a function that limits input to 30 arguments may in fact accept more then 30 separate numerical values.</text:p>
      <text:p text:style-name="OOoTextBody"><text:span text:style-name="T7">This appendix attempts to clarify this situation by using the term </text:span><text:span text:style-name="OOoStrongEmphasis"><text:span text:style-name="T7">arguments</text:span></text:span><text:span text:style-name="T7">, rather than any of the other phrases.</text:span></text:p>
      <text:h text:style-name="OOoHeading_20_1" text:outline-level="1"><text:bookmark text:name="__RefHeading__6922_1924864864"/><text:alphabetical-index-mark text:string-value="mathematical functions"/><text:alphabetical-index-mark text:string-value="mathematical" text:key1="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A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StrongEmphasis">number</text:span>.</text:p>
          </table:table-cell>
        </table:table-row>
        <table:table-row table:style-name="Mathematicalfunctions.1">
          <table:table-cell table:style-name="Mathematicalfunctions.A2" office:value-type="string">
            <text:p text:style-name="OOoTableText"><text:span text:style-name="T20">ACOS</text:span>(number)</text:p>
          </table:table-cell>
          <table:table-cell table:style-name="Mathematicalfunctions.B2" office:value-type="string">
            <text:p text:style-name="OOoTableText">Returns the inverse cosine of the given <text:span text:style-name="OOoStrongEmphasis">number</text:span><text:span text:style-name="OOoDefault"> </text:span>in radians.</text:p>
          </table:table-cell>
        </table:table-row>
        <table:table-row table:style-name="Mathematicalfunctions.2">
          <table:table-cell table:style-name="Mathematicalfunctions.A2" office:value-type="string">
            <text:p text:style-name="OOoTableText"><text:span text:style-name="T20">ACOSH</text:span>(number)</text:p>
          </table:table-cell>
          <table:table-cell table:style-name="Mathematicalfunctions.B2" office:value-type="string">
            <text:p text:style-name="OOoTableText">Returns the inverse hyperbolic cosine of the given <text:span text:style-name="OOoStrongEmphasis">number </text:span>in radians.</text:p>
          </table:table-cell>
        </table:table-row>
        <table:table-row table:style-name="Mathematicalfunctions.1">
          <table:table-cell table:style-name="Mathematicalfunctions.A2" office:value-type="string">
            <text:p text:style-name="OOoTableText"><text:span text:style-name="T20">ACOT</text:span>(number)</text:p>
          </table:table-cell>
          <table:table-cell table:style-name="Mathematicalfunctions.B2" office:value-type="string">
            <text:p text:style-name="OOoTableText">Returns the inverse cotangent of the given <text:span text:style-name="OOoStrongEmphasis">number</text:span> in radians.</text:p>
          </table:table-cell>
        </table:table-row>
        <table:table-row table:style-name="Mathematicalfunctions.2">
          <table:table-cell table:style-name="Mathematicalfunctions.A2" office:value-type="string">
            <text:p text:style-name="OOoTableText"><text:span text:style-name="T20">ACOTH</text:span>(number)</text:p>
          </table:table-cell>
          <table:table-cell table:style-name="Mathematicalfunctions.B2" office:value-type="string">
            <text:p text:style-name="OOoTableText">Returns the inverse hyperbolic cotangent of the given <text:span text:style-name="OOoStrongEmphasis">number</text:span> in radians.</text:p>
          </table:table-cell>
        </table:table-row>
        <table:table-row table:style-name="Mathematicalfunctions.1">
          <table:table-cell table:style-name="Mathematicalfunctions.A2" office:value-type="string">
            <text:p text:style-name="OOoTableText"><text:span text:style-name="T20">ASIN</text:span><text:span text:style-name="T21">(</text:span>number)</text:p>
          </table:table-cell>
          <table:table-cell table:style-name="Mathematicalfunctions.B2" office:value-type="string">
            <text:p text:style-name="OOoTableText">Returns the inverse sine of the given <text:span text:style-name="OOoStrongEmphasis">number</text:span> in radians.<text:span text:style-name="T21"> </text:span></text:p>
          </table:table-cell>
        </table:table-row>
        <text:soft-page-break/>
        <table:table-row table:style-name="Mathematicalfunctions.2">
          <table:table-cell table:style-name="Mathematicalfunctions.A2" office:value-type="string">
            <text:p text:style-name="OOoTableText"><text:span text:style-name="T20">ASINH</text:span>(number)</text:p>
          </table:table-cell>
          <table:table-cell table:style-name="Mathematicalfunctions.B2" office:value-type="string">
            <text:p text:style-name="OOoTableText">Returns the inverse hyperbolic sine of the given <text:span text:style-name="OOoStrongEmphasis">number</text:span> in radians.</text:p>
          </table:table-cell>
        </table:table-row>
        <table:table-row table:style-name="Mathematicalfunctions.1">
          <table:table-cell table:style-name="Mathematicalfunctions.A2" office:value-type="string">
            <text:p text:style-name="OOoTableText"><text:span text:style-name="T20">ATAN</text:span>(number)</text:p>
          </table:table-cell>
          <table:table-cell table:style-name="Mathematicalfunctions.B2" office:value-type="string">
            <text:p text:style-name="OOoTableText">Returns the inverse tangent of the given <text:span text:style-name="OOoStrongEmphasis">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text:span text:style-name="T21"> </text:span><text:span text:style-name="OOoStrongEmphasis">Number_x</text:span> is the value for the x coordinate.<text:span text:style-name="T21"> </text:span><text:span text:style-name="OOoStrongEmphasis">Number_y</text:span> is the value for the y coordinate.</text:p>
          </table:table-cell>
        </table:table-row>
        <table:table-row table:style-name="Mathematicalfunctions.1">
          <table:table-cell table:style-name="Mathematicalfunctions.A2" office:value-type="string">
            <text:p text:style-name="OOoTableText"><text:span text:style-name="T20">ATANH</text:span>(number)</text:p>
          </table:table-cell>
          <table:table-cell table:style-name="Mathematicalfunctions.B2" office:value-type="string">
            <text:p text:style-name="OOoTableText">Returns the inverse hyperbolic tangent of the given number. <text:s/>(Angle is returned in radians.)</text:p>
          </table:table-cell>
        </table:table-row>
        <table:table-row table:style-name="Mathematicalfunctions.2">
          <table:table-cell table:style-name="Mathematicalfunctions.B2" office:value-type="string">
            <text:p text:style-name="OOoTableText">CEILING(number; significance; mode)</text:p>
          </table:table-cell>
          <table:table-cell table:style-name="Mathematicalfunctions.B2" office:value-type="string">
            <text:p text:style-name="OOoTableText">Rounds the given <text:span text:style-name="OOoStrongEmphasis">number</text:span> to the nearest integer or multiple of significance.<text:span text:style-name="T21"> </text:span><text:span text:style-name="OOoStrongEmphasis">Significance</text:span> is the value to whose multiple of ten the value is to be rounded up (.01, .1, 1, 10, etc.).<text:span text:style-name="T21"> </text:span><text:span text:style-name="OOoStrongEmphasis">Mode</text:span> is an optional value.<text:span text:style-name="T21"> </text:span>If it is indicated and non-zero and if the number and significance are negative, rounding up is carried out based on that value.</text:p>
          </table:table-cell>
        </table:table-row>
        <table:table-row table:style-name="Mathematicalfunctions.1">
          <table:table-cell table:style-name="Mathematicalfunctions.B2" office:value-type="string">
            <text:p text:style-name="OOoTableText"><text:span text:style-name="T20">COMBIN</text:span>(count_1; count_2)</text:p>
          </table:table-cell>
          <table:table-cell table:style-name="Mathematicalfunctions.B2" office:value-type="string">
            <text:p text:style-name="OOoTableText">Returns the number of combinations for a given number of objects.<text:span text:style-name="T21"> </text:span><text:span text:style-name="OOoStrongEmphasis">Count_1</text:span> is the total number of elements.<text:span text:style-name="T21"> </text:span><text:span text:style-name="OOoStrongEmphasis">Count_2</text:span> is the selected count from the elements. This is the same as the <text:span text:style-name="T20">nCr</text:span> function on a calculator.</text:p>
          </table:table-cell>
        </table:table-row>
        <table:table-row table:style-name="Mathematicalfunctions.2">
          <table:table-cell table:style-name="Mathematicalfunctions.B2" office:value-type="string">
            <text:p text:style-name="OOoTableText"><text:span text:style-name="T20">COMBINA</text:span>(count_1; count_2)</text:p>
          </table:table-cell>
          <table:table-cell table:style-name="Mathematicalfunctions.B2" office:value-type="string">
            <text:p text:style-name="OOoTableText">Returns the number of combinations for a given number of objects (repetition included).<text:span text:style-name="T21"> </text:span><text:span text:style-name="OOoStrongEmphasis">Count_1</text:span> is the total number of elements.<text:span text:style-name="T21"> </text:span><text:span text:style-name="OOoStrongEmphasis">Count_2</text:span> is the selected count from the elements.</text:p>
          </table:table-cell>
        </table:table-row>
        <table:table-row table:style-name="Mathematicalfunctions.1">
          <table:table-cell table:style-name="Mathematicalfunctions.B2"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20">Euros.</text:span><text:span text:style-name="T21"> </text:span><text:span text:style-name="OOoStrongEmphasis">Value</text:span> is the amount in the currency to be converted.<text:span text:style-name="T21"> </text:span><text:span text:style-name="OOoStrongEmphasis">Text</text:span> is the official abbreviation for the currency in question (for example, "EUR"). The first <text:span text:style-name="OOoStrongEmphasis">Text</text:span> parameter gives the source value to be converted; the second <text:span text:style-name="OOoStrongEmphasis">Text</text:span> parameter gives the destination value. Both <text:span text:style-name="T3">text</text:span> arguments must be within quotes.</text:p>
          </table:table-cell>
        </table:table-row>
        <table:table-row table:style-name="Mathematicalfunctions.2">
          <table:table-cell table:style-name="Mathematicalfunctions.B2" office:value-type="string">
            <text:p text:style-name="OOoTableText">COS(number)</text:p>
          </table:table-cell>
          <table:table-cell table:style-name="Mathematicalfunctions.B2" office:value-type="string">
            <text:p text:style-name="OOoTableText">Returns the cosine of the given <text:span text:style-name="OOoStrongEmphasis">number</text:span> (angle in radians).</text:p>
          </table:table-cell>
        </table:table-row>
        <table:table-row table:style-name="Mathematicalfunctions.1">
          <table:table-cell table:style-name="Mathematicalfunctions.B2" office:value-type="string">
            <text:p text:style-name="OOoTableText"><text:span text:style-name="T20">COSH</text:span>(number)</text:p>
          </table:table-cell>
          <table:table-cell table:style-name="Mathematicalfunctions.B2" office:value-type="string">
            <text:p text:style-name="OOoTableText">Returns the hyperbolic cosine of the given <text:span text:style-name="OOoStrongEmphasis">number</text:span> (angle in radians).</text:p>
          </table:table-cell>
        </table:table-row>
        <table:table-row table:style-name="Mathematicalfunctions.2">
          <table:table-cell table:style-name="Mathematicalfunctions.B2" office:value-type="string">
            <text:p text:style-name="OOoTableText">COT(number)</text:p>
          </table:table-cell>
          <table:table-cell table:style-name="Mathematicalfunctions.B2" office:value-type="string">
            <text:p text:style-name="OOoTableText">Returns the cotangent of the given <text:span text:style-name="OOoStrongEmphasis">number</text:span> (angle in radians).</text:p>
          </table:table-cell>
        </table:table-row>
        <table:table-row table:style-name="Mathematicalfunctions.1">
          <table:table-cell table:style-name="Mathematicalfunctions.B2" office:value-type="string">
            <text:p text:style-name="OOoTableText"><text:span text:style-name="T20">COTH</text:span>(number)</text:p>
          </table:table-cell>
          <table:table-cell table:style-name="Mathematicalfunctions.B2" office:value-type="string">
            <text:p text:style-name="OOoTableText">Returns the hyperbolic cotangent of the given <text:span text:style-name="OOoStrongEmphasis">number</text:span> (angle in radians).<text:span text:style-name="T21"> </text:span></text:p>
          </table:table-cell>
        </table:table-row>
        <table:table-row table:style-name="Mathematicalfunctions.2">
          <table:table-cell table:style-name="Mathematicalfunctions.B2" office:value-type="string">
            <text:p text:style-name="OOoTableText"><text:span text:style-name="T20">COUNTBLANK</text:span>(range)</text:p>
          </table:table-cell>
          <table:table-cell table:style-name="Mathematicalfunctions.B2" office:value-type="string">
            <text:p text:style-name="OOoTableText">Returns the number of empty cells.<text:span text:style-name="T21"> </text:span><text:span text:style-name="OOoStrongEmphasis">Range</text:span> is the cell range in which the empty cells are counted.</text:p>
          </table:table-cell>
        </table:table-row>
        <table:table-row table:style-name="Mathematicalfunctions.1">
          <table:table-cell table:style-name="Mathematicalfunctions.B2" office:value-type="string">
            <text:p text:style-name="OOoTableText"><text:span text:style-name="T20">COUNTIF</text:span>(range; criteria)</text:p>
          </table:table-cell>
          <table:table-cell table:style-name="Mathematicalfunctions.B2" office:value-type="string">
            <text:p text:style-name="OOoTableText">Returns the number of elements that meet certain criteria within a cell range.<text:span text:style-name="T21"> </text:span><text:span text:style-name="OOoStrongEmphasis">Range</text:span> is the range to which the criteria are to be applied.<text:span text:style-name="T21"> </text:span><text:span text:style-name="OOoStrongEmphasis">Criteria</text:span> indicates the criteria in the form of a number, a regular expression, or a character string by which the cells are counted.</text:p>
          </table:table-cell>
        </table:table-row>
        <table:table-row table:style-name="Mathematicalfunctions.2">
          <table:table-cell table:style-name="Mathematicalfunctions.B2" office:value-type="string">
            <text:p text:style-name="OOoTableText">DEGREES(number)</text:p>
          </table:table-cell>
          <table:table-cell table:style-name="Mathematicalfunctions.B2" office:value-type="string">
            <text:p text:style-name="OOoTableText">Converts the given <text:span text:style-name="OOoStrongEmphasis">number</text:span> in radians to degrees.</text:p>
          </table:table-cell>
        </table:table-row>
        <table:table-row table:style-name="Mathematicalfunctions.1">
          <table:table-cell table:style-name="Mathematicalfunctions.B2" office:value-type="string">
            <text:p text:style-name="OOoTableText">EVEN(number)</text:p>
          </table:table-cell>
          <table:table-cell table:style-name="Mathematicalfunctions.B2" office:value-type="string">
            <text:p text:style-name="OOoTableText">Rounds the given <text:span text:style-name="OOoStrongEmphasis">number</text:span> up to the nearest even integer.</text:p>
          </table:table-cell>
        </table:table-row>
        <table:table-row table:style-name="Mathematicalfunctions.2">
          <table:table-cell table:style-name="Mathematicalfunctions.B2" office:value-type="string">
            <text:p text:style-name="OOoTableText">EXP(number)</text:p>
          </table:table-cell>
          <table:table-cell table:style-name="Mathematicalfunctions.B2" office:value-type="string">
            <text:p text:style-name="OOoTableText">Returns <text:span text:style-name="OOoEmphasis">e</text:span> raised to the power of the given <text:span text:style-name="OOoStrongEmphasis">number</text:span>.</text:p>
          </table:table-cell>
        </table:table-row>
        <table:table-row table:style-name="Mathematicalfunctions.1">
          <table:table-cell table:style-name="Mathematicalfunctions.B2" office:value-type="string">
            <text:p text:style-name="OOoTableText">FACT(number)</text:p>
          </table:table-cell>
          <table:table-cell table:style-name="Mathematicalfunctions.B2" office:value-type="string">
            <text:p text:style-name="OOoTableText">Returns the factorial of the given <text:span text:style-name="OOoStrongEmphasis">number</text:span>.</text:p>
          </table:table-cell>
        </table:table-row>
        <text:soft-page-break/>
        <table:table-row table:style-name="Mathematicalfunctions.2">
          <table:table-cell table:style-name="Mathematicalfunctions.B2" office:value-type="string">
            <text:p text:style-name="OOoTableText">FLOOR(number; significance; mode)</text:p>
          </table:table-cell>
          <table:table-cell table:style-name="Mathematicalfunctions.B2" office:value-type="string">
            <text:p text:style-name="OOoTableText">Rounds the given <text:span text:style-name="OOoStrongEmphasis">number</text:span> down to the nearest multiple of <text:span text:style-name="OOoStrongEmphasis">significance</text:span>.<text:span text:style-name="T21"> </text:span><text:span text:style-name="OOoStrongEmphasis">Significance</text:span> is the value to whose multiple of ten the number is to be rounded down (.01, .1, 1, 10, etc.).<text:span text:style-name="T21"> </text:span><text:span text:style-name="OOoStrongEmphasis">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B2" office:value-type="string">
            <text:p text:style-name="OOoTableText"><text:span text:style-name="T20">GCD</text:span>(numbers)</text:p>
          </table:table-cell>
          <table:table-cell table:style-name="Mathematicalfunctions.B2" office:value-type="string">
            <text:p text:style-name="OOoTableText">Returns the greatest common divisor of one or more integers. <text:span text:style-name="OOoStrongEmphasis">Numbers</text:span> is a list of up to 30 numbers whose greatest common divisor is to be calculated, separated by semi-colons.</text:p>
          </table:table-cell>
        </table:table-row>
        <table:table-row table:style-name="Mathematicalfunctions.2">
          <table:table-cell table:style-name="Mathematicalfunctions.B2" office:value-type="string">
            <text:p text:style-name="OOoTableText">GCD_ADD(numbers)</text:p>
          </table:table-cell>
          <table:table-cell table:style-name="Mathematicalfunctions.B2" office:value-type="string">
            <text:p text:style-name="OOoTableText"><text:span text:style-name="OOoStrongEmphasis"><text:span text:style-name="T14">Returns the greatest common divisor of a list of numbers. </text:span></text:span><text:span text:style-name="OOoStrongEmphasis">Numbers</text:span><text:span text:style-name="OOoStrongEmphasis"><text:span text:style-name="T14"> is</text:span></text:span> a list of up to 30 numbers separated by semi-colons.</text:p>
          </table:table-cell>
        </table:table-row>
        <table:table-row table:style-name="Mathematicalfunctions.1">
          <table:table-cell table:style-name="Mathematicalfunctions.B2" office:value-type="string">
            <text:p text:style-name="OOoTableText">INT(number)</text:p>
          </table:table-cell>
          <table:table-cell table:style-name="Mathematicalfunctions.B2" office:value-type="string">
            <text:p text:style-name="OOoTableText">Rounds the given <text:span text:style-name="OOoStrongEmphasis">number</text:span> down to the nearest integer.</text:p>
          </table:table-cell>
        </table:table-row>
        <table:table-row table:style-name="Mathematicalfunctions.2">
          <table:table-cell table:style-name="Mathematicalfunctions.B2" office:value-type="string">
            <text:p text:style-name="OOoTableText"><text:span text:style-name="T20">ISEVEN</text:span>(value)</text:p>
          </table:table-cell>
          <table:table-cell table:style-name="Mathematicalfunctions.B2" office:value-type="string">
            <text:p text:style-name="OOoTableText">Returns TRUE if the given <text:span text:style-name="OOoStrongEmphasis">value</text:span> is an even integer, or FALSE if the <text:span text:style-name="OOoStrongEmphasis">value</text:span> is odd. <text:span text:style-name="OOoEmphasis">If the </text:span><text:span text:style-name="OOoStrongEmphasis">value</text:span><text:span text:style-name="OOoEmphasis"> is not an integer, the function evaluates only the integer part of the </text:span><text:span text:style-name="OOoStrongEmphasis">value</text:span><text:span text:style-name="OOoEmphasis">.</text:span></text:p>
          </table:table-cell>
        </table:table-row>
        <table:table-row table:style-name="Mathematicalfunctions.1">
          <table:table-cell table:style-name="Mathematicalfunctions.B2" office:value-type="string">
            <text:p text:style-name="OOoTableText"><text:span text:style-name="T20">ISODD</text:span>(value)</text:p>
          </table:table-cell>
          <table:table-cell table:style-name="Mathematicalfunctions.B2" office:value-type="string">
            <text:p text:style-name="OOoTableText">Returns TRUE if the given <text:span text:style-name="OOoStrongEmphasis">value</text:span> is an odd integer, or FALSE if the <text:span text:style-name="OOoStrongEmphasis">value</text:span> is even. <text:span text:style-name="OOoEmphasis">If the </text:span><text:span text:style-name="OOoStrongEmphasis">value</text:span><text:span text:style-name="OOoEmphasis"> is not an integer, the function evaluates only the integer part of the </text:span><text:span text:style-name="OOoStrongEmphasis">value</text:span><text:span text:style-name="OOoEmphasis">.</text:span></text:p>
          </table:table-cell>
        </table:table-row>
        <table:table-row table:style-name="Mathematicalfunctions.2">
          <table:table-cell table:style-name="Mathematicalfunctions.B2" office:value-type="string">
            <text:p text:style-name="OOoTableText">LCM(integer_1; integer_2; ... integer_30)</text:p>
          </table:table-cell>
          <table:table-cell table:style-name="Mathematicalfunctions.B2" office:value-type="string">
            <text:p text:style-name="OOoTableText">Returns the least common multiple of one or more integers.<text:span text:style-name="T21"> </text:span><text:span text:style-name="OOoStrongEmphasis">Integer_1; integer_2;... integer_</text:span><text:span text:style-name="OOoStrongEmphasis">30</text:span> are integers whose lowest common multiple is to be calculated.</text:p>
          </table:table-cell>
        </table:table-row>
        <table:table-row table:style-name="Mathematicalfunctions.1">
          <table:table-cell table:style-name="Mathematicalfunctions.B2" office:value-type="string">
            <text:p text:style-name="OOoTableText">LCM_ADD(numbers)</text:p>
          </table:table-cell>
          <table:table-cell table:style-name="Mathematicalfunctions.B2" office:value-type="string">
            <text:p text:style-name="OOoTableText"><text:span text:style-name="OOoStrongEmphasis">Numbers</text:span> is a list of up to 30 numbers separated by semi-colons. The result is the lowest common multiple of a list of numbers.</text:p>
          </table:table-cell>
        </table:table-row>
        <table:table-row table:style-name="Mathematicalfunctions.2">
          <table:table-cell table:style-name="Mathematicalfunctions.B2" office:value-type="string">
            <text:p text:style-name="OOoTableText"><text:span text:style-name="T20">LN</text:span>(number)</text:p>
          </table:table-cell>
          <table:table-cell table:style-name="Mathematicalfunctions.B2" office:value-type="string">
            <text:p text:style-name="OOoTableText">Returns the natural logarithm based on the constant <text:span text:style-name="OOoEmphasis">e</text:span> of the given <text:span text:style-name="OOoStrongEmphasis">number</text:span>.</text:p>
          </table:table-cell>
        </table:table-row>
        <table:table-row table:style-name="Mathematicalfunctions.1">
          <table:table-cell table:style-name="Mathematicalfunctions.B2" office:value-type="string">
            <text:p text:style-name="OOoTableText">LOG(number; base)</text:p>
          </table:table-cell>
          <table:table-cell table:style-name="Mathematicalfunctions.B2" office:value-type="string">
            <text:p text:style-name="OOoTableText">Returns the logarithm of the given <text:span text:style-name="OOoStrongEmphasis">number</text:span> to the specified base.<text:span text:style-name="T21"> </text:span><text:span text:style-name="OOoStrongEmphasis">Base</text:span> is the base for the logarithm calculation.</text:p>
          </table:table-cell>
        </table:table-row>
        <table:table-row table:style-name="Mathematicalfunctions.2">
          <table:table-cell table:style-name="Mathematicalfunctions.B2" office:value-type="string">
            <text:p text:style-name="OOoTableText">LOG10(number)</text:p>
          </table:table-cell>
          <table:table-cell table:style-name="Mathematicalfunctions.B2" office:value-type="string">
            <text:p text:style-name="OOoTableText">Returns the base-10 logarithm of the given <text:span text:style-name="OOoStrongEmphasis">number</text:span>.</text:p>
          </table:table-cell>
        </table:table-row>
        <table:table-row table:style-name="Mathematicalfunctions.1">
          <table:table-cell table:style-name="Mathematicalfunctions.B2" office:value-type="string">
            <text:p text:style-name="OOoTableText">MOD(dividend; divisor)</text:p>
          </table:table-cell>
          <table:table-cell table:style-name="Mathematicalfunctions.B2" office:value-type="string">
            <text:p text:style-name="OOoTableText">Returns the remainder after a number is divided by a divisor.<text:span text:style-name="T21"> </text:span><text:span text:style-name="OOoStrongEmphasis">Dividend</text:span> is the number which will be divided by the divisor. <text:span text:style-name="OOoStrongEmphasis">Divisor</text:span> is the number by which to divide the dividend.</text:p>
          </table:table-cell>
        </table:table-row>
        <table:table-row table:style-name="Mathematicalfunctions.2">
          <table:table-cell table:style-name="Mathematicalfunctions.B2" office:value-type="string">
            <text:p text:style-name="OOoTableText"><text:span text:style-name="T20">MROUND</text:span>(number; multiple)</text:p>
          </table:table-cell>
          <table:table-cell table:style-name="Mathematicalfunctions.B2" office:value-type="string">
            <text:p text:style-name="OOoTableText">The result is the nearest integer <text:span text:style-name="OOoStrongEmphasis">multiple</text:span> of the <text:span text:style-name="OOoStrongEmphasis">number</text:span>.</text:p>
          </table:table-cell>
        </table:table-row>
        <table:table-row table:style-name="Mathematicalfunctions.1">
          <table:table-cell table:style-name="Mathematicalfunctions.B2" office:value-type="string">
            <text:p text:style-name="OOoTableText">MULTINOMIAL (number(s))</text:p>
          </table:table-cell>
          <table:table-cell table:style-name="Mathematicalfunctions.B2" office:value-type="string">
            <text:p text:style-name="OOoTableText">Returns the factorial of the sum of the arguments divided by the product of the factorials of the arguments.<text:span text:style-name="T21"> </text:span><text:span text:style-name="OOoStrongEmphasis">Number(s)</text:span> is a list of up to 30 numbers separated by semi-colons.</text:p>
          </table:table-cell>
        </table:table-row>
        <table:table-row table:style-name="Mathematicalfunctions.2">
          <table:table-cell table:style-name="Mathematicalfunctions.B2" office:value-type="string">
            <text:p text:style-name="OOoTableText">ODD(number)</text:p>
          </table:table-cell>
          <table:table-cell table:style-name="Mathematicalfunctions.B2" office:value-type="string">
            <text:p text:style-name="OOoTableText">Rounds the given <text:span text:style-name="OOoStrongEmphasis">number</text:span> up to the nearest odd integer.<text:span text:style-name="T21"> </text:span></text:p>
          </table:table-cell>
        </table:table-row>
        <table:table-row table:style-name="Mathematicalfunctions.1">
          <table:table-cell table:style-name="Mathematicalfunctions.B2" office:value-type="string">
            <text:p text:style-name="OOoTableText">PI()</text:p>
          </table:table-cell>
          <table:table-cell table:style-name="Mathematicalfunctions.B2" office:value-type="string">
            <text:p text:style-name="OOoTableText">Returns the value of PI to fourteen decimal places.</text:p>
          </table:table-cell>
        </table:table-row>
        <table:table-row table:style-name="Mathematicalfunctions.2">
          <table:table-cell table:style-name="Mathematicalfunctions.B2" office:value-type="string">
            <text:p text:style-name="OOoTableText">POWER(base; power) </text:p>
          </table:table-cell>
          <table:table-cell table:style-name="Mathematicalfunctions.B2" office:value-type="string">
            <text:p text:style-name="OOoTableText">Returns the result of a number raised to a power.<text:span text:style-name="T21"> </text:span><text:span text:style-name="OOoStrongEmphasis">Base</text:span> is the number that is to be raised to the given power.<text:span text:style-name="T21"> </text:span><text:span text:style-name="OOoStrongEmphasis">Power</text:span> is the exponent by which the base is to be raised.</text:p>
          </table:table-cell>
        </table:table-row>
        <text:soft-page-break/>
        <table:table-row table:style-name="Mathematicalfunctions.1">
          <table:table-cell table:style-name="Mathematicalfunctions.B2" office:value-type="string">
            <text:p text:style-name="OOoTableText">PRODUCT(number 1 to 30)</text:p>
          </table:table-cell>
          <table:table-cell table:style-name="Mathematicalfunctions.B2" office:value-type="string">
            <text:p text:style-name="OOoTableText">Multiplies all the numbers given as arguments and returns the product.<text:span text:style-name="T21"> </text:span><text:span text:style-name="OOoStrongEmphasis">Number 1 to number 30</text:span> are up to <text:span text:style-name="OOoEmphasis">30 arguments</text:span> whose product is to be calculated, separated by semi-colons.</text:p>
          </table:table-cell>
        </table:table-row>
        <table:table-row table:style-name="Mathematicalfunctions.2">
          <table:table-cell table:style-name="Mathematicalfunctions.B2" office:value-type="string">
            <text:p text:style-name="OOoTableText">QUOTIENT(numerator; denominator)</text:p>
          </table:table-cell>
          <table:table-cell table:style-name="Mathematicalfunctions.B2" office:value-type="string">
            <text:p text:style-name="OOoTableText">Returns the integer result of a division operation. <text:span text:style-name="OOoStrongEmphasis">Numerator</text:span><text:span text:style-name="OOoDefault"> is the number that will be divided. </text:span><text:span text:style-name="OOoStrongEmphasis">Denominator</text:span><text:span text:style-name="OOoDefault"> is the number the numerator will be divided by.</text:span></text:p>
          </table:table-cell>
        </table:table-row>
        <table:table-row table:style-name="Mathematicalfunctions.1">
          <table:table-cell table:style-name="Mathematicalfunctions.B2" office:value-type="string">
            <text:p text:style-name="OOoTableText">RADIANS(number)</text:p>
          </table:table-cell>
          <table:table-cell table:style-name="Mathematicalfunctions.B2" office:value-type="string">
            <text:p text:style-name="OOoTableText">Converts the given <text:span text:style-name="OOoStrongEmphasis">number</text:span> in degrees to radians.</text:p>
          </table:table-cell>
        </table:table-row>
        <table:table-row table:style-name="Mathematicalfunctions.2">
          <table:table-cell table:style-name="Mathematicalfunctions.B2" office:value-type="string">
            <text:p text:style-name="OOoTableText">RAND()</text:p>
          </table:table-cell>
          <table:table-cell table:style-name="Mathematicalfunctions.B2" office:value-type="string">
            <text:p text:style-name="OOoTableText">Returns a random number between 0 and 1. This number will recalculate every time data is entered or <text:span text:style-name="OOoKeystroke">F9</text:span><text:span text:style-name="OOoDefault"> is pressed.</text:span></text:p>
          </table:table-cell>
        </table:table-row>
        <table:table-row table:style-name="Mathematicalfunctions.1">
          <table:table-cell table:style-name="Mathematicalfunctions.B2" office:value-type="string">
            <text:p text:style-name="OOoTableText"><text:span text:style-name="T20">RANDBETWEEN </text:span>(bottom; top)</text:p>
          </table:table-cell>
          <table:table-cell table:style-name="Mathematicalfunctions.B2" office:value-type="string">
            <text:p text:style-name="OOoTableText">Returns an integer random number between <text:span text:style-name="OOoStrongEmphasis">bottom</text:span> and <text:span text:style-name="OOoStrongEmphasis">top</text:span> (inclusive). This number will recalculate when the <text:span text:style-name="OOoKeystroke">Control+Shift+F9</text:span><text:span text:style-name="OOoDefault"> key combination is pressed.</text:span></text:p>
          </table:table-cell>
        </table:table-row>
        <table:table-row table:style-name="Mathematicalfunctions.2">
          <table:table-cell table:style-name="Mathematicalfunctions.B2" office:value-type="string">
            <text:p text:style-name="OOoTableText">ROUND(number; count)</text:p>
          </table:table-cell>
          <table:table-cell table:style-name="Mathematicalfunctions.B2" office:value-type="string">
            <text:p text:style-name="OOoTableText">Rounds the given <text:span text:style-name="OOoStrongEmphasis">number</text:span> to a certain number of decimal places according to valid mathematical criteria.<text:span text:style-name="T21"> </text:span><text:span text:style-name="OOoStrongEmphasis">Count</text:span> (optional) is the number of the places to which the value is to be rounded. If the <text:span text:style-name="OOoStrongEmphasis">count</text:span> parameter is negative, only the whole number portion is rounded. It is rounded to the place indicated by the count.</text:p>
          </table:table-cell>
        </table:table-row>
        <table:table-row table:style-name="Mathematicalfunctions.1">
          <table:table-cell table:style-name="Mathematicalfunctions.B2" office:value-type="string">
            <text:p text:style-name="OOoTableText"><text:span text:style-name="T20">ROUNDDOWN</text:span>(number; count)</text:p>
          </table:table-cell>
          <table:table-cell table:style-name="Mathematicalfunctions.B2" office:value-type="string">
            <text:p text:style-name="OOoTableText">Rounds the given <text:span text:style-name="OOoStrongEmphasis">number</text:span>.<text:span text:style-name="T21"> </text:span><text:span text:style-name="OOoStrongEmphasis">Count</text:span> (optional) is the number of digits to be rounded down to.<text:span text:style-name="T21"> </text:span>If the <text:span text:style-name="OOoStrongEmphasis">count</text:span> parameter is negative, only the whole number portion is rounded. It is rounded to the place indicated by the count.</text:p>
          </table:table-cell>
        </table:table-row>
        <table:table-row table:style-name="Mathematicalfunctions.2">
          <table:table-cell table:style-name="Mathematicalfunctions.B2" office:value-type="string">
            <text:p text:style-name="OOoTableText">ROUNDUP(number; count)</text:p>
          </table:table-cell>
          <table:table-cell table:style-name="Mathematicalfunctions.B2" office:value-type="string">
            <text:p text:style-name="OOoTableText">Rounds the given <text:span text:style-name="OOoStrongEmphasis">number </text:span>up.<text:span text:style-name="T21"> </text:span><text:span text:style-name="OOoStrongEmphasis">Count</text:span> (optional) is the number of digits to which rounding up is to be done. <text:s/>If the <text:span text:style-name="OOoStrongEmphasis">count</text:span> parameter is negative, only the whole number portion is rounded. It is rounded to the place indicated by the count.</text:p>
          </table:table-cell>
        </table:table-row>
        <table:table-row table:style-name="Mathematicalfunctions.1">
          <table:table-cell table:style-name="Mathematicalfunctions.B2" office:value-type="string">
            <text:p text:style-name="OOoTableText"><text:span text:style-name="T20">SERIESSUM</text:span>(x; n; m; coefficients)</text:p>
          </table:table-cell>
          <table:table-cell table:style-name="Mathematicalfunctions.B2" office:value-type="string">
            <text:p text:style-name="OOoTableText">Returns a sum of powers of the number x in accordance with the following formula:</text:p>
            <text:p text:style-name="OOoTableText">SERIESSUM(x;n;m;coefficients) = coefficient_1*x^n + coefficient_2*x^(n+m) + coefficient_3*x^(n+2m) +...+ coefficient_i*x^(n+(i-1)m).</text:p>
            <text:p text:style-name="OOoTableText"><text:span text:style-name="OOoStrongEmphasis">x</text:span> is the number as an independent variable.<text:span text:style-name="T21"> </text:span><text:span text:style-name="OOoStrongEmphasis">n</text:span> is the starting power.<text:span text:style-name="T21"> </text:span><text:span text:style-name="OOoStrongEmphasis">m</text:span> is the increment.<text:span text:style-name="T21"> </text:span><text:span text:style-name="OOoStrongEmphasis">Coefficients</text:span> is a series of coefficients.<text:span text:style-name="T21"> </text:span>For each coefficient the series sum is extended by one section. You can only enter <text:span text:style-name="OOoStrongEmphasis">coefficients</text:span> using cell references.</text:p>
          </table:table-cell>
        </table:table-row>
        <table:table-row table:style-name="Mathematicalfunctions.2">
          <table:table-cell table:style-name="Mathematicalfunctions.B2" office:value-type="string">
            <text:p text:style-name="OOoTableText">SIGN(number)</text:p>
          </table:table-cell>
          <table:table-cell table:style-name="Mathematicalfunctions.B2" office:value-type="string">
            <text:p text:style-name="OOoTableText">Returns the sign of the given <text:span text:style-name="OOoStrongEmphasis">number</text:span>. The function returns the result 1 for a positive sign, –1 for a negative sign, and 0 for zero.</text:p>
          </table:table-cell>
        </table:table-row>
        <table:table-row table:style-name="Mathematicalfunctions.1">
          <table:table-cell table:style-name="Mathematicalfunctions.B2" office:value-type="string">
            <text:p text:style-name="OOoTableText">SIN(number)</text:p>
          </table:table-cell>
          <table:table-cell table:style-name="Mathematicalfunctions.B2" office:value-type="string">
            <text:p text:style-name="OOoTableText">Returns the sine of the given <text:span text:style-name="OOoStrongEmphasis">number</text:span> (angle in radians).</text:p>
          </table:table-cell>
        </table:table-row>
        <table:table-row table:style-name="Mathematicalfunctions.2">
          <table:table-cell table:style-name="Mathematicalfunctions.B2" office:value-type="string">
            <text:p text:style-name="OOoTableText"><text:span text:style-name="T20">SINH</text:span>(number)</text:p>
          </table:table-cell>
          <table:table-cell table:style-name="Mathematicalfunctions.B2" office:value-type="string">
            <text:p text:style-name="OOoTableText">Returns the hyperbolic sine of the given <text:span text:style-name="OOoStrongEmphasis">number </text:span>(angle in radians).</text:p>
          </table:table-cell>
        </table:table-row>
        <table:table-row table:style-name="Mathematicalfunctions.1">
          <table:table-cell table:style-name="Mathematicalfunctions.B2" office:value-type="string">
            <text:p text:style-name="OOoTableText">SQRT(number)</text:p>
          </table:table-cell>
          <table:table-cell table:style-name="Mathematicalfunctions.B2" office:value-type="string">
            <text:p text:style-name="OOoTableText">Returns the positive square root of the given <text:span text:style-name="OOoStrongEmphasis">number</text:span>.<text:span text:style-name="T21"> </text:span>The value of the <text:span text:style-name="OOoStrongEmphasis">number</text:span> must be positive.</text:p>
          </table:table-cell>
        </table:table-row>
        <table:table-row table:style-name="Mathematicalfunctions.2">
          <table:table-cell table:style-name="Mathematicalfunctions.B2" office:value-type="string">
            <text:p text:style-name="OOoTableText"><text:span text:style-name="T20">SQRTPI</text:span>(number)</text:p>
          </table:table-cell>
          <table:table-cell table:style-name="Mathematicalfunctions.B2" office:value-type="string">
            <text:p text:style-name="OOoTableText">Returns the square root of the product of the given <text:span text:style-name="OOoStrongEmphasis">number</text:span> and PI.</text:p>
          </table:table-cell>
        </table:table-row>
        <text:soft-page-break/>
        <table:table-row table:style-name="Mathematicalfunctions.1">
          <table:table-cell table:style-name="Mathematicalfunctions.B2" office:value-type="string">
            <text:p text:style-name="OOoTableText">SUBTOTAL(function; range)</text:p>
          </table:table-cell>
          <table:table-cell table:style-name="Mathematicalfunctions.B2" office:value-type="string">
            <text:p text:style-name="OOoTableText">Calculates subtotals.<text:span text:style-name="T21"> </text:span>If a range already contains subtotals, these are not used for further calculations.<text:span text:style-name="T21"> </text:span><text:span text:style-name="OOoStrongEmphasis">Function</text:span> is a value that stands for another function such as<text:span text:style-name="T21"> </text:span>Average, Count, Min, Sum, Var.<text:span text:style-name="T21"> </text:span><text:span text:style-name="OOoStrongEmphasis">Range</text:span> is the range whose cells are included.</text:p>
          </table:table-cell>
        </table:table-row>
        <table:table-row table:style-name="Mathematicalfunctions.2">
          <table:table-cell table:style-name="Mathematicalfunctions.B2" office:value-type="string">
            <text:p text:style-name="OOoTableText">SUM(number_1; number_2; ... number_30)</text:p>
          </table:table-cell>
          <table:table-cell table:style-name="Mathematicalfunctions.B2" office:value-type="string">
            <text:p text:style-name="OOoTableText">Adds all the numbers in a range of cells. <text:span text:style-name="OOoStrongEmphasis">Number_1; number_2;... number_30</text:span> are up to 30 arguments whose sum is to be calculated. You can also enter a range using cell references.</text:p>
          </table:table-cell>
        </table:table-row>
        <table:table-row table:style-name="Mathematicalfunctions.1">
          <table:table-cell table:style-name="Mathematicalfunctions.B2" office:value-type="string">
            <text:p text:style-name="OOoTableText"><text:span text:style-name="T17">SUMIF</text:span>(range; criteria; sum_range)</text:p>
          </table:table-cell>
          <table:table-cell table:style-name="Mathematicalfunctions.B2" office:value-type="string">
            <text:p text:style-name="OOoTableText">Adds the cells specified by a given criteria. The search supports regular expressions. <text:span text:style-name="OOoStrongEmphasis">Range</text:span> is the range to which the criteria are to be applied. <text:span text:style-name="OOoStrongEmphasis">Criteria</text:span> is the cell in which the search criterion is shown, or the search criterion itself. <text:span text:style-name="OOoStrongEmphasis">Sum_range</text:span> is the range from which values are summed; if <text:span text:style-name="T20">it has</text:span> not been indicated, the values found in the <text:span text:style-name="OOoStrongEmphasis">Range</text:span> are summed.</text:p>
          </table:table-cell>
        </table:table-row>
        <table:table-row table:style-name="Mathematicalfunctions.2">
          <table:table-cell table:style-name="Mathematicalfunctions.B2" office:value-type="string">
            <text:p text:style-name="OOoTableText"><text:span text:style-name="T17">SUMSQ</text:span>(number_1; number_2; ... number_30)</text:p>
          </table:table-cell>
          <table:table-cell table:style-name="Mathematicalfunctions.B2" office:value-type="string">
            <text:p text:style-name="OOoTableText">Calculates the sum of the squares of numbers (totaling up of the squares of the arguments) <text:span text:style-name="T21"><text:s/></text:span><text:span text:style-name="OOoStrongEmphasis">Number_1; number_2;... number_</text:span><text:span text:style-name="OOoStrongEmphasis">30</text:span> are up to 30 arguments, the sum of whose squares is to be calculated.</text:p>
          </table:table-cell>
        </table:table-row>
        <table:table-row table:style-name="Mathematicalfunctions.1">
          <table:table-cell table:style-name="Mathematicalfunctions.B2" office:value-type="string">
            <text:p text:style-name="OOoTableText">TAN(number)</text:p>
          </table:table-cell>
          <table:table-cell table:style-name="Mathematicalfunctions.B2" office:value-type="string">
            <text:p text:style-name="OOoTableText">Returns the tangent of the given <text:span text:style-name="OOoStrongEmphasis">number</text:span> (angle in radians).</text:p>
          </table:table-cell>
        </table:table-row>
        <table:table-row table:style-name="Mathematicalfunctions.2">
          <table:table-cell table:style-name="Mathematicalfunctions.B2" office:value-type="string">
            <text:p text:style-name="OOoTableText"><text:span text:style-name="T20">TANH</text:span>(number)</text:p>
          </table:table-cell>
          <table:table-cell table:style-name="Mathematicalfunctions.B2" office:value-type="string">
            <text:p text:style-name="OOoTableText">Returns the hyperbolic tangent of the given <text:span text:style-name="OOoStrongEmphasis">number</text:span> (angle in radians).</text:p>
          </table:table-cell>
        </table:table-row>
        <table:table-row table:style-name="Mathematicalfunctions.1">
          <table:table-cell table:style-name="Mathematicalfunctions.B2" office:value-type="string">
            <text:p text:style-name="OOoTableText"><text:span text:style-name="T20">TRUNC</text:span>(number; count)</text:p>
          </table:table-cell>
          <table:table-cell table:style-name="Mathematicalfunctions.B2" office:value-type="string">
            <text:p text:style-name="OOoTableText">Truncates a number to an integer<text:span text:style-name="T21"> </text:span>by removing the fractional part of the number according to the precision specified in <text:span text:style-name="OOoMenuPath">Tools </text:span><text:span text:style-name="OOoComputerCode">→</text:span><text:span text:style-name="OOoMenuPath"> Options </text:span><text:span text:style-name="OOoComputerCode">→</text:span><text:span text:style-name="OOoMenuPath"> </text:span><text:span text:style-name="OOoMenuPath"><text:span text:style-name="T35">LibreOffice</text:span></text:span><text:span text:style-name="OOoMenuPath"> Calc </text:span><text:span text:style-name="OOoComputerCode">→</text:span><text:span text:style-name="OOoMenuPath"> Calculate</text:span>.<text:span text:style-name="T22"> </text:span><text:span text:style-name="OOoStrongEmphasis">Number</text:span> is the number whose decimal places are to be cut off.<text:span text:style-name="T21"> </text:span><text:span text:style-name="OOoStrongEmphasis">Count</text:span> is the number of decimal places which are not cut off.</text:p>
          </table:table-cell>
        </table:table-row>
      </table:table>
      <text:h text:style-name="P18" text:outline-level="1"><text:bookmark text:name="__RefHeading__6924_1924864864"/><text:alphabetical-index-mark text:string-value="financial analysis functions"/><text:alphabetical-index-mark text:string-value="financial analysis" text:key1="functions"/>Financial analysis functions<text:bookmark-end text:name="__RefHeading__6924_1924864864"/></text:h>
      <text:h text:style-name="OOoHeading_20_2" text:outline-level="2"><text:bookmark text:name="__RefHeading__6926_1924864864"/>A note about <text:alphabetical-index-mark text:string-value="date formats" text:key1="functions"/>dates<text:bookmark-end text:name="__RefHeading__6926_1924864864"/></text:h>
      <text:p text:style-name="OOoTextBody">Date values used as parameters for Calc’s financial functions must be entered in a specific manner. For example, a date (entered in the US form) must be surrounded by quotes and with periods separating each value. To represent August 6, 2004, or 8/6/04, you would enter “08.06.2004”. If you do not enter the date values as required by the function, you will not get the correct results. Date formats are locale specific; check the Help for the acceptable formatting.</text:p>
      <text:h text:style-name="OOoHeading_20_2" text:outline-level="2"><text:bookmark text:name="__RefHeading__6928_1924864864"/>A note about <text:alphabetical-index-mark-start text:id="IMark173821124"/>interest rates<text:bookmark-end text:name="__RefHeading__6928_1924864864"/><text:alphabetical-index-mark-end text:id="IMark173821124"/></text:h>
      <text:p text:style-name="P12">You can enter interest rates in either of two ways:</text:p>
      <text:list xml:id="list2140682682"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26"> into the function</text:span></text:span>.</text:p>
        </text:list-item>
        <text:list-item>
          <text:p text:style-name="OOoList_20_1_20_End">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26"> </text:span></text:span><text:span text:style-name="OOoDefault"><text:span text:style-name="T26">into the function</text:span></text:span><text:span text:style-name="OOoDefault">.</text:span></text:p>
        </text:list-item>
      </text:list>
      <text:p text:style-name="OOoTextBody"><text:soft-page-break/><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T28">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A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20">NASD</text:span>), 12 months of 30 days each.</text:p>
          </table:table-cell>
        </table:table-row>
        <table:table-row table:style-name="Basiscalculation.1">
          <table:table-cell table:style-name="Basiscalculation.B2"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B2"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B2"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B2" office:value-type="string">
            <text:p text:style-name="OOoTableText">4</text:p>
          </table:table-cell>
          <table:table-cell table:style-name="Basiscalculation.B2" office:value-type="string">
            <text:p text:style-name="OOoTableText">European method, 12 months of 30 days each.</text:p>
          </table:table-cell>
        </table:table-row>
      </table:table>
      <text:p text:style-name="P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A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20">ACCRINT</text:span>(issue; first_interest; settlement;<text:span text:style-name="T21"> r</text:span>ate; par; frequency; basis)</text:p>
          </table:table-cell>
          <table:table-cell table:style-name="Financialanalysisfunctions.B2" office:value-type="string">
            <text:p text:style-name="OOoTableText">Calculates the accrued interest of a security in the case of periodic payments.<text:span text:style-name="T21"> </text:span><text:span text:style-name="OOoStrongEmphasis">Issue</text:span><text:span text:style-name="T14"> is </text:span>the issue date of the security.<text:span text:style-name="T21"> </text:span><text:span text:style-name="OOoStrongEmphasis">First_interest</text:span><text:span text:style-name="T14"> is</text:span> the first interest date of the security.<text:span text:style-name="T21"> </text:span><text:span text:style-name="OOoStrongEmphasis">Settlement</text:span><text:span text:style-name="T14"> is</text:span> the maturity date.<text:span text:style-name="T21"> </text:span><text:span text:style-name="OOoStrongEmphasis">Rate</text:span><text:span text:style-name="T14"> is</text:span> the annual nominal rate of interest (coupon interest rate).<text:span text:style-name="T21"> </text:span><text:span text:style-name="OOoStrongEmphasis">Par</text:span><text:span text:style-name="T14"> is</text:span> the par value of the security.<text:span text:style-name="T21"> </text:span><text:span text:style-name="OOoStrongEmphasis"><text:span text:style-name="T27">Frequency</text:span></text:span><text:span text:style-name="T29"> is the number</text:span> of interest payments per year (1, 2 or 4).<text:span text:style-name="T21"> </text:span><text:span text:style-name="OOoStrongEmphasis">Basis</text:span><text:span text:style-name="T14"> </text:span>indicates how the year is to be calculated.</text:p>
          </table:table-cell>
        </table:table-row>
        <table:table-row table:style-name="Financialanalysisfunctions.1">
          <table:table-cell table:style-name="Financialanalysisfunctions.A2" office:value-type="string">
            <text:p text:style-name="OOoTableText"><text:span text:style-name="T20">ACCRINTM</text:span>(issue;<text:span text:style-name="T21"> s</text:span>ettlement; rate; par; basis)</text:p>
          </table:table-cell>
          <table:table-cell table:style-name="Financialanalysisfunctions.B2" office:value-type="string">
            <text:p text:style-name="OOoTableText">Calculates the accrued interest of a security in the case of one-off payment at the settlement date.<text:span text:style-name="T21"> </text:span><text:span text:style-name="OOoStrongEmphasis">Issue</text:span><text:span text:style-name="T14"> is</text:span> the issue date of the security.<text:span text:style-name="T21"> </text:span><text:span text:style-name="OOoStrongEmphasis">Settlement</text:span><text:span text:style-name="T14"> is</text:span> the maturity date.<text:span text:style-name="T21"> </text:span><text:span text:style-name="OOoStrongEmphasis">Rate</text:span><text:span text:style-name="T14"> is</text:span> the annual nominal rate of interest (coupon interest rate).<text:span text:style-name="T21"> </text:span><text:span text:style-name="OOoStrongEmphasis">Par</text:span><text:span text:style-name="T14"> is</text:span> the par value of the security.<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AMORDEGRC</text:span>(cost; date<text:span text:style-name="T21">_</text:span>purchased; first_period; salvage; period; rate; basis)</text:p>
          </table:table-cell>
          <table:table-cell table:style-name="Financialanalysisfunctions.B2" office:value-type="string">
            <text:p text:style-name="OOoTableText">Calculates the amount of depreciation for a settlement period as degressive amortization.<text:span text:style-name="T21"> </text:span>Unlike <text:span text:style-name="T20">AMORLINC</text:span>, a depreciation coefficient that is independent of the depreciable life is used here.<text:span text:style-name="T21"> </text:span><text:span text:style-name="OOoStrongEmphasis">Cost</text:span><text:span text:style-name="T14"> is</text:span> the acquisition cost.<text:span text:style-name="T21"> </text:span><text:span text:style-name="OOoStrongEmphasis">Date_purchased</text:span><text:span text:style-name="T14"> is</text:span> the date of acquisition.<text:span text:style-name="T21"> </text:span><text:span text:style-name="OOoStrongEmphasis">First_period</text:span><text:span text:style-name="T14"> is</text:span> the end date of the first settlement period.<text:span text:style-name="T21"> </text:span><text:span text:style-name="OOoStrongEmphasis">Salvage</text:span><text:span text:style-name="T14"> is</text:span> the salvage value of the capital asset at the end of the depreciable life.<text:span text:style-name="T21"> </text:span><text:span text:style-name="OOoStrongEmphasis">Period</text:span><text:span text:style-name="T14"> is</text:span> the settlement period to be considered.<text:span text:style-name="T21"> </text:span><text:span text:style-name="OOoStrongEmphasis">Rate</text:span><text:span text:style-name="T14"> is</text:span> the rate of depreciation.<text:span text:style-name="T21"> </text:span><text:span text:style-name="OOoStrongEmphasis">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text:span text:style-name="T21"> </text:span>If the capital asset is purchased during the settlement period, the proportional amount of depreciation is considered.<text:span text:style-name="T21"> </text:span><text:span text:style-name="OOoStrongEmphasis">Cost</text:span><text:span text:style-name="T14"> is</text:span> the acquisition cost.<text:span text:style-name="T21"> </text:span><text:span text:style-name="OOoStrongEmphasis">Date_purchased</text:span><text:span text:style-name="T14"> is</text:span> the date of acquisition.<text:span text:style-name="T21"> </text:span><text:span text:style-name="OOoStrongEmphasis">First_period</text:span><text:span text:style-name="T14"> is</text:span> the end date of the first settlement period.<text:span text:style-name="T21"> </text:span><text:span text:style-name="OOoStrongEmphasis">Salvage</text:span><text:span text:style-name="T14"> is</text:span> the salvage value of the capital asset at the end of the depreciable life.<text:span text:style-name="T21"> </text:span><text:span text:style-name="OOoStrongEmphasis">Period</text:span><text:span text:style-name="T14"> is</text:span> the settlement period to be considered.<text:span text:style-name="T21"> </text:span><text:span text:style-name="OOoStrongEmphasis">Rate</text:span><text:span text:style-name="T14"> is</text:span> the rate of depreciation.<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COUPDAYBS</text:span>(settlement; maturity;<text:span text:style-name="T21"> f</text:span>requency; basis)</text:p>
          </table:table-cell>
          <table:table-cell table:style-name="Financialanalysisfunctions.B2" office:value-type="string">
            <text:p text:style-name="OOoTableText">Returns the number of days from the first day of interest payment on a security until the settlement dat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Frequency</text:span><text:span text:style-name="T14"> is</text:span> the number of interest payments per year (1, 2 or 4).<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20">COUPDAYS</text:span>(settlement; maturity; frequency; basis)</text:p>
          </table:table-cell>
          <table:table-cell table:style-name="Financialanalysisfunctions.B2" office:value-type="string">
            <text:p text:style-name="OOoTableText">Returns the number of days in the current interest period in which the settlement date falls.<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Frequency</text:span><text:span text:style-name="T14"> is the</text:span> number of interest payments per year (1, 2 or 4).<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COUPDAYSNC</text:span>(settlement; maturity; frequency; basis)</text:p>
          </table:table-cell>
          <table:table-cell table:style-name="Financialanalysisfunctions.B2" office:value-type="string">
            <text:p text:style-name="OOoTableText">Returns the number of days from the settlement date until the next interest dat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Frequency</text:span><text:span text:style-name="T14"> is</text:span> the number of interest payments per year (1, 2 or 4).<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20">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Frequency</text:span><text:span text:style-name="T14"> is the</text:span> number of interest payments per year (1, 2 or 4).<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COUPNUM</text:span>(settlement; maturity; frequency; basis)</text:p>
          </table:table-cell>
          <table:table-cell table:style-name="Financialanalysisfunctions.B2" office:value-type="string">
            <text:p text:style-name="OOoTableText">Returns the number of coupons (interest payments) between the settlement date and the maturity dat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Frequency</text:span><text:span text:style-name="T14"> is the</text:span> number of interest payments per year (1, 2 or 4).<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20">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Frequency</text:span><text:span text:style-name="T14"> is the</text:span> number of interest payments per year (1, 2 or 4).<text:span text:style-name="T21"> </text:span><text:span text:style-name="OOoStrongEmphasis">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20">CUMIPMT</text:span>(rate; <text:span text:style-name="T20">NPER</text:span>; <text:span text:style-name="T20">PV</text:span>; S; E; type)</text:p>
          </table:table-cell>
          <table:table-cell table:style-name="Financialanalysisfunctions.B2" office:value-type="string">
            <text:p text:style-name="OOoTableText">Calculates the cumulative interest payments (the total interest) for an investment based on a constant interest rate.<text:span text:style-name="T21"> </text:span><text:span text:style-name="OOoStrongEmphasis">Rate</text:span><text:span text:style-name="T14"> is</text:span> the periodic interest rate.<text:span text:style-name="T21"> </text:span><text:span text:style-name="OOoStrongEmphasis">NPER</text:span><text:span text:style-name="T14"> is</text:span> the payment period with the total number of periods. NPER can also be a non-integer value. The <text:span text:style-name="OOoStrongEmphasis">rate</text:span> and <text:span text:style-name="OOoStrongEmphasis">NPER</text:span> must refer to the same unit, and thus both must be calculated annually or monthly.<text:span text:style-name="T21"> </text:span><text:span text:style-name="OOoStrongEmphasis">PV</text:span><text:span text:style-name="T14"> is</text:span> the current value in the sequence of payments.<text:span text:style-name="T21"> </text:span><text:span text:style-name="OOoStrongEmphasis">S</text:span><text:span text:style-name="T14"> is</text:span> the first period.<text:span text:style-name="T21"> </text:span><text:span text:style-name="OOoStrongEmphasis">E</text:span><text:span text:style-name="T14"> is</text:span> the last period.<text:span text:style-name="T21"> </text:span><text:span text:style-name="OOoStrongEmphasis">Type</text:span><text:span text:style-name="T14"> is</text:span>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text:span text:style-name="T21"> </text:span><text:span text:style-name="OOoStrongEmphasis">Rate</text:span> is the interest rate for each period.<text:span text:style-name="T21"> </text:span><text:span text:style-name="OOoStrongEmphasis">NPER</text:span> is the total number of payment periods. The <text:span text:style-name="OOoStrongEmphasis">rate</text:span> and <text:span text:style-name="OOoStrongEmphasis">NPER</text:span> must refer to the same unit, and thus both must be calculated annually or monthly.<text:span text:style-name="T21"> </text:span><text:span text:style-name="OOoStrongEmphasis">PV</text:span> is the current value.<text:span text:style-name="T21"> </text:span><text:span text:style-name="OOoStrongEmphasis">Start_period</text:span><text:span text:style-name="T14"> the</text:span> first payment period for the calculation.<text:span text:style-name="T21"> </text:span><text:span text:style-name="OOoStrongEmphasis">End_period</text:span> the last payment period for the calculation.<text:span text:style-name="T21"> </text:span><text:span text:style-name="OOoStrongEmphasis">Type</text:span> <text:span text:style-name="T14">is</text:span>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20">CUMPRINC</text:span>(rate; NPER; PV; S; E; type)</text:p>
          </table:table-cell>
          <table:table-cell table:style-name="Financialanalysisfunctions.B2" office:value-type="string">
            <text:p text:style-name="OOoTableText">Returns the cumulative interest paid for an investment period with a constant interest rate.<text:span text:style-name="T21"> </text:span><text:span text:style-name="OOoStrongEmphasis">Rate</text:span><text:span text:style-name="T14"> is</text:span> the periodic interest rate.<text:span text:style-name="T21"> </text:span><text:span text:style-name="OOoStrongEmphasis">NPER</text:span><text:span text:style-name="T14"> is</text:span> the payment period with the total number of periods. NPER can also be a non-integer value. The <text:span text:style-name="OOoStrongEmphasis">rate</text:span> and <text:span text:style-name="OOoStrongEmphasis">NPER</text:span> must refer to the same unit, and thus both must be calculated annually or monthly.<text:span text:style-name="T21"> </text:span><text:span text:style-name="OOoStrongEmphasis">PV</text:span><text:span text:style-name="T14"> is</text:span> the current value in the sequence of payments.<text:span text:style-name="T21"> </text:span><text:span text:style-name="OOoStrongEmphasis">S</text:span><text:span text:style-name="T14"> is</text:span> the first period.<text:span text:style-name="T21"> </text:span><text:span text:style-name="OOoStrongEmphasis">E</text:span><text:span text:style-name="T14"> is</text:span> the last period.<text:span text:style-name="T21"> </text:span><text:span text:style-name="OOoStrongEmphasis">Type</text:span><text:span text:style-name="T14"> is</text:span>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text:span text:style-name="T21"> </text:span><text:span text:style-name="OOoStrongEmphasis">Rate</text:span><text:span text:style-name="T14"> is</text:span> the interest rate for each period.<text:span text:style-name="T21"> </text:span><text:span text:style-name="OOoStrongEmphasis">NPER</text:span><text:span text:style-name="T14"> is</text:span> the total number of payment periods. The <text:span text:style-name="OOoStrongEmphasis">rate</text:span> and <text:span text:style-name="OOoStrongEmphasis">NPER</text:span> must refer to the same unit, and thus both must be calculated annually or monthly.<text:span text:style-name="T21"> </text:span><text:span text:style-name="OOoStrongEmphasis">PV</text:span><text:span text:style-name="T14"> is</text:span> the current value.<text:span text:style-name="T21"> </text:span><text:span text:style-name="OOoStrongEmphasis">Start period</text:span><text:span text:style-name="T14"> is</text:span> the first payment period for the calculation.<text:span text:style-name="T21"> </text:span><text:span text:style-name="OOoStrongEmphasis">End period</text:span><text:span text:style-name="T14"> is</text:span> the last payment period for the calculation.<text:span text:style-name="T21"> </text:span><text:span text:style-name="OOoStrongEmphasis">Type</text:span><text:span text:style-name="T14"> is</text:span> the due date of the payment at the beginning (1) or end (0) of each period.</text:p>
          </table:table-cell>
        </table:table-row>
        <table:table-row table:style-name="Financialanalysisfunctions.2">
          <table:table-cell table:style-name="Financialanalysisfunctions.A2" office:value-type="string">
            <text:p text:style-name="OOoTableText">DB(cost; salvage; life;<text:span text:style-name="T21"> </text:span>period; month)</text:p>
          </table:table-cell>
          <table:table-cell table:style-name="Financialanalysisfunctions.B2" office:value-type="string">
            <text:p text:style-name="OOoTableText">Returns the depreciation of an asset for a specified period using the double-declining balance method.<text:span text:style-name="T18"> </text:span><text:span text:style-name="OOoStrongEmphasis">Cost</text:span> is the initial cost of an asset.<text:span text:style-name="T21"> </text:span><text:span text:style-name="OOoStrongEmphasis">Salvage</text:span> is the value of an asset at the end of the depreciation.<text:span text:style-name="T21"> </text:span><text:span text:style-name="OOoStrongEmphasis">Life</text:span><text:span text:style-name="T21"> </text:span>defines the period over which an asset is depreciated.<text:span text:style-name="T21"> </text:span><text:span text:style-name="OOoStrongEmphasis">Period</text:span> is the length of each period. The life must be entered in the same date unit as the depreciation period.<text:span text:style-name="T21"> </text:span><text:span text:style-name="OOoStrongEmphasis">Month</text:span> (optional) denotes the number of months for the first year of depreciation.</text:p>
          </table:table-cell>
        </table:table-row>
        <text:soft-page-break/>
        <table:table-row table:style-name="Financialanalysisfunctions.1">
          <table:table-cell table:style-name="Financialanalysisfunctions.A2" office:value-type="string">
            <text:p text:style-name="OOoTableText"><text:span text:style-name="T20">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StrongEmphasis">Cost</text:span> fixes the initial cost of an asset.<text:span text:style-name="T21"> </text:span><text:span text:style-name="OOoStrongEmphasis">Salvage</text:span> fixes the value of an asset at the end of its life.<text:span text:style-name="T21"> </text:span><text:span text:style-name="OOoStrongEmphasis">Life</text:span> is the number of periods defining how long the asset is to be used.<text:span text:style-name="T21"> </text:span><text:span text:style-name="OOoStrongEmphasis">Period</text:span> defines the length of the period. The period must be entered in the same time unit as the life.<text:span text:style-name="T21"> </text:span><text:span text:style-name="OOoStrongEmphasis">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Price</text:span><text:span text:style-name="T14"> is</text:span> the price of the security per 100 currency units of par value.<text:span text:style-name="T21"> </text:span><text:span text:style-name="OOoStrongEmphasis">Redemption</text:span><text:span text:style-name="T14"> is</text:span> the redemption value of the security per 100 currency units of par value.<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20">DOLLARDE</text:span>(fractional _dollar; fraction)</text:p>
          </table:table-cell>
          <table:table-cell table:style-name="Financialanalysisfunctions.B2" office:value-type="string">
            <text:p text:style-name="OOoTableText">Converts a quotation that has been given as a decimal fraction into a decimal number.<text:span text:style-name="T21"> </text:span><text:span text:style-name="OOoStrongEmphasis">Fractional_dollar</text:span><text:span text:style-name="T14"> is</text:span> a number given as a decimal fraction. (In this number, the decimal value is the numerator of the fraction.)<text:span text:style-name="T21"> </text:span><text:span text:style-name="OOoStrongEmphasis">Fraction</text:span><text:span text:style-name="T14"> is</text:span>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20">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StrongEmphasis">Fraction</text:span> as the denominator. <text:span text:style-name="OOoStrongEmphasis">Decimal_dollar</text:span> is a decimal number. <text:span text:style-name="OOoStrong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20">FV</text:span>)</text:p>
          </table:table-cell>
          <table:table-cell table:style-name="Financialanalysisfunctions.B2" office:value-type="string">
            <text:p text:style-name="OOoTableText">Calculates the number of periods required by an investment to attain the desired value.<text:span text:style-name="T21"> </text:span><text:span text:style-name="OOoStrongEmphasis">Rate</text:span><text:span text:style-name="T14"> (a constant) is</text:span> the interest rate <text:s/>to be calculated for the entire duration. Entering the interest rate divided by the periods per year, can calculate the interest after each period.<text:span text:style-name="T21"> </text:span><text:span text:style-name="OOoStrongEmphasis">PV</text:span> is the present <text:s/>value.<text:span text:style-name="T21"> </text:span><text:span text:style-name="OOoStrongEmphasis">FV</text:span> is the desired future value of the investment.</text:p>
          </table:table-cell>
        </table:table-row>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text:span text:style-name="T21"> </text:span><text:span text:style-name="OOoStrongEmphasis">Settlement</text:span><text:span text:style-name="T14"> is</text:span><text:span text:style-name="OOoStrongEmphasis"> </text:span>the date of purchase of the security.<text:span text:style-name="T21"> </text:span><text:span text:style-name="OOoStrongEmphasis">Maturity</text:span><text:span text:style-name="T14"> is</text:span> the date on which the security matures (expires).<text:span text:style-name="T21"> </text:span><text:span text:style-name="OOoStrongEmphasis">Coupon</text:span><text:span text:style-name="T14"> is</text:span> the annual coupon interest rate (nominal rate of interest).<text:span text:style-name="T21"> </text:span><text:span text:style-name="OOoStrongEmphasis">Yield</text:span><text:span text:style-name="T14"> is</text:span> the annual yield of the security.<text:span text:style-name="T21"> </text:span><text:span text:style-name="OOoStrongEmphasis">Frequency</text:span><text:span text:style-name="T14"> is the</text:span> number of interest payments per year (1, 2 or 4).<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20">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text:span text:style-name="T21"> </text:span>Nominal interest refers to the amount of interest due at the end of a calculation period. <text:span text:style-name="OOoStrongEmphasis">Nominal_rate</text:span><text:span text:style-name="T14"> is</text:span> the annual nominal rate of interest.<text:span text:style-name="T21"> </text:span><text:span text:style-name="OOoStrongEmphasis">Npery</text:span><text:span text:style-name="T14"> is</text:span> the number of interest payments per year.</text:p>
          </table:table-cell>
        </table:table-row>
        <text:soft-page-break/>
        <table:table-row table:style-name="Financialanalysisfunctions.2">
          <table:table-cell table:style-name="Financialanalysisfunctions.A2" office:value-type="string">
            <text:p text:style-name="OOoTableText">EFFECTIVE(<text:span text:style-name="T20">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text:span text:style-name="T21"> </text:span>Nominal interest refers to the amount of interest due at the end of a calculation period.<text:span text:style-name="T21"> </text:span><text:span text:style-name="OOoStrongEmphasis">NOM</text:span> is the nominal interest.<text:span text:style-name="T21"> </text:span><text:span text:style-name="OOoStrongEmphasis">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20">PMT</text:span>; PV; type)</text:p>
          </table:table-cell>
          <table:table-cell table:style-name="Financialanalysisfunctions.B2" office:value-type="string">
            <text:p text:style-name="OOoTableText">Returns the future value of an investment based on periodic, constant payments and a constant interest rate.<text:span text:style-name="T21"> </text:span><text:span text:style-name="OOoStrongEmphasis">Rate</text:span> is the periodic interest rate.<text:span text:style-name="T21"> </text:span><text:span text:style-name="OOoStrongEmphasis">NPER</text:span> is the total number of periods.<text:span text:style-name="T21"> </text:span><text:span text:style-name="OOoStrongEmphasis">PMT</text:span> is the annuity paid regularly per period.<text:span text:style-name="T21"> </text:span><text:span text:style-name="OOoStrongEmphasis">PV</text:span> (optional) is the present cash value of an investment.<text:span text:style-name="T21">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20">FVSCHEDULE</text:span>(principal; schedule)</text:p>
          </table:table-cell>
          <table:table-cell table:style-name="Financialanalysisfunctions.B2" office:value-type="string">
            <text:p text:style-name="OOoTableText">Calculates the accumulated value of the starting capital for a series of periodically varying interest rates.<text:span text:style-name="T21"> </text:span><text:span text:style-name="OOoStrongEmphasis">Principal</text:span><text:span text:style-name="T14"> is</text:span> the starting capital.<text:span text:style-name="T21"> </text:span><text:span text:style-name="OOoStrongEmphasis">Schedule</text:span><text:span text:style-name="T14"> is</text:span> a series of interest rates. <text:span text:style-name="OOoStrongEmphasis">Schedule </text:span>has to be entered with cell references.</text:p>
          </table:table-cell>
        </table:table-row>
        <table:table-row table:style-name="Financialanalysisfunctions.1">
          <table:table-cell table:style-name="Financialanalysisfunctions.A2" office:value-type="string">
            <text:p text:style-name="OOoTableText"><text:span text:style-name="T20">INTRATE</text:span>(settlement; maturity; investment;<text:span text:style-name="T21">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text:span> the date on which the security is sold.<text:span text:style-name="T21"> </text:span><text:span text:style-name="OOoStrongEmphasis">Investment</text:span><text:span text:style-name="T14"> is</text:span> the purchase price.<text:span text:style-name="T21"> </text:span><text:span text:style-name="OOoStrongEmphasis">Redemption</text:span><text:span text:style-name="T14"> is</text:span> the selling price.<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IPMT</text:span>(rate; period; NPER; PV; FV; type)</text:p>
          </table:table-cell>
          <table:table-cell table:style-name="Financialanalysisfunctions.B2" office:value-type="string">
            <text:p text:style-name="OOoTableText">Calculates the periodic <text:span text:style-name="T26">amortization</text:span> for an investment with regular payments and a constant interest rate.<text:span text:style-name="T21"> </text:span><text:span text:style-name="OOoStrongEmphasis">Rate</text:span> is the periodic interest rate.<text:span text:style-name="T21"> </text:span><text:span text:style-name="OOoStrongEmphasis">Period</text:span> is the period for which the compound interest is calculated.<text:span text:style-name="T21"> </text:span><text:span text:style-name="OOoStrongEmphasis">NPER</text:span> is the total number of periods during which annuity is paid.<text:span text:style-name="T21"> </text:span><text:span text:style-name="OOoStrongEmphasis">Period=NPER</text:span><text:span text:style-name="T14">,</text:span> if compound interest for the last period is calculated.<text:span text:style-name="T21"> </text:span><text:span text:style-name="OOoStrongEmphasis">PV</text:span> is the present cash value in sequence of payments.<text:span text:style-name="T21"> </text:span><text:span text:style-name="OOoStrongEmphasis">FV</text:span> (optional) is the desired value (future value) at the end of the periods.<text:span text:style-name="T21"> </text:span><text:span text:style-name="OOoStrong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20">IRR</text:span>(values; guess)</text:p>
          </table:table-cell>
          <table:table-cell table:style-name="Financialanalysisfunctions.B2" office:value-type="string">
            <text:p text:style-name="OOoTableText">Calculates the internal rate of return for an investment.<text:span text:style-name="T21"> </text:span>The values represent cash flow values at regular intervals; at least one value must be negative (payments), and at least one value must be positive (income).<text:span text:style-name="T21"> </text:span><text:span text:style-name="OOoStrongEmphasis">Values</text:span> is an array containing the values.<text:span text:style-name="T21"> </text:span><text:span text:style-name="OOoStrongEmphasis">Guess</text:span> (optional) is the estimated value.<text:span text:style-name="T21"> </text:span>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20">ISPMT</text:span>(rate; period; total_periods; invest)</text:p>
          </table:table-cell>
          <table:table-cell table:style-name="Financialanalysisfunctions.B2" office:value-type="string">
            <text:p text:style-name="OOoTableText">Calculates the level of interest for unchanged amortization installments.<text:span text:style-name="T21"> </text:span><text:span text:style-name="OOoStrongEmphasis">Rate</text:span> sets the periodic interest rate.<text:span text:style-name="T21"> </text:span><text:span text:style-name="OOoStrongEmphasis">Period</text:span> is the number of installments for calculation of interest.<text:span text:style-name="T21"> </text:span><text:span text:style-name="OOoStrongEmphasis">Total_periods</text:span> is the total number of installment periods.<text:span text:style-name="T21"> </text:span><text:span text:style-name="OOoStrongEmphasis">Invest</text:span> is the amount of the investment.</text:p>
          </table:table-cell>
        </table:table-row>
        <text:soft-page-break/>
        <table:table-row table:style-name="Financialanalysisfunctions.1">
          <table:table-cell table:style-name="Financialanalysisfunctions.A2" office:value-type="string">
            <text:p text:style-name="OOoTableText"><text:span text:style-name="T20">MDURATION</text:span>(settlement; maturity; coupon; yield; frequency; basis)</text:p>
          </table:table-cell>
          <table:table-cell table:style-name="Financialanalysisfunctions.B2" office:value-type="string">
            <text:p text:style-name="OOoTableText">Calculates the modified <text:span text:style-name="T20">Macauley</text:span> duration of a fixed interest security in years.<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Coupon</text:span> is the annual nominal rate of interest (coupon interest rate)<text:span text:style-name="T21"> </text:span><text:span text:style-name="OOoStrongEmphasis">Yield</text:span> is the annual yield of the security.<text:span text:style-name="T21"> </text:span><text:span text:style-name="OOoStrongEmphasis">Frequency</text:span> is the number of interest payments per year (1, 2 or 4).<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MIRR</text:span>(values; investment; reinvest_rate)</text:p>
          </table:table-cell>
          <table:table-cell table:style-name="Financialanalysisfunctions.B2" office:value-type="string">
            <text:p text:style-name="OOoTableText">Calculates the modified internal rate of return of a series of investments.<text:span text:style-name="T21"> </text:span><text:span text:style-name="OOoStrongEmphasis">Values</text:span> corresponds to the array or the cell reference for cells whose content corresponds to the payments.<text:span text:style-name="T21"> </text:span><text:span text:style-name="OOoStrongEmphasis">Investment</text:span> is the rate of interest of the investments (the negative values of the array)<text:span text:style-name="T21"> </text:span><text:span text:style-name="OOoStrong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text:span text:style-name="T21"> </text:span><text:span text:style-name="OOoStrongEmphasis">Effective_rate</text:span> is the effective interest rate<text:span text:style-name="T21"> </text:span><text:span text:style-name="OOoStrongEmphasis">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text:span text:style-name="T21"> </text:span><text:span text:style-name="OOoStrongEmphasis">Effective_rate</text:span> is the effective annual rate of interest.<text:span text:style-name="T21"> </text:span><text:span text:style-name="OOoStrongEmphasis">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text:span text:style-name="T21"> </text:span><text:span text:style-name="OOoStrongEmphasis">Rate</text:span> is the periodic interest rate.<text:span text:style-name="T21"> </text:span><text:span text:style-name="OOoStrongEmphasis">PMT</text:span> is the constant annuity paid in each period.<text:span text:style-name="T21"> </text:span><text:span text:style-name="OOoStrongEmphasis">PV</text:span> is the present value (cash value) in a sequence of payments.<text:span text:style-name="T21"> </text:span><text:span text:style-name="OOoStrongEmphasis">FV</text:span> (optional) is the future value, which is reached at the end of the last period.<text:span text:style-name="T21">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20">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text:span text:style-name="T21"> </text:span><text:span text:style-name="OOoStrongEmphasis">Rate</text:span><text:span text:style-name="T14"> is</text:span> the discount rate for a period.<text:span text:style-name="T21"> </text:span><text:span text:style-name="OOoStrongEmphasis">Value_1; value_2;... value</text:span><text:span text:style-name="OOoStrongEmphasis">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20">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Issue</text:span> is the date of issue of the security.<text:span text:style-name="T21"> </text:span><text:span text:style-name="OOoStrongEmphasis">First_coupon</text:span> is the first interest date of the security.<text:span text:style-name="T21"> </text:span><text:span text:style-name="OOoStrongEmphasis">Rate</text:span> is the annual rate of interest.<text:span text:style-name="T21"> </text:span><text:span text:style-name="OOoStrongEmphasis">Yield</text:span> is the annual yield of the security.<text:span text:style-name="T21"> </text:span><text:span text:style-name="OOoStrongEmphasis">Redemption</text:span> is the redemption value per 100 currency units of par value.<text:span text:style-name="T21"> </text:span><text:span text:style-name="OOoStrongEmphasis">Frequency</text:span> is the number of interest payments per year (1, 2 or 4).<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20">ODDFYIELD</text:span>(settlement; maturity; issue; first_coupon; rate; price; redemption; frequency; basis)</text:p>
          </table:table-cell>
          <table:table-cell table:style-name="Financialanalysisfunctions.B2" office:value-type="string">
            <text:p text:style-name="OOoTableText"><text:span text:style-name="T20">DDB</text:span>(cost; salvage; life; period; factor)</text:p>
          </table:table-cell>
        </table:table-row>
        <text:soft-page-break/>
        <table:table-row table:style-name="Financialanalysisfunctions.1">
          <table:table-cell table:style-name="Financialanalysisfunctions.A2" office:value-type="string">
            <text:p text:style-name="OOoTableText">ODDLPRICE(settlement;<text:span text:style-name="T21"> m</text:span>aturity; last_interest;<text:span text:style-name="T21">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Last_interest</text:span> is the last interest date of the security.<text:span text:style-name="T21"> </text:span><text:span text:style-name="OOoStrongEmphasis">Rate</text:span> is the annual rate of interest.<text:span text:style-name="T21"> </text:span><text:span text:style-name="OOoStrongEmphasis">Yield</text:span> is the annual yield of the security.<text:span text:style-name="T21"> </text:span><text:span text:style-name="OOoStrongEmphasis">Redemption</text:span> is the redemption value per 100 currency units of par value.<text:span text:style-name="T21"> </text:span><text:span text:style-name="OOoStrongEmphasis">Frequency</text:span> is the number of interest payments per year (1, 2 or 4).<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Last_interest</text:span> is the last interest date of the security.<text:span text:style-name="T21"> </text:span><text:span text:style-name="OOoStrongEmphasis">Rate</text:span> is the annual rate of interest.<text:span text:style-name="T21"> </text:span><text:span text:style-name="OOoStrongEmphasis">Price</text:span> is the price of the security.<text:span text:style-name="T21"> </text:span><text:span text:style-name="OOoStrongEmphasis">Redemption</text:span> is the redemption value per 100 currency units of par value.<text:span text:style-name="T21"> </text:span><text:span text:style-name="OOoStrongEmphasis">Frequency</text:span> is the number of interest payments per year (1, 2 or 4).<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text:span text:style-name="T21"> </text:span><text:span text:style-name="OOoStrongEmphasis">Rate</text:span> is the periodic interest rate.<text:span text:style-name="T21"> </text:span><text:span text:style-name="OOoStrongEmphasis">NPER</text:span> is the number of periods in which annuity is paid.<text:span text:style-name="T21"> </text:span><text:span text:style-name="OOoStrongEmphasis">PV</text:span> is the present value (cash value) in a sequence of payments.<text:span text:style-name="T21"> </text:span><text:span text:style-name="OOoStrongEmphasis">FV</text:span> (optional) is<text:span text:style-name="T21"> </text:span>the desired value (future value) to be reached at the end of the periodic payments.<text:span text:style-name="T21">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text:span text:style-name="T21"> </text:span><text:span text:style-name="OOoStrongEmphasis">Rate</text:span> is the periodic interest rate.<text:span text:style-name="T21"> </text:span><text:span text:style-name="OOoStrongEmphasis">Period</text:span> is the <text:span text:style-name="T20">amortization</text:span> period.<text:span text:style-name="T21"> </text:span><text:span text:style-name="OOoStrongEmphasis">NPER</text:span> is the total number of periods during which annuity is paid.<text:span text:style-name="T21"> </text:span><text:span text:style-name="OOoStrongEmphasis">PV</text:span> is the present value in the sequence of payments.<text:span text:style-name="T21"> </text:span><text:span text:style-name="OOoStrongEmphasis">FV</text:span> (optional) is the desired (future) value.<text:span text:style-name="T21"> </text:span><text:span text:style-name="OOoStrong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PRICE(settlement; maturity; rate; yield;<text:span text:style-name="T21">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Rate</text:span> is the annual nominal rate of interest (coupon interest rate).<text:span text:style-name="T21"> </text:span><text:span text:style-name="OOoStrongEmphasis">Yield</text:span> is the annual yield of the security.<text:span text:style-name="T21"> </text:span><text:span text:style-name="OOoStrongEmphasis">Redemption</text:span> is the redemption value per 100 currency units of par value.<text:span text:style-name="T21"> </text:span><text:span text:style-name="OOoStrongEmphasis">Frequency</text:span> is the number of interest payments per year (1, 2 or 4).<text:span text:style-name="T21"> </text:span><text:span text:style-name="OOoStrongEmphasis">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20">PRICEDISC</text:span>(settlement; maturity; discount;<text:span text:style-name="T21"> r</text:span>edemption; basis)</text:p>
          </table:table-cell>
          <table:table-cell table:style-name="Financialanalysisfunctions.B2" office:value-type="string">
            <text:p text:style-name="OOoTableText">Calculates the price per 100 currency units of par value of a non-interest-bearing securit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Discount</text:span> is the discount of a security as a percentage.<text:span text:style-name="T21"> </text:span><text:span text:style-name="OOoStrongEmphasis">Redemption</text:span> is the redemption value per 100 currency units of par value.<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20">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Issue</text:span> is the date of issue of the security.<text:span text:style-name="T21"> </text:span><text:span text:style-name="OOoStrongEmphasis">Rate</text:span> is the interest rate of the security on the issue date.<text:span text:style-name="T21"> </text:span><text:span text:style-name="OOoStrongEmphasis">Yield</text:span> is the annual yield of the security.<text:span text:style-name="T21"> </text:span><text:span text:style-name="OOoStrongEmphasis">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text:span text:style-name="T21"> </text:span><text:span text:style-name="OOoStrongEmphasis">Rate</text:span> defines the interest rate per period.<text:span text:style-name="T21"> </text:span><text:span text:style-name="OOoStrongEmphasis">NPER</text:span> is the total number of payment periods.<text:span text:style-name="T21"> </text:span><text:span text:style-name="OOoStrongEmphasis">PMT</text:span> is the regular payment made per period.<text:span text:style-name="T21"> </text:span><text:span text:style-name="OOoStrongEmphasis">FV</text:span> (optional) defines the future value remaining after the final installment has been made.<text:span text:style-name="T21"> </text:span><text:span text:style-name="OOoStrong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text:span text:style-name="T21"> </text:span><text:span text:style-name="OOoStrongEmphasis">NPER</text:span> is the total number of periods, during which payments are made (payment period).<text:span text:style-name="T21"> </text:span><text:span text:style-name="OOoStrongEmphasis">PMT</text:span> is the constant payment (annuity) paid during each period.<text:span text:style-name="T21"> </text:span><text:span text:style-name="OOoStrongEmphasis">PV</text:span> is the cash value in the sequence of payments.<text:span text:style-name="T21"> </text:span><text:span text:style-name="OOoStrongEmphasis">FV</text:span> (optional) is the future value, which is reached at the end of the periodic payments.<text:span text:style-name="T21"> </text:span><text:span text:style-name="OOoStrongEmphasis">Type</text:span> (optional) defines whether the payment is due at the beginning (1) or the end (0) of a period.<text:span text:style-name="T21"> </text:span><text:span text:style-name="OOoStrong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OOoTableText">RECEIVED(settlement; maturity; investment;<text:span text:style-name="T21"> d</text:span>iscount; basis)</text:p>
          </table:table-cell>
          <table:table-cell table:style-name="Financialanalysisfunctions.B2" office:value-type="string">
            <text:p text:style-name="OOoTableText">Calculates the amount received that is paid for a fixed-interest security at a given point in time.<text:span text:style-name="T21"> </text:span><text:span text:style-name="OOoStrongEmphasis">Settlement</text:span><text:span text:style-name="T14"> is</text:span> the date of purchase of the security.<text:span text:style-name="T21"> </text:span><text:span text:style-name="OOoStrongEmphasis">Maturity</text:span><text:span text:style-name="T14"> is </text:span>the date on which the security matures.<text:span text:style-name="T21"> </text:span><text:span text:style-name="OOoStrongEmphasis">Investment</text:span><text:span text:style-name="T14"> is </text:span>the purchase sum.<text:span text:style-name="T21"> </text:span><text:span text:style-name="OOoStrongEmphasis">Discount</text:span><text:span text:style-name="T14"> is</text:span> the percentage discount on acquisition of the security.<text:span text:style-name="T21"> </text:span><text:span text:style-name="OOoStrongEmphasis">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20">RRI</text:span>(P; PV; FV)</text:p>
          </table:table-cell>
          <table:table-cell table:style-name="Financialanalysisfunctions.B2" office:value-type="string">
            <text:p text:style-name="OOoTableText">Calculates the interest rate resulting from the profit (return) of an investment.<text:span text:style-name="T21"> </text:span><text:span text:style-name="OOoStrongEmphasis">P</text:span> is the number of periods needed for calculating the interest rate.<text:span text:style-name="T21"> </text:span><text:span text:style-name="OOoStrongEmphasis">PV</text:span> is the present value (must be &gt;0). <text:span text:style-name="T21"><text:s/></text:span><text:span text:style-name="OOoStrongEmphasis">FV</text:span> is 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20">SLN</text:span>(cost; salvage; life)</text:p>
          </table:table-cell>
          <table:table-cell table:style-name="Financialanalysisfunctions.B2" office:value-type="string">
            <text:p text:style-name="OOoTableText">Returns the straight-line depreciation of an asset for one period.<text:span text:style-name="T21"> </text:span>The amount of the depreciation is constant during the depreciation period.<text:span text:style-name="T21"> </text:span><text:span text:style-name="OOoStrongEmphasis">Cost</text:span> is the initial cost of an asset.<text:span text:style-name="T21"> </text:span><text:span text:style-name="OOoStrongEmphasis">Salvage</text:span> is the value of an asset at the end of the depreciation.<text:span text:style-name="T21"> </text:span><text:span text:style-name="OOoStrongEmphasis">Life</text:span> is the depreciation period determining the number of periods in the depreciation of the asset.</text:p>
          </table:table-cell>
        </table:table-row>
        <text:soft-page-break/>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text:span text:style-name="T21"> </text:span>Use this function to calculate the depreciation amount for one period of the total depreciation span of an object.<text:span text:style-name="T21"> </text:span>Arithmetic declining depreciation reduces the depreciation amount from period to period by a fixed sum.<text:span text:style-name="T21"> </text:span><text:span text:style-name="OOoStrongEmphasis">Cost</text:span> is the initial cost of an asset.<text:span text:style-name="T21"> </text:span><text:span text:style-name="OOoStrongEmphasis">Salvage</text:span> is the value of an asset after depreciation.<text:span text:style-name="T21"> </text:span><text:span text:style-name="OOoStrongEmphasis">Life</text:span> is the period fixing the time span over which an asset is depreciated.<text:span text:style-name="T21"> </text:span><text:span text:style-name="OOoStrongEmphasis">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20">TBILLEQ</text:span>(settlement; maturity;<text:span text:style-name="T21"> d</text:span>iscount)</text:p>
          </table:table-cell>
          <table:table-cell table:style-name="Financialanalysisfunctions.B2" office:value-type="string">
            <text:p text:style-name="OOoTableText">Calculates the annual return on a treasury bill.<text:span text:style-name="T21"> </text:span><text:s/><text:span text:style-name="T21"><text:s/></text:span><text:span text:style-name="OOoStrongEmphasis">Settlement</text:span> is the date of purchase of the security.<text:span text:style-name="T21"> </text:span><text:span text:style-name="OOoStrongEmphasis">Maturity</text:span> is the date on which the security matures (expires). (The settlement and maturity date must be in the same year.)<text:span text:style-name="T21"> </text:span><text:span text:style-name="OOoStrongEmphasis">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20">TBILLPRICE</text:span>(settlement; maturity; discount)</text:p>
          </table:table-cell>
          <table:table-cell table:style-name="Financialanalysisfunctions.B2" office:value-type="string">
            <text:p text:style-name="OOoTableText">Calculates the price of a treasury bill per 100 currency units.<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20">TBILLYIELD</text:span>(settlement; maturity; price)</text:p>
          </table:table-cell>
          <table:table-cell table:style-name="Financialanalysisfunctions.B2" office:value-type="string">
            <text:p text:style-name="OOoTableText">Calculates the yield of a treasury bill.<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OOoTableText"><text:span text:style-name="T20">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text:span text:style-name="T21"> </text:span><text:span text:style-name="OOoStrongEmphasis">Cost</text:span> is the initial value of an asset.<text:span text:style-name="T21"> </text:span><text:span text:style-name="OOoStrongEmphasis">Salvage</text:span> is the value of an asset at the end of the depreciation.<text:span text:style-name="T21"> </text:span><text:span text:style-name="OOoStrongEmphasis">Life</text:span> is the depreciation duration of the asset.<text:span text:style-name="T21"> </text:span><text:span text:style-name="OOoStrongEmphasis">Start</text:span> is the start of the depreciation entered in the same date unit as the life.<text:span text:style-name="T21"> </text:span><text:span text:style-name="OOoStrongEmphasis">End</text:span> is the end of the depreciation.<text:span text:style-name="T21"> </text:span><text:span text:style-name="OOoStrongEmphasis">Factor</text:span> (optional) is the depreciation factor. FA=2 is double rate depreciation.<text:span text:style-name="T21"> </text:span><text:span text:style-name="OOoStrong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20">XIRR</text:span>(values; dates; guess)</text:p>
          </table:table-cell>
          <table:table-cell table:style-name="Financialanalysisfunctions.B2" office:value-type="string">
            <text:p text:style-name="OOoTableText">Calculates the internal rate of return for a list of payments which take place on different dates.<text:span text:style-name="T21"> </text:span>The calculation is based on a 365 days per year basis, ignoring leap years.<text:span text:style-name="T21"> </text:span>If the payments take place at regular intervals, use the IRR function.<text:span text:style-name="T21"> </text:span><text:span text:style-name="OOoStrongEmphasis">Values</text:span> and <text:span text:style-name="OOoStrongEmphasis">dates</text:span> are a series of payments and the series of associated date values entered as cell references.<text:span text:style-name="T21"> </text:span><text:span text:style-name="OOoStrongEmphasis">Guess</text:span> (optional) is a guess for the internal rate of return.<text:span text:style-name="T21"> </text:span>The default is 10%.</text:p>
          </table:table-cell>
        </table:table-row>
        <table:table-row table:style-name="Financialanalysisfunctions.1">
          <table:table-cell table:style-name="Financialanalysisfunctions.B2" office:value-type="string">
            <text:p text:style-name="OOoTableText"><text:span text:style-name="T20">XNPV</text:span>(rate; values; dates)</text:p>
          </table:table-cell>
          <table:table-cell table:style-name="Financialanalysisfunctions.B2" office:value-type="string">
            <text:p text:style-name="OOoTableText">Calculates the capital value (net present value) for a list of payments which take place on different dates.<text:span text:style-name="T21"> </text:span>The calculation is based on a 365 days per year basis, ignoring leap years.<text:span text:style-name="T21"> </text:span>If the payments take place at regular intervals, use the NPV function.<text:span text:style-name="T21"> </text:span><text:span text:style-name="OOoStrongEmphasis">Rate</text:span> is the internal rate of return for the payments.<text:span text:style-name="T21"> </text:span><text:span text:style-name="OOoStrongEmphasis">Values</text:span> and <text:span text:style-name="OOoStrongEmphasis">dates</text:span> are a series of payments and the series of associated date values entered as cell references.</text:p>
          </table:table-cell>
        </table:table-row>
        <text:soft-page-break/>
        <table:table-row table:style-name="Financialanalysisfunctions.2">
          <table:table-cell table:style-name="Financialanalysisfunctions.B2"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Rate</text:span> is the annual rate of interest.<text:span text:style-name="T21"> </text:span><text:span text:style-name="OOoStrongEmphasis">Price</text:span> is the price (purchase price) of the security per 100 currency units of par value.<text:span text:style-name="T21"> </text:span><text:span text:style-name="OOoStrongEmphasis">Redemption</text:span> is the redemption value per 100 currency units of par value.<text:span text:style-name="T21"> </text:span><text:span text:style-name="OOoStrongEmphasis">Frequency</text:span><text:span text:style-name="T30"> is the number</text:span> of interest payments per year (1, 2 or 4).<text:span text:style-name="T21"> </text:span><text:span text:style-name="OOoStrongEmphasis">Basis</text:span> indicates how the year is to be calculated.</text:p>
          </table:table-cell>
        </table:table-row>
        <table:table-row table:style-name="Financialanalysisfunctions.1">
          <table:table-cell table:style-name="Financialanalysisfunctions.B2" office:value-type="string">
            <text:p text:style-name="OOoTableText"><text:span text:style-name="T20">YIELDDISC</text:span>(settlement; maturity; price; redemption; basis)</text:p>
          </table:table-cell>
          <table:table-cell table:style-name="Financialanalysisfunctions.B2" office:value-type="string">
            <text:p text:style-name="OOoTableText">Calculates the annual yield of a non-interest-bearing securit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text:span text:style-name="OOoStrongEmphasis">Price</text:span> is the price (purchase price) of the security per 100 currency units of par value.<text:span text:style-name="T21"> </text:span><text:span text:style-name="OOoStrongEmphasis">Redemption</text:span> is the redemption value per 100 currency units of par value.<text:span text:style-name="T21"> </text:span><text:span text:style-name="OOoStrongEmphasis">Basis</text:span> indicates how the year is to be calculated.</text:p>
          </table:table-cell>
        </table:table-row>
        <table:table-row table:style-name="Financialanalysisfunctions.2">
          <table:table-cell table:style-name="Financialanalysisfunctions.B2" office:value-type="string">
            <text:p text:style-name="OOoTableText"><text:span text:style-name="T20">YIELDMAT</text:span>(settlement; maturity; issue; rate; price; basis)</text:p>
          </table:table-cell>
          <table:table-cell table:style-name="Financialanalysisfunctions.B2" office:value-type="string">
            <text:p text:style-name="OOoTableText">Calculates the annual yield of a security, the interest of which is paid on the date of maturity.<text:span text:style-name="T21"> </text:span><text:span text:style-name="OOoStrongEmphasis">Settlement</text:span> is the date of purchase of the security.<text:span text:style-name="T21"> </text:span><text:span text:style-name="OOoStrongEmphasis">Maturity</text:span> is the date on which the security matures (expires).<text:span text:style-name="T21"> </text:span>Issue is the date of issue of the security.<text:span text:style-name="T21"> </text:span><text:span text:style-name="OOoStrongEmphasis">Rate</text:span> is the interest rate of the security on the issue date.<text:span text:style-name="T21"> </text:span><text:span text:style-name="OOoStrongEmphasis">Price</text:span> is the price (purchase price) of the security per 100 currency units of par value.<text:span text:style-name="T21"> </text:span><text:span text:style-name="OOoStrongEmphasis">Basis</text:span> indicates how the year is to be calculated.</text:p>
          </table:table-cell>
        </table:table-row>
      </table:table>
      <text:h text:style-name="P17" text:outline-level="1"><text:bookmark text:name="__RefHeading__6930_1924864864"/><text:alphabetical-index-mark text:string-value="statistical analysis functions"/><text:alphabetical-index-mark text:string-value="statistical analysis" text:key1="functions"/>Statistical analysis functions<text:bookmark-end text:name="__RefHeading__6930_1924864864"/></text:h>
      <text:p text:style-name="P7"><text:span text:style-name="T7">Calc includes over 70 statistical functions which enable the evaluation of data from simple arithmetic calculations, such as averaging, to advanced distribution and </text:span><text:span text:style-name="T8">probability</text:span><text:span text:style-name="T7"> computations.</text:span><text:span text:style-name="T9"> </text:span><text:span text:style-name="T7">Several other statistics-based functions are available through the Add-ins which are noted at the end of this appendix.</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A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20">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text:span text:style-name="T21"> </text:span><text:span text:style-name="OOoStrongEmphasis">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text:span text:style-name="T21"> </text:span><text:span text:style-name="OOoStrongEmphasis">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20">AVERAGEA</text:span>(value_1; value_2; ... value_30)</text:p>
          </table:table-cell>
          <table:table-cell table:style-name="Statisticalanalysisfunctions.B2" office:value-type="string">
            <text:p text:style-name="OOoTableText">Returns the average of the arguments. The value of a text is 0.<text:span text:style-name="T21"> </text:span><text:span text:style-name="OOoStrongEmphasis">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binomial distribution. <text:span text:style-name="OOoStrongEmphasis">Trials</text:span> is the number of independent trials. <text:span text:style-name="OOoStrongEmphasis">SP</text:span> is the probability of success on each trial.<text:span text:style-name="OOoStrongEmphasis"> T_1</text:span> defines the lower limit for the number of trials. <text:span text:style-name="OOoStrongEmphasis">T_2</text:span> (optional) defines the upper limit for the number of trials.</text:p>
          </table:table-cell>
        </table:table-row>
        <text:soft-page-break/>
        <table:table-row table:style-name="Statisticalanalysisfunctions.2">
          <table:table-cell table:style-name="Statisticalanalysisfunctions.A2" office:value-type="string">
            <text:p text:style-name="OOoTableText"><text:span text:style-name="T20">BETADIST</text:span>(number;<text:span text:style-name="T21"> a</text:span>lpha; beta; start; end)</text:p>
          </table:table-cell>
          <table:table-cell table:style-name="Statisticalanalysisfunctions.B2" office:value-type="string">
            <text:p text:style-name="OOoTableText">Returns the cumulative beta probability density function.<text:span text:style-name="T21"> </text:span><text:span text:style-name="OOoStrongEmphasis">Number</text:span> is the value between <text:span text:style-name="OOoStrongEmphasis">Start</text:span> and <text:span text:style-name="OOoStrongEmphasis">End</text:span> at which to evaluate the function.<text:span text:style-name="T21"> </text:span><text:span text:style-name="OOoStrongEmphasis">Alpha</text:span> is a parameter to the distribution.<text:span text:style-name="T21"> </text:span><text:span text:style-name="OOoStrongEmphasis">Beta</text:span> is a parameter to the distribution.<text:span text:style-name="T21"> </text:span><text:span text:style-name="OOoStrongEmphasis">Start</text:span> (optional) is the lower bound for <text:span text:style-name="OOoStrongEmphasis">number</text:span>.<text:span text:style-name="T21"> </text:span><text:span text:style-name="OOoStrongEmphasis">End</text:span> (optional) is the upper bound for <text:span text:style-name="OOoStrongEmphasis">number</text:span>.</text:p>
          </table:table-cell>
        </table:table-row>
        <table:table-row table:style-name="Statisticalanalysisfunctions.1">
          <table:table-cell table:style-name="Statisticalanalysisfunctions.A2" office:value-type="string">
            <text:p text:style-name="OOoTableText"><text:span text:style-name="T20">BETAINV</text:span>(number; alpha; beta; start; end)</text:p>
          </table:table-cell>
          <table:table-cell table:style-name="Statisticalanalysisfunctions.B2" office:value-type="string">
            <text:p text:style-name="OOoTableText">Returns the inverse of the cumulative beta probability density function.<text:span text:style-name="T21"> </text:span><text:span text:style-name="OOoStrongEmphasis">Number</text:span> is the value between <text:span text:style-name="OOoStrongEmphasis">Start</text:span> and <text:span text:style-name="OOoStrongEmphasis">End</text:span> at which to evaluate the function.<text:span text:style-name="T21"> </text:span><text:span text:style-name="OOoStrongEmphasis">Alpha</text:span> is a parameter to the distribution.<text:span text:style-name="T21"> </text:span><text:span text:style-name="OOoStrongEmphasis">Beta</text:span> is a parameter to the distribution.<text:span text:style-name="T21"> </text:span><text:span text:style-name="OOoStrongEmphasis">Start</text:span> (optional) is the lower bound for <text:span text:style-name="OOoStrongEmphasis">number</text:span>.<text:span text:style-name="T21"> </text:span><text:span text:style-name="OOoStrongEmphasis">End</text:span> (optional) is the upper bound for<text:span text:style-name="T18"> </text:span><text:span text:style-name="OOoStrongEmphasis">number.</text:span></text:p>
          </table:table-cell>
        </table:table-row>
        <table:table-row table:style-name="Statisticalanalysisfunctions.2">
          <table:table-cell table:style-name="Statisticalanalysisfunctions.A2" office:value-type="string">
            <text:p text:style-name="OOoTableText"><text:span text:style-name="T20">BINOMDIST</text:span>(X; trials; SP; C)</text:p>
          </table:table-cell>
          <table:table-cell table:style-name="Statisticalanalysisfunctions.B2" office:value-type="string">
            <text:p text:style-name="OOoTableText">Returns the individual term binomial distribution probability.<text:span text:style-name="T21"> </text:span><text:span text:style-name="OOoStrongEmphasis">X</text:span> is the number of successes in a set of trials.<text:span text:style-name="T21"> </text:span><text:span text:style-name="OOoStrongEmphasis">Trials</text:span> is the number of independent trials.<text:span text:style-name="T21"> </text:span><text:span text:style-name="OOoStrongEmphasis">SP</text:span> is the probability of success on each trial.<text:span text:style-name="T21"> </text:span><text:span text:style-name="OOoStrongEmphasis">C</text:span> = 0 calculates the probability of a single event and <text:span text:style-name="OOoStrongEmphasis">C</text:span> = 1 calculates the cumulative probability.</text:p>
          </table:table-cell>
        </table:table-row>
        <table:table-row table:style-name="Statisticalanalysisfunctions.1">
          <table:table-cell table:style-name="Statisticalanalysisfunctions.A2" office:value-type="string">
            <text:p text:style-name="OOoTableText"><text:span text:style-name="T20">CHIDIST</text:span>(number;<text:span text:style-name="T21"> </text:span>degrees_freedom)</text:p>
          </table:table-cell>
          <table:table-cell table:style-name="Statisticalanalysisfunctions.B2" office:value-type="string">
            <text:p text:style-name="OOoTableText">Returns the probability value that a hypothesis will be confirmed from the indicated chi square. The probability determined by CHIDIST can also be determined by <text:span text:style-name="T20">CHITEST.</text:span><text:span text:style-name="T21"> </text:span><text:span text:style-name="OOoStrongEmphasis">Number</text:span> is the chi-square value of the random sample used to determine the error probability.<text:span text:style-name="T21"> </text:span><text:span text:style-name="OOoStrongEmphasis">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20">CHIINV</text:span>(number;<text:span text:style-name="T21"> </text:span>degrees_freedom)</text:p>
          </table:table-cell>
          <table:table-cell table:style-name="Statisticalanalysisfunctions.B2" office:value-type="string">
            <text:p text:style-name="OOoTableText">Returns the inverse of the one-tailed probability of the chi-squared distribution.<text:span text:style-name="T21"> </text:span><text:span text:style-name="OOoStrongEmphasis">Number</text:span> is the value of the error probability.<text:span text:style-name="T21"> </text:span><text:span text:style-name="OOoStrongEmphasis">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text:span text:style-name="T21"> </text:span>The probability determined by CHITEST can also be determined with CHIDIST, in which case the chi square of the random sample must then be passed as a parameter instead of the data row.<text:span text:style-name="T21"> </text:span><text:span text:style-name="OOoStrongEmphasis">Data_B</text:span> is the array of the observations.<text:span text:style-name="T21"> </text:span><text:span text:style-name="OOoStrongEmphasis">Data_E</text:span> is the range of the expected values.</text:p>
          </table:table-cell>
        </table:table-row>
        <table:table-row table:style-name="Statisticalanalysisfunctions.2">
          <table:table-cell table:style-name="Statisticalanalysisfunctions.A2" office:value-type="string">
            <text:p text:style-name="OOoTableText">CONFIDENCE(alpha; <text:span text:style-name="T20">STDEV</text:span>; size)</text:p>
          </table:table-cell>
          <table:table-cell table:style-name="Statisticalanalysisfunctions.B2" office:value-type="string">
            <text:p text:style-name="OOoTableText">Returns the (1-alpha) confidence interval for a normal distribution.<text:span text:style-name="T21"> </text:span><text:span text:style-name="OOoStrongEmphasis">Alpha</text:span> is the level of the confidence interval.<text:span text:style-name="T21"> </text:span><text:span text:style-name="OOoStrongEmphasis">STDEV</text:span> is the standard deviation for the total population.<text:span text:style-name="T21"> </text:span><text:span text:style-name="OOoStrongEmphasis">Size</text:span> is the size of the total population.</text:p>
          </table:table-cell>
        </table:table-row>
        <table:table-row table:style-name="Statisticalanalysisfunctions.1">
          <table:table-cell table:style-name="Statisticalanalysisfunctions.A2" office:value-type="string">
            <text:p text:style-name="OOoTableText"><text:span text:style-name="T20">CORREL</text:span>(data_1; data_2)</text:p>
          </table:table-cell>
          <table:table-cell table:style-name="Statisticalanalysisfunctions.B2" office:value-type="string">
            <text:p text:style-name="OOoTableText">Returns the correlation coefficient between two data sets.<text:span text:style-name="T21"> </text:span><text:span text:style-name="OOoStrongEmphasis">Data_1</text:span> is the first data set.<text:span text:style-name="T21"> </text:span><text:span text:style-name="OOoStrongEmphasis">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text:span text:style-name="T21"> </text:span>Text entries are ignored.<text:span text:style-name="T21"> </text:span><text:span text:style-name="OOoStrongEmphasis">Value_1; value_2; ...</text:span><text:span text:style-name="OOoStrongEmphasis"> value_30</text:span> are values or ranges which are to be counted.</text:p>
          </table:table-cell>
        </table:table-row>
        <text:soft-page-break/>
        <table:table-row table:style-name="Statisticalanalysisfunctions.1">
          <table:table-cell table:style-name="Statisticalanalysisfunctions.A2" office:value-type="string">
            <text:p text:style-name="OOoTableText"><text:span text:style-name="T20">COUNTA</text:span>(value_1; value_2; ... value_30)</text:p>
          </table:table-cell>
          <table:table-cell table:style-name="Statisticalanalysisfunctions.B2" office:value-type="string">
            <text:p text:style-name="OOoTableText">Counts how many values are in the list of arguments.<text:span text:style-name="T21"> </text:span>Text entries are also counted, even when they contain an empty string of length 0.<text:span text:style-name="T21"> </text:span>If an argument is an array or reference, empty cells within the array or reference are ignored.<text:span text:style-name="T21"> </text:span><text:span text:style-name="OOoStrongEmphasis">value_1; value_2; ...</text:span><text:span text:style-name="OOoStrongEmphasis">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20">COVAR</text:span>(data_1; data_2)</text:p>
          </table:table-cell>
          <table:table-cell table:style-name="Statisticalanalysisfunctions.B2" office:value-type="string">
            <text:p text:style-name="OOoTableText">Returns the covariance of the product of paired deviations.<text:span text:style-name="T21"> </text:span><text:span text:style-name="OOoStrongEmphasis">Data_1</text:span> is the first data set.<text:span text:style-name="T21"> </text:span><text:span text:style-name="OOoStrongEmphasis">Data_2</text:span> is the second data set.</text:p>
          </table:table-cell>
        </table:table-row>
        <table:table-row table:style-name="Statisticalanalysisfunctions.1">
          <table:table-cell table:style-name="Statisticalanalysisfunctions.A2" office:value-type="string">
            <text:p text:style-name="OOoTableText"><text:span text:style-name="T20">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text:span text:style-name="T21"> </text:span><text:span text:style-name="OOoStrongEmphasis">Trials</text:span> is the total number of trials.<text:span text:style-name="T21"> </text:span><text:span text:style-name="OOoStrongEmphasis">SP</text:span> is the probability of success for one trial.<text:span text:style-name="T21"> </text:span><text:span text:style-name="OOoStrongEmphasis">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20">DEVSQ</text:span>(number_1; number_2; ... number_30)</text:p>
          </table:table-cell>
          <table:table-cell table:style-name="Statisticalanalysisfunctions.B2" office:value-type="string">
            <text:p text:style-name="OOoTableText">Returns the sum of squares of deviations based on a sample mean.<text:span text:style-name="T21"> </text:span><text:span text:style-name="OOoStrongEmphasis">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20">EXPONDIST</text:span>(number; lambda; C)</text:p>
          </table:table-cell>
          <table:table-cell table:style-name="Statisticalanalysisfunctions.B2" office:value-type="string">
            <text:p text:style-name="OOoTableText">Returns the exponential distribution.<text:span text:style-name="T21"> </text:span><text:span text:style-name="OOoStrongEmphasis">Number</text:span> is the value of the function.<text:span text:style-name="T21"> </text:span><text:span text:style-name="OOoStrongEmphasis">Lambda</text:span> is the parameter value.<text:span text:style-name="T21"> </text:span><text:span text:style-name="OOoStrongEmphasis">C</text:span> is a logical value that determines the form of the function.<text:span text:style-name="T21"> </text:span><text:span text:style-name="OOoStrongEmphasis">C</text:span><text:span text:style-name="OOoDefault"> = 0</text:span> calculates the density function, and <text:span text:style-name="OOoStrongEmphasis">C</text:span> = 1 calculates the distribution.</text:p>
          </table:table-cell>
        </table:table-row>
        <table:table-row table:style-name="Statisticalanalysisfunctions.2">
          <table:table-cell table:style-name="Statisticalanalysisfunctions.A2" office:value-type="string">
            <text:p text:style-name="OOoTableText"><text:span text:style-name="T20">FDIST</text:span>(number; degrees_freedom_1; degrees_freedom_2)</text:p>
          </table:table-cell>
          <table:table-cell table:style-name="Statisticalanalysisfunctions.B2" office:value-type="string">
            <text:p text:style-name="OOoTableText">Calculates the values of an F probability distribution.<text:span text:style-name="T21"> </text:span><text:span text:style-name="OOoStrongEmphasis">Number</text:span> is the value for which the F distribution is to be calculated.<text:span text:style-name="T21"> </text:span><text:span text:style-name="OOoStrongEmphasis">Degrees_freedom_1</text:span> is the degrees of freedom in the numerator in the F distribution.<text:span text:style-name="T21"> </text:span><text:span text:style-name="OOoStrongEmphasis">Degrees_freedom_2</text:span> is the degrees of freedom in the denominator in the F distribution.</text:p>
          </table:table-cell>
        </table:table-row>
        <table:table-row table:style-name="Statisticalanalysisfunctions.1">
          <table:table-cell table:style-name="Statisticalanalysisfunctions.A2" office:value-type="string">
            <text:p text:style-name="OOoTableText"><text:span text:style-name="T20">FINV</text:span>(number; degrees_freedom_1; degrees_freedom_2)</text:p>
          </table:table-cell>
          <table:table-cell table:style-name="Statisticalanalysisfunctions.B2" office:value-type="string">
            <text:p text:style-name="OOoTableText">Returns the inverse of the F probability distribution.<text:span text:style-name="T21"> <text:s/></text:span><text:span text:style-name="OOoStrongEmphasis">Number</text:span> is probability value for which the inverse F distribution is to be calculated.<text:span text:style-name="T21"> </text:span><text:span text:style-name="OOoStrongEmphasis">Degrees_freedom_1</text:span> is the number of degrees of freedom in the numerator of the F distribution.<text:span text:style-name="T21"> </text:span><text:span text:style-name="OOoStrongEmphasis">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StrongEmphasis">numbe</text:span>r and creates a function close to a normal distribution.</text:p>
          </table:table-cell>
        </table:table-row>
        <table:table-row table:style-name="Statisticalanalysisfunctions.1">
          <table:table-cell table:style-name="Statisticalanalysisfunctions.B2" office:value-type="string">
            <text:p text:style-name="OOoTableText"><text:span text:style-name="T20">FISHERINV</text:span>(number)</text:p>
          </table:table-cell>
          <table:table-cell table:style-name="Statisticalanalysisfunctions.B2" office:value-type="string">
            <text:p text:style-name="OOoTableText">Returns the inverse of the Fisher transformation for the given <text:span text:style-name="OOoStrongEmphasis">number</text:span> and creates a function close to a normal distribution.<text:span text:style-name="T21"> </text:span></text:p>
          </table:table-cell>
        </table:table-row>
        <table:table-row table:style-name="Statisticalanalysisfunctions.2">
          <table:table-cell table:style-name="Statisticalanalysisfunctions.B2" office:value-type="string">
            <text:p text:style-name="OOoTableText">FORECAST(value; data_Y; data_X)</text:p>
          </table:table-cell>
          <table:table-cell table:style-name="Statisticalanalysisfunctions.B2" office:value-type="string">
            <text:p text:style-name="OOoTableText">Extrapolates future values based on existing x and y values.<text:span text:style-name="T21"> </text:span><text:span text:style-name="OOoStrongEmphasis">Value</text:span> is the x value, for which the y value of the linear regression is to be returned.<text:span text:style-name="T21"> </text:span><text:span text:style-name="OOoStrongEmphasis">Data_Y</text:span> is the array or range of known <text:span text:style-name="T23">Y</text:span>s.<text:span text:style-name="T21"> </text:span><text:span text:style-name="OOoStrongEmphasis">Data_X</text:span> is the array or range of known <text:span text:style-name="T23">X</text:span>s. Does not work for exponential functions.</text:p>
          </table:table-cell>
        </table:table-row>
        <table:table-row table:style-name="Statisticalanalysisfunctions.1">
          <table:table-cell table:style-name="Statisticalanalysisfunctions.B2" office:value-type="string">
            <text:p text:style-name="OOoTableText"><text:span text:style-name="T20">FTEST</text:span>(data_1; data_2)</text:p>
          </table:table-cell>
          <table:table-cell table:style-name="Statisticalanalysisfunctions.B2" office:value-type="string">
            <text:p text:style-name="OOoTableText">Returns the result of an F test.<text:span text:style-name="T21"> </text:span><text:span text:style-name="OOoStrongEmphasis">Data_1</text:span> is the first record array.<text:span text:style-name="T21"> </text:span><text:span text:style-name="OOoStrongEmphasis">Data_2</text:span> is the second record array.</text:p>
          </table:table-cell>
        </table:table-row>
        <text:soft-page-break/>
        <table:table-row table:style-name="Statisticalanalysisfunctions.2">
          <table:table-cell table:style-name="Statisticalanalysisfunctions.B2" office:value-type="string">
            <text:p text:style-name="OOoTableText"><text:span text:style-name="T20">GAMMADIST</text:span>(number; alpha; beta; C)</text:p>
          </table:table-cell>
          <table:table-cell table:style-name="Statisticalanalysisfunctions.B2" office:value-type="string">
            <text:p text:style-name="OOoTableText">Returns the values of a Gamma cumulative distribution.<text:span text:style-name="T21"> </text:span><text:span text:style-name="OOoStrongEmphasis">Number</text:span> is the value for which the Gamma distribution is to be calculated.<text:span text:style-name="T21"> </text:span><text:span text:style-name="OOoStrongEmphasis">Alpha</text:span> is the parameter Alpha of the Gamma distribution.<text:span text:style-name="T21"> </text:span><text:span text:style-name="OOoStrongEmphasis">Beta</text:span> is the parameter Beta of the Gamma distribution.<text:span text:style-name="T21"> </text:span><text:span text:style-name="OOoStrongEmphasis">C</text:span> = 0 calculates the density function, and <text:span text:style-name="OOoStrongEmphasis">C</text:span> = 1 calculates the distribution.</text:p>
          </table:table-cell>
        </table:table-row>
        <table:table-row table:style-name="Statisticalanalysisfunctions.1">
          <table:table-cell table:style-name="Statisticalanalysisfunctions.B2" office:value-type="string">
            <text:p text:style-name="OOoTableText"><text:span text:style-name="T20">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StrongEmphasis">Number</text:span> is the probability value for which the inverse Gamma distribution is to be calculated.<text:span text:style-name="T21"> </text:span><text:span text:style-name="OOoStrongEmphasis">Alpha</text:span> is the parameter Alpha of the Gamma distribution.<text:span text:style-name="T21"> </text:span><text:span text:style-name="OOoStrongEmphasis">Beta</text:span> is the parameter Beta of the Gamma distribution.</text:p>
          </table:table-cell>
        </table:table-row>
        <table:table-row table:style-name="Statisticalanalysisfunctions.2">
          <table:table-cell table:style-name="Statisticalanalysisfunctions.B2" office:value-type="string">
            <text:p text:style-name="OOoTableText"><text:span text:style-name="T20">GAMMALN</text:span>(number)</text:p>
          </table:table-cell>
          <table:table-cell table:style-name="Statisticalanalysisfunctions.B2" office:value-type="string">
            <text:p text:style-name="OOoTableText">Returns the natural logarithm of the Gamma function, G(x), for the given <text:span text:style-name="OOoStrongEmphasis">number</text:span>.</text:p>
          </table:table-cell>
        </table:table-row>
        <table:table-row table:style-name="Statisticalanalysisfunctions.1">
          <table:table-cell table:style-name="Statisticalanalysisfunctions.B2" office:value-type="string">
            <text:p text:style-name="OOoTableText">GAUSS(number)</text:p>
          </table:table-cell>
          <table:table-cell table:style-name="Statisticalanalysisfunctions.B2" office:value-type="string">
            <text:p text:style-name="OOoTableText">Returns the standard normal cumulative distribution for the given <text:span text:style-name="OOoStrongEmphasis">number</text:span>.</text:p>
          </table:table-cell>
        </table:table-row>
        <table:table-row table:style-name="Statisticalanalysisfunctions.2">
          <table:table-cell table:style-name="Statisticalanalysisfunctions.B2" office:value-type="string">
            <text:p text:style-name="OOoTableText"><text:span text:style-name="T20">GEOMEAN</text:span>(number_1; number_2; ... number_30)</text:p>
          </table:table-cell>
          <table:table-cell table:style-name="Statisticalanalysisfunctions.B2" office:value-type="string">
            <text:p text:style-name="OOoTableText">Returns the geometric mean of a sample.<text:span text:style-name="T21"> </text:span><text:span text:style-name="OOoStrongEmphasis">Number_1; number_2; ... number_30</text:span> are numerical arguments or ranges that represent a random sample.</text:p>
          </table:table-cell>
        </table:table-row>
        <table:table-row table:style-name="Statisticalanalysisfunctions.1">
          <table:table-cell table:style-name="Statisticalanalysisfunctions.B2" office:value-type="string">
            <text:p text:style-name="OOoTableText"><text:span text:style-name="T20">HARMEAN</text:span>(number_1; number_2; ... number_30)</text:p>
          </table:table-cell>
          <table:table-cell table:style-name="Statisticalanalysisfunctions.B2" office:value-type="string">
            <text:p text:style-name="OOoTableText">Returns the harmonic mean of a data set.<text:span text:style-name="T21"> </text:span><text:span text:style-name="OOoStrongEmphasis">Number_1; number_2; ... number_30</text:span> are values or ranges that can be used to calculate the harmonic mean.</text:p>
          </table:table-cell>
        </table:table-row>
        <table:table-row table:style-name="Statisticalanalysisfunctions.2">
          <table:table-cell table:style-name="Statisticalanalysisfunctions.B2" office:value-type="string">
            <text:p text:style-name="OOoTableText"><text:span text:style-name="T20">HYPGEOMDIST</text:span>(X; n_sample; successes; n_population)</text:p>
          </table:table-cell>
          <table:table-cell table:style-name="Statisticalanalysisfunctions.B2" office:value-type="string">
            <text:p text:style-name="OOoTableText">Returns the <text:span text:style-name="T20">hypergeometric</text:span> distribution.<text:span text:style-name="T21"> </text:span><text:span text:style-name="OOoStrongEmphasis">X</text:span> is the number of results achieved in the random sample.<text:span text:style-name="T21"> </text:span><text:span text:style-name="OOoStrongEmphasis">N_sample</text:span> is the size of the random sample.<text:span text:style-name="T21"> </text:span><text:span text:style-name="OOoStrongEmphasis">Successes</text:span> is the number of possible results in the total population.<text:span text:style-name="T21"> </text:span><text:span text:style-name="OOoStrongEmphasis">N_population </text:span>is the size of the total population.</text:p>
          </table:table-cell>
        </table:table-row>
        <table:table-row table:style-name="Statisticalanalysisfunctions.1">
          <table:table-cell table:style-name="Statisticalanalysisfunctions.B2"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text:span text:style-name="T21"> </text:span><text:span text:style-name="OOoStrongEmphasis">Data_Y</text:span> is the dependent set of observations or data.<text:span text:style-name="T21"> </text:span><text:span text:style-name="OOoStrongEmphasis">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B2"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text:span text:style-name="T21"> </text:span><text:span text:style-name="OOoStrongEmphasis">Number_1; number_2; ... number_30</text:span> are numerical arguments or ranges representing a random sample of distribution.</text:p>
          </table:table-cell>
        </table:table-row>
        <table:table-row table:style-name="Statisticalanalysisfunctions.1">
          <table:table-cell table:style-name="Statisticalanalysisfunctions.B2" office:value-type="string">
            <text:p text:style-name="OOoTableText">LARGE(data; rank_c)</text:p>
          </table:table-cell>
          <table:table-cell table:style-name="Statisticalanalysisfunctions.B2" office:value-type="string">
            <text:p text:style-name="OOoTableText">Returns the Rank_c-th largest value in a data set.<text:span text:style-name="T21"> </text:span><text:span text:style-name="OOoStrongEmphasis">Data</text:span> is the cell range of data.<text:span text:style-name="T21"> </text:span><text:span text:style-name="OOoStrongEmphasis">Rank_c</text:span> is the ranking of the value (2nd largest, 3rd largest, etc.) written as an integer.</text:p>
          </table:table-cell>
        </table:table-row>
        <table:table-row table:style-name="Statisticalanalysisfunctions.2">
          <table:table-cell table:style-name="Statisticalanalysisfunctions.B2" office:value-type="string">
            <text:p text:style-name="OOoTableText"><text:span text:style-name="T20">LOGINV</text:span>(number; mean; STDEV)</text:p>
          </table:table-cell>
          <table:table-cell table:style-name="Statisticalanalysisfunctions.B2" office:value-type="string">
            <text:p text:style-name="OOoTableText">Returns the inverse of the <text:span text:style-name="T20">lognormal</text:span> distribution for the given <text:span text:style-name="OOoStrongEmphasis">Number</text:span>, a probability value.<text:span text:style-name="T21"> </text:span><text:span text:style-name="OOoStrongEmphasis">Mean</text:span> is the arithmetic mean of the standard logarithmic distribution.<text:span text:style-name="T21"> </text:span><text:span text:style-name="OOoStrongEmphasis">STDEV</text:span> is the standard deviation of the standard logarithmic distribution.</text:p>
          </table:table-cell>
        </table:table-row>
        <text:soft-page-break/>
        <table:table-row table:style-name="Statisticalanalysisfunctions.1">
          <table:table-cell table:style-name="Statisticalanalysisfunctions.B2" office:value-type="string">
            <text:p text:style-name="OOoTableText"><text:span text:style-name="T20">LOGNORMDIST</text:span>(number; mean; STDEV)</text:p>
          </table:table-cell>
          <table:table-cell table:style-name="Statisticalanalysisfunctions.B2" office:value-type="string">
            <text:p text:style-name="OOoTableText">Returns the cumulative lognormal distribution for the given<text:span text:style-name="T21"> </text:span><text:span text:style-name="OOoStrongEmphasis">Number</text:span><text:span text:style-name="OOoDefault">, a</text:span> probability value.<text:span text:style-name="T21"> </text:span><text:span text:style-name="OOoStrongEmphasis">Mean</text:span> is the mean value of the standard logarithmic distribution.<text:span text:style-name="T21"> </text:span><text:span text:style-name="OOoStrongEmphasis">STDEV</text:span> is the standard deviation of the standard logarithmic distribution.</text:p>
          </table:table-cell>
        </table:table-row>
        <table:table-row table:style-name="Statisticalanalysisfunctions.2">
          <table:table-cell table:style-name="Statisticalanalysisfunctions.B2" office:value-type="string">
            <text:p text:style-name="OOoTableText">MAX(number_1; number_2; ... number_30)</text:p>
          </table:table-cell>
          <table:table-cell table:style-name="Statisticalanalysisfunctions.B2" office:value-type="string">
            <text:p text:style-name="OOoTableText">Returns the maximum value in a list of arguments.<text:span text:style-name="T21"> </text:span><text:span text:style-name="OOoStrongEmphasis">Number_1; number_2; ... number_30</text:span> are numerical values or ranges.</text:p>
          </table:table-cell>
        </table:table-row>
        <table:table-row table:style-name="Statisticalanalysisfunctions.1">
          <table:table-cell table:style-name="Statisticalanalysisfunctions.B2" office:value-type="string">
            <text:p text:style-name="OOoTableText"><text:span text:style-name="T20">MAXA</text:span>(value_1; value_2; ... <text:s/>value_30)</text:p>
          </table:table-cell>
          <table:table-cell table:style-name="Statisticalanalysisfunctions.B2" office:value-type="string">
            <text:p text:style-name="OOoTableText">Returns the maximum value in a list of arguments.<text:span text:style-name="T21"> </text:span>Unlike MAX, text can be entered.<text:span text:style-name="T21"> </text:span>The value of the text is 0.<text:span text:style-name="T21"> </text:span><text:span text:style-name="OOoStrongEmphasis">Value_1; value_2; ... value_30</text:span> <text:span text:style-name="T18">are values or ranges.</text:span></text:p>
          </table:table-cell>
        </table:table-row>
        <table:table-row table:style-name="Statisticalanalysisfunctions.2">
          <table:table-cell table:style-name="Statisticalanalysisfunctions.B2" office:value-type="string">
            <text:p text:style-name="OOoTableText">MEDIAN(number_1; number_2; ... number_30)</text:p>
          </table:table-cell>
          <table:table-cell table:style-name="Statisticalanalysisfunctions.B2" office:value-type="string">
            <text:p text:style-name="OOoTableText">Returns the median of a set of numbers.<text:span text:style-name="T21"> </text:span><text:span text:style-name="OOoStrongEmphasis">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B2" office:value-type="string">
            <text:p text:style-name="OOoTableText">MIN(number_1; number_2; ... number_30)</text:p>
          </table:table-cell>
          <table:table-cell table:style-name="Statisticalanalysisfunctions.B2" office:value-type="string">
            <text:p text:style-name="OOoTableText">Returns the minimum value in a list of arguments.<text:span text:style-name="T21"> </text:span><text:span text:style-name="OOoStrongEmphasis">Number_1; number_2; ... number_30</text:span> are numerical values or ranges.</text:p>
          </table:table-cell>
        </table:table-row>
        <table:table-row table:style-name="Statisticalanalysisfunctions.2">
          <table:table-cell table:style-name="Statisticalanalysisfunctions.B2" office:value-type="string">
            <text:p text:style-name="OOoTableText">MINA(value_1; value_2; ... value_30)</text:p>
          </table:table-cell>
          <table:table-cell table:style-name="Statisticalanalysisfunctions.B2" office:value-type="string">
            <text:p text:style-name="OOoTableText">Returns the minimum value in a list of arguments.<text:span text:style-name="T21"> </text:span>Here text can also be entered.<text:span text:style-name="T21"> </text:span>The value of the text is 0.<text:span text:style-name="T21"> </text:span><text:span text:style-name="OOoStrongEmphasis">Value_1; value_2; ... value_30</text:span> are values or ranges.</text:p>
          </table:table-cell>
        </table:table-row>
        <table:table-row table:style-name="Statisticalanalysisfunctions.1">
          <table:table-cell table:style-name="Statisticalanalysisfunctions.B2" office:value-type="string">
            <text:p text:style-name="OOoTableText">MODE(number_1; number_2; ... number_30)</text:p>
          </table:table-cell>
          <table:table-cell table:style-name="Statisticalanalysisfunctions.B2" office:value-type="string">
            <text:p text:style-name="OOoTableText">Returns the most common value in a data set.<text:span text:style-name="T21"> </text:span><text:span text:style-name="OOoStrongEmphasis">Number_1; number_2; ... number_30</text:span> are numerical values or ranges. <text:s/>If several values have the same frequency, it returns the smallest value.<text:span text:style-name="T21"> </text:span>An error occurs when a value does not appear twice.</text:p>
          </table:table-cell>
        </table:table-row>
        <table:table-row table:style-name="Statisticalanalysisfunctions.2">
          <table:table-cell table:style-name="Statisticalanalysisfunctions.B2" office:value-type="string">
            <text:p text:style-name="OOoTableText"><text:span text:style-name="T20">NEGBINOMDIST</text:span>(X; R; SP)</text:p>
          </table:table-cell>
          <table:table-cell table:style-name="Statisticalanalysisfunctions.B2" office:value-type="string">
            <text:p text:style-name="OOoTableText">Returns the negative binomial distribution.<text:span text:style-name="T21"> </text:span><text:span text:style-name="OOoStrongEmphasis">X</text:span> is the value returned for unsuccessful tests.<text:span text:style-name="T21"> </text:span><text:span text:style-name="OOoStrongEmphasis">R</text:span> is the value returned for successful tests.<text:span text:style-name="T21"> </text:span><text:span text:style-name="OOoStrongEmphasis">SP</text:span> is the probability of the success of an attempt.</text:p>
          </table:table-cell>
        </table:table-row>
        <table:table-row table:style-name="Statisticalanalysisfunctions.1">
          <table:table-cell table:style-name="Statisticalanalysisfunctions.B2" office:value-type="string">
            <text:p text:style-name="OOoTableText"><text:span text:style-name="T20">NORMDIST</text:span>(number; mean; STDEV; C)</text:p>
          </table:table-cell>
          <table:table-cell table:style-name="Statisticalanalysisfunctions.B2" office:value-type="string">
            <text:p text:style-name="OOoTableText">Returns the normal distribution for the given<text:span text:style-name="T21"> </text:span><text:span text:style-name="OOoStrongEmphasis">Number</text:span> in the distribution.<text:span text:style-name="T21"> </text:span><text:span text:style-name="OOoStrongEmphasis">Mean</text:span> is the mean value of the distribution.<text:span text:style-name="T21"> </text:span><text:span text:style-name="OOoStrongEmphasis">STDEV</text:span> is the standard deviation of the distribution.<text:span text:style-name="T21"> </text:span><text:span text:style-name="OOoStrongEmphasis">C</text:span> = 0 calculates the density function, and <text:span text:style-name="OOoStrongEmphasis">C</text:span> = 1 calculates the distribution.</text:p>
          </table:table-cell>
        </table:table-row>
        <table:table-row table:style-name="Statisticalanalysisfunctions.2">
          <table:table-cell table:style-name="Statisticalanalysisfunctions.B2" office:value-type="string">
            <text:p text:style-name="OOoTableText"><text:span text:style-name="T20">NORMINV</text:span>(number; mean; STDEV)</text:p>
          </table:table-cell>
          <table:table-cell table:style-name="Statisticalanalysisfunctions.B2" office:value-type="string">
            <text:p text:style-name="OOoTableText">Returns the inverse of the normal distribution for the given<text:span text:style-name="T21"> </text:span><text:span text:style-name="OOoStrongEmphasis">Number</text:span> in the distribution.<text:span text:style-name="T21"> </text:span><text:span text:style-name="OOoStrongEmphasis">Mean</text:span> is the mean value in the normal distribution.<text:span text:style-name="T21"> </text:span><text:span text:style-name="OOoStrongEmphasis">STDEV</text:span> is the standard deviation of the normal distribution.</text:p>
          </table:table-cell>
        </table:table-row>
        <table:table-row table:style-name="Statisticalanalysisfunctions.1">
          <table:table-cell table:style-name="Statisticalanalysisfunctions.B2" office:value-type="string">
            <text:p text:style-name="OOoTableText"><text:span text:style-name="T20">NORMSDIST</text:span>(number)</text:p>
          </table:table-cell>
          <table:table-cell table:style-name="Statisticalanalysisfunctions.B2" office:value-type="string">
            <text:p text:style-name="OOoTableText">Returns the standard normal cumulative distribution for the given<text:span text:style-name="T21"> </text:span><text:span text:style-name="OOoStrongEmphasis">Number</text:span>.</text:p>
          </table:table-cell>
        </table:table-row>
        <table:table-row table:style-name="Statisticalanalysisfunctions.2">
          <table:table-cell table:style-name="Statisticalanalysisfunctions.B2" office:value-type="string">
            <text:p text:style-name="OOoTableText"><text:span text:style-name="T20">NORMSINV</text:span>(number)</text:p>
          </table:table-cell>
          <table:table-cell table:style-name="Statisticalanalysisfunctions.B2" office:value-type="string">
            <text:p text:style-name="OOoTableText">Returns the inverse of the standard normal distribution for the given<text:span text:style-name="T21"> </text:span><text:span text:style-name="OOoStrongEmphasis">Number</text:span><text:span text:style-name="OOoDefault">,</text:span> a probability value.</text:p>
          </table:table-cell>
        </table:table-row>
        <table:table-row table:style-name="Statisticalanalysisfunctions.1">
          <table:table-cell table:style-name="Statisticalanalysisfunctions.B2" office:value-type="string">
            <text:p text:style-name="OOoTableText">PEARSON(data_1; data_2)</text:p>
          </table:table-cell>
          <table:table-cell table:style-name="Statisticalanalysisfunctions.B2" office:value-type="string">
            <text:p text:style-name="OOoTableText">Returns the Pearson product moment correlation coefficient r.<text:span text:style-name="T21"> </text:span><text:span text:style-name="OOoStrongEmphasis">Data_1</text:span> is the array of the first data set.<text:span text:style-name="T21"> </text:span><text:span text:style-name="OOoStrongEmphasis">Data_2</text:span> is the array of the second data set.</text:p>
          </table:table-cell>
        </table:table-row>
        <text:soft-page-break/>
        <table:table-row table:style-name="Statisticalanalysisfunctions.2">
          <table:table-cell table:style-name="Statisticalanalysisfunctions.B2"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StrongEmphasis">Data</text:span> is the array of data.<text:span text:style-name="T21"> </text:span><text:span text:style-name="OOoStrongEmphasis">Alpha</text:span> is the percentage of the scale between 0 and 1.</text:p>
          </table:table-cell>
        </table:table-row>
        <table:table-row table:style-name="Statisticalanalysisfunctions.1">
          <table:table-cell table:style-name="Statisticalanalysisfunctions.B2" office:value-type="string">
            <text:p text:style-name="OOoTableText"><text:span text:style-name="T20">PERCENTRANK</text:span>(data; value)</text:p>
          </table:table-cell>
          <table:table-cell table:style-name="Statisticalanalysisfunctions.B2" office:value-type="string">
            <text:p text:style-name="OOoTableText">Returns the percentage rank (percentile) of the given <text:span text:style-name="OOoStrongEmphasis">value</text:span> in a sample.<text:span text:style-name="T21"> </text:span><text:span text:style-name="OOoStrongEmphasis">Data</text:span> is the array of data in the sample.<text:span text:style-name="T21"> </text:span></text:p>
          </table:table-cell>
        </table:table-row>
        <table:table-row table:style-name="Statisticalanalysisfunctions.2">
          <table:table-cell table:style-name="Statisticalanalysisfunctions.B2" office:value-type="string">
            <text:p text:style-name="OOoTableText"><text:span text:style-name="T20">PERMUT</text:span>(count_1; count_2)</text:p>
          </table:table-cell>
          <table:table-cell table:style-name="Statisticalanalysisfunctions.B2" office:value-type="string">
            <text:p text:style-name="OOoTableText">Returns the number of permutations for a given number of objects.<text:span text:style-name="T21"> </text:span><text:span text:style-name="OOoStrongEmphasis">Count_1</text:span> is the total number of objects.<text:span text:style-name="T21"> </text:span><text:span text:style-name="OOoStrongEmphasis">Count_2</text:span> is the number of objects in each permutation.</text:p>
          </table:table-cell>
        </table:table-row>
        <table:table-row table:style-name="Statisticalanalysisfunctions.1">
          <table:table-cell table:style-name="Statisticalanalysisfunctions.B2" office:value-type="string">
            <text:p text:style-name="OOoTableText"><text:span text:style-name="T20">PERMUTATIONA</text:span>(count_1; count_2)</text:p>
          </table:table-cell>
          <table:table-cell table:style-name="Statisticalanalysisfunctions.B2" office:value-type="string">
            <text:p text:style-name="OOoTableText">Returns the number of permutations for a given number of objects (repetition allowed).<text:span text:style-name="T21"> </text:span><text:span text:style-name="OOoStrongEmphasis">Count_1</text:span> is the total number of objects.<text:span text:style-name="T21"> </text:span><text:span text:style-name="OOoStrongEmphasis">Count_2</text:span> is the number of objects in each permutation.</text:p>
          </table:table-cell>
        </table:table-row>
        <table:table-row table:style-name="Statisticalanalysisfunctions.2">
          <table:table-cell table:style-name="Statisticalanalysisfunctions.B2"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text:span text:style-name="T21"> </text:span><text:span text:style-name="OOoStrongEmphasis">Number</text:span>.</text:p>
          </table:table-cell>
        </table:table-row>
        <table:table-row table:style-name="Statisticalanalysisfunctions.1">
          <table:table-cell table:style-name="Statisticalanalysisfunctions.B2" office:value-type="string">
            <text:p text:style-name="OOoTableText">POISSON(number; mean; C)</text:p>
          </table:table-cell>
          <table:table-cell table:style-name="Statisticalanalysisfunctions.B2" office:value-type="string">
            <text:p text:style-name="OOoTableText">Returns the Poisson distribution for the given<text:span text:style-name="T21"> </text:span><text:span text:style-name="OOoStrongEmphasis">Number</text:span>.<text:span text:style-name="T21"> </text:span><text:span text:style-name="OOoStrongEmphasis">Mean</text:span> is the middle value of the Poisson distribution.<text:span text:style-name="T21"> </text:span><text:span text:style-name="OOoStrongEmphasis">C</text:span> = 0 calculates the density function, and <text:span text:style-name="OOoStrongEmphasis">C</text:span> = 1 calculates the distribution.</text:p>
          </table:table-cell>
        </table:table-row>
        <table:table-row table:style-name="Statisticalanalysisfunctions.2">
          <table:table-cell table:style-name="Statisticalanalysisfunctions.B2"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text:span text:style-name="T21"> </text:span><text:span text:style-name="OOoStrongEmphasis">Data</text:span> is the array or range of data in the sample.<text:span text:style-name="T21"> </text:span><text:span text:style-name="OOoStrongEmphasis">Probability</text:span> is the array or range of the corresponding probabilities.<text:span text:style-name="T21"> </text:span><text:span text:style-name="OOoStrongEmphasis">Start</text:span> is the start value of the interval whose probabilities are to be summed.<text:span text:style-name="T21"> </text:span><text:span text:style-name="OOoStrongEmphasis">End</text:span> (optional) is the end value of the interval whose probabilities are to be summed.<text:span text:style-name="T21"> </text:span>If this parameter is missing, the probability for the <text:span text:style-name="OOoStrongEmphasis">Start </text:span>value is calculated.</text:p>
          </table:table-cell>
        </table:table-row>
        <table:table-row table:style-name="Statisticalanalysisfunctions.1">
          <table:table-cell table:style-name="Statisticalanalysisfunctions.B2" office:value-type="string">
            <text:p text:style-name="OOoTableText">QUARTILE(data; type)</text:p>
          </table:table-cell>
          <table:table-cell table:style-name="Statisticalanalysisfunctions.B2" office:value-type="string">
            <text:p text:style-name="OOoTableText">Returns the quartile of a data set.<text:span text:style-name="T21"> </text:span><text:span text:style-name="OOoStrongEmphasis">Data</text:span> is the array of data in the sample.<text:span text:style-name="T21"> </text:span><text:span text:style-name="OOoStrongEmphasis">Type</text:span> is the type of quartile. (0 = Min, 1 = 25%, 2 = 50% (Median), 3 = 75% and 4 = Max.)</text:p>
          </table:table-cell>
        </table:table-row>
        <table:table-row table:style-name="Statisticalanalysisfunctions.2">
          <table:table-cell table:style-name="Statisticalanalysisfunctions.B2" office:value-type="string">
            <text:p text:style-name="OOoTableText">RANK(value; data; type)</text:p>
          </table:table-cell>
          <table:table-cell table:style-name="Statisticalanalysisfunctions.B2" office:value-type="string">
            <text:p text:style-name="OOoTableText">Returns the rank of the given <text:span text:style-name="OOoStrongEmphasis">Value</text:span> in a sample.<text:span text:style-name="T21"> </text:span><text:span text:style-name="OOoStrongEmphasis">Data</text:span> is the array or range of data in the sample.<text:span text:style-name="T21"> </text:span><text:span text:style-name="OOoStrongEmphasis">Type</text:span> (optional) is the sequence order, either ascending (0) or descending (1).</text:p>
          </table:table-cell>
        </table:table-row>
        <table:table-row table:style-name="Statisticalanalysisfunctions.1">
          <table:table-cell table:style-name="Statisticalanalysisfunctions.B2" office:value-type="string">
            <text:p text:style-name="OOoTableText"><text:span text:style-name="T20">RSQ</text:span>(data_Y; data_X)</text:p>
          </table:table-cell>
          <table:table-cell table:style-name="Statisticalanalysisfunctions.B2" office:value-type="string">
            <text:p text:style-name="OOoTableText">Returns the square of the Pearson correlation coefficient based on the given values.<text:span text:style-name="T21"> </text:span><text:span text:style-name="OOoStrongEmphasis">Data_Y</text:span> is an array or range of data points.<text:span text:style-name="T21"> </text:span><text:span text:style-name="OOoStrongEmphasis">Data_X</text:span> is an array or range of data points.</text:p>
          </table:table-cell>
        </table:table-row>
        <table:table-row table:style-name="Statisticalanalysisfunctions.2">
          <table:table-cell table:style-name="Statisticalanalysisfunctions.B2" office:value-type="string">
            <text:p text:style-name="OOoTableText">SKEW(number_1; number_2; ... number_30)</text:p>
          </table:table-cell>
          <table:table-cell table:style-name="Statisticalanalysisfunctions.B2" office:value-type="string">
            <text:p text:style-name="OOoTableText">Returns the skewness of a distribution.<text:span text:style-name="T21"> </text:span><text:span text:style-name="OOoStrongEmphasis">Number_1; number_2; ... number_30</text:span> are numerical values or ranges.</text:p>
          </table:table-cell>
        </table:table-row>
        <table:table-row table:style-name="Statisticalanalysisfunctions.1">
          <table:table-cell table:style-name="Statisticalanalysisfunctions.B2" office:value-type="string">
            <text:p text:style-name="OOoTableText">SLOPE(data_Y; data_X)</text:p>
          </table:table-cell>
          <table:table-cell table:style-name="Statisticalanalysisfunctions.B2" office:value-type="string">
            <text:p text:style-name="OOoTableText">Returns the slope of the linear regression line. <text:span text:style-name="T21"><text:s/></text:span><text:span text:style-name="OOoStrongEmphasis">Data_Y</text:span> is the array or matrix of Y data.<text:span text:style-name="T21"> </text:span><text:span text:style-name="OOoStrongEmphasis">Data_X</text:span> is the array or matrix of X data.</text:p>
          </table:table-cell>
        </table:table-row>
        <table:table-row table:style-name="Statisticalanalysisfunctions.2">
          <table:table-cell table:style-name="Statisticalanalysisfunctions.B2" office:value-type="string">
            <text:p text:style-name="OOoTableText">SMALL(data; rank_c)</text:p>
          </table:table-cell>
          <table:table-cell table:style-name="Statisticalanalysisfunctions.B2" office:value-type="string">
            <text:p text:style-name="OOoTableText">Returns the Rank_c-th smallest value in a data set.<text:span text:style-name="T21"> </text:span><text:span text:style-name="OOoStrongEmphasis">Data</text:span> is the cell range of data.<text:span text:style-name="T21"> </text:span><text:span text:style-name="OOoStrongEmphasis">Rank_c</text:span> is the rank of the value (2nd<text:span text:style-name="T31"> </text:span>smallest, 3rd smallest, etc.) written as an integer.</text:p>
          </table:table-cell>
        </table:table-row>
        <text:soft-page-break/>
        <table:table-row table:style-name="Statisticalanalysisfunctions.1">
          <table:table-cell table:style-name="Statisticalanalysisfunctions.B2" office:value-type="string">
            <text:p text:style-name="OOoTableText">STANDARDIZE(number; mean; STDEV)</text:p>
          </table:table-cell>
          <table:table-cell table:style-name="Statisticalanalysisfunctions.B2" office:value-type="string">
            <text:p text:style-name="OOoTableText">Converts a random variable to a normalized value.<text:span text:style-name="T21"> </text:span><text:span text:style-name="OOoStrongEmphasis">Number</text:span> is the value to be standardized.<text:span text:style-name="T21"> </text:span><text:span text:style-name="OOoStrongEmphasis">Mean</text:span> is the arithmetic mean of the distribution.<text:span text:style-name="T21"> </text:span><text:span text:style-name="OOoStrongEmphasis">STDEV</text:span> is the standard deviation of the distribution.</text:p>
          </table:table-cell>
        </table:table-row>
        <table:table-row table:style-name="Statisticalanalysisfunctions.2">
          <table:table-cell table:style-name="Statisticalanalysisfunctions.B2" office:value-type="string">
            <text:p text:style-name="OOoTableText">STDEV(number_1; number_2; ... number_30)</text:p>
          </table:table-cell>
          <table:table-cell table:style-name="Statisticalanalysisfunctions.B2" office:value-type="string">
            <text:p text:style-name="OOoTableText">Estimates the standard deviation based on a sample.<text:span text:style-name="T21"> </text:span><text:span text:style-name="OOoStrongEmphasis">Number_1; number_2; ... number_30</text:span> are numerical values or ranges representing a sample based on an entire population.</text:p>
          </table:table-cell>
        </table:table-row>
        <table:table-row table:style-name="Statisticalanalysisfunctions.1">
          <table:table-cell table:style-name="Statisticalanalysisfunctions.B2" office:value-type="string">
            <text:p text:style-name="OOoTableText"><text:span text:style-name="T20">STDEVA</text:span>(value_1; value_2; ... value_30)</text:p>
          </table:table-cell>
          <table:table-cell table:style-name="Statisticalanalysisfunctions.B2" office:value-type="string">
            <text:p text:style-name="OOoTableText">Calculates the standard deviation of an estimation based on a sample.<text:span text:style-name="T21"> </text:span><text:span text:style-name="OOoStrongEmphasis">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B2" office:value-type="string">
            <text:p text:style-name="OOoTableText"><text:span text:style-name="T20">STDEVP</text:span>(number_1; number_2; ... number_30)</text:p>
          </table:table-cell>
          <table:table-cell table:style-name="Statisticalanalysisfunctions.B2" office:value-type="string">
            <text:p text:style-name="OOoTableText">Calculates the standard deviation based on the entire population.<text:span text:style-name="T21"> </text:span><text:span text:style-name="OOoStrongEmphasis">Number_1; number_2; ... number_30</text:span> are numerical values or ranges representing a sample based on an entire population.</text:p>
          </table:table-cell>
        </table:table-row>
        <table:table-row table:style-name="Statisticalanalysisfunctions.1">
          <table:table-cell table:style-name="Statisticalanalysisfunctions.B2" office:value-type="string">
            <text:p text:style-name="OOoTableText"><text:span text:style-name="T20">STDEVPA</text:span>(value_1; value_2; ... value_30)</text:p>
          </table:table-cell>
          <table:table-cell table:style-name="Statisticalanalysisfunctions.B2" office:value-type="string">
            <text:p text:style-name="OOoTableText">Calculates the standard deviation based on the entire population.<text:span text:style-name="T21"> </text:span><text:span text:style-name="OOoStrongEmphasis">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B2" office:value-type="string">
            <text:p text:style-name="OOoTableText"><text:span text:style-name="T20">STEYX</text:span>(data_Y; data_X)</text:p>
          </table:table-cell>
          <table:table-cell table:style-name="Statisticalanalysisfunctions.B2" office:value-type="string">
            <text:p text:style-name="OOoTableText">Returns the standard error of the predicted y value for each x in the regression.<text:span text:style-name="T21"> </text:span><text:span text:style-name="OOoStrongEmphasis">Data_Y</text:span> is the array or matrix of Y data.<text:span text:style-name="T21"> </text:span><text:span text:style-name="OOoStrongEmphasis">Data_X</text:span> is the array or matrix of X data.</text:p>
          </table:table-cell>
        </table:table-row>
        <table:table-row table:style-name="Statisticalanalysisfunctions.1">
          <table:table-cell table:style-name="Statisticalanalysisfunctions.B2" office:value-type="string">
            <text:p text:style-name="OOoTableText"><text:span text:style-name="T20">TDIST</text:span>(number; degrees_freedom; mode)</text:p>
          </table:table-cell>
          <table:table-cell table:style-name="Statisticalanalysisfunctions.B2" office:value-type="string">
            <text:p text:style-name="OOoTableText">Returns the t-distribution for the given<text:span text:style-name="T21"> </text:span><text:span text:style-name="OOoStrongEmphasis">Number</text:span>.<text:span text:style-name="T21"> </text:span><text:span text:style-name="OOoStrongEmphasis">Degrees_freedom</text:span> is the number of degrees of freedom for the t-distribution.<text:span text:style-name="T21"> </text:span><text:span text:style-name="OOoStrongEmphasis">Mode</text:span> = 1 returns the one-tailed test, <text:span text:style-name="OOoStrongEmphasis">Mode</text:span> = 2 returns the two-tailed test.</text:p>
          </table:table-cell>
        </table:table-row>
        <table:table-row table:style-name="Statisticalanalysisfunctions.2">
          <table:table-cell table:style-name="Statisticalanalysisfunctions.B2" office:value-type="string">
            <text:p text:style-name="OOoTableText"><text:span text:style-name="T20">TINV</text:span>(number; degrees_freedom)</text:p>
          </table:table-cell>
          <table:table-cell table:style-name="Statisticalanalysisfunctions.B2" office:value-type="string">
            <text:p text:style-name="OOoTableText">Returns the inverse of the t-distribution, for the given<text:span text:style-name="T21"> </text:span><text:span text:style-name="OOoStrongEmphasis">Number</text:span> associated with the two-tailed t-distribution.<text:span text:style-name="T21"> </text:span><text:span text:style-name="OOoStrongEmphasis">Degrees_freedom</text:span> is the number of degrees of freedom for the t-distribution.</text:p>
          </table:table-cell>
        </table:table-row>
        <table:table-row table:style-name="Statisticalanalysisfunctions.1">
          <table:table-cell table:style-name="Statisticalanalysisfunctions.B2" office:value-type="string">
            <text:p text:style-name="OOoTableText"><text:span text:style-name="T20">TRIMMEAN</text:span>(data; alpha)</text:p>
          </table:table-cell>
          <table:table-cell table:style-name="Statisticalanalysisfunctions.B2" office:value-type="string">
            <text:p text:style-name="OOoTableText">Returns the mean of a data set without the Alpha proportion of data at the margins.<text:span text:style-name="T21"> </text:span><text:span text:style-name="OOoStrongEmphasis">Data</text:span> is the array of data in the sample.<text:span text:style-name="T21"> </text:span><text:span text:style-name="OOoStrongEmphasis">Alpha</text:span> is the proportion of the marginal data that will not be taken into consideration.</text:p>
          </table:table-cell>
        </table:table-row>
        <table:table-row table:style-name="Statisticalanalysisfunctions.2">
          <table:table-cell table:style-name="Statisticalanalysisfunctions.B2" office:value-type="string">
            <text:p text:style-name="OOoTableText"><text:span text:style-name="T20">TTEST</text:span>(data_1; data_2; mode; type)</text:p>
          </table:table-cell>
          <table:table-cell table:style-name="Statisticalanalysisfunctions.B2" office:value-type="string">
            <text:p text:style-name="OOoTableText">Returns the probability associated with a Student<text:span text:style-name="T23">’</text:span>s t-Test.<text:span text:style-name="T21"> </text:span><text:span text:style-name="OOoStrongEmphasis">Data_1</text:span> is the dependent array or range of data for the first record.<text:span text:style-name="T21"> </text:span><text:span text:style-name="OOoStrongEmphasis">Data_2</text:span> is the dependent array or range of data for the second record.<text:span text:style-name="T21"> </text:span><text:span text:style-name="OOoStrongEmphasis">Mode</text:span> = 1 calculates the one-tailed test, <text:span text:style-name="OOoStrongEmphasis">Mode</text:span> = 2 the two- tailed test.<text:span text:style-name="T21"> </text:span><text:span text:style-name="OOoStrongEmphasis">Type</text:span> of t-test to perform:<text:span text:style-name="T21"> </text:span>paired (1), equal variance (<text:span text:style-name="T20">homoscedastic</text:span>) (2), or unequal variance (<text:span text:style-name="T20">heteroscedastic</text:span>) (3).</text:p>
          </table:table-cell>
        </table:table-row>
        <table:table-row table:style-name="Statisticalanalysisfunctions.1">
          <table:table-cell table:style-name="Statisticalanalysisfunctions.B2" office:value-type="string">
            <text:p text:style-name="OOoTableText">VAR(number_1; number_2; ... number_30)</text:p>
          </table:table-cell>
          <table:table-cell table:style-name="Statisticalanalysisfunctions.B2" office:value-type="string">
            <text:p text:style-name="OOoTableText">Estimates the variance based on a sample.<text:span text:style-name="T21"> </text:span><text:span text:style-name="OOoStrongEmphasis">Number_1; number_2; ... number_30</text:span> are numerical values or ranges representing a sample based on an entire population.</text:p>
          </table:table-cell>
        </table:table-row>
        <text:soft-page-break/>
        <table:table-row table:style-name="Statisticalanalysisfunctions.2">
          <table:table-cell table:style-name="Statisticalanalysisfunctions.B2" office:value-type="string">
            <text:p text:style-name="OOoTableText"><text:span text:style-name="T20">VARA</text:span>(value_1; value_2; ... value_30)</text:p>
          </table:table-cell>
          <table:table-cell table:style-name="Statisticalanalysisfunctions.B2" office:value-type="string">
            <text:p text:style-name="OOoTableText">Estimates a variance based on a sample.<text:span text:style-name="T21"> </text:span>The value of text is 0.<text:span text:style-name="T21"> </text:span><text:span text:style-name="OOoStrongEmphasis">Value_1; value_2; ... value_30</text:span> are values or ranges representing a sample derived from an entire population.<text:span text:style-name="T21"> </text:span>Text has the value 0.</text:p>
          </table:table-cell>
        </table:table-row>
        <table:table-row table:style-name="Statisticalanalysisfunctions.1">
          <table:table-cell table:style-name="Statisticalanalysisfunctions.B2" office:value-type="string">
            <text:p text:style-name="OOoTableText"><text:span text:style-name="T20">VARP</text:span>(Number_1; number_2; ... number_30)</text:p>
          </table:table-cell>
          <table:table-cell table:style-name="Statisticalanalysisfunctions.B2" office:value-type="string">
            <text:p text:style-name="OOoTableText">Calculates a variance based on the entire population.<text:span text:style-name="T21"> </text:span><text:span text:style-name="OOoStrongEmphasis">Number_1; number_2; ... number_30</text:span> are numerical values or ranges representing an entire population.</text:p>
          </table:table-cell>
        </table:table-row>
        <table:table-row table:style-name="Statisticalanalysisfunctions.2">
          <table:table-cell table:style-name="Statisticalanalysisfunctions.B2" office:value-type="string">
            <text:p text:style-name="OOoTableText"><text:span text:style-name="T20">VARPA</text:span>(value_1; value_2; .. .value_30)</text:p>
          </table:table-cell>
          <table:table-cell table:style-name="Statisticalanalysisfunctions.B2" office:value-type="string">
            <text:p text:style-name="OOoTableText">Calculates the variance based on the entire population.<text:span text:style-name="T21"> </text:span>The value of text is 0.<text:span text:style-name="T21"> </text:span><text:span text:style-name="OOoStrongEmphasis">Value_1; value_2; ... value_30</text:span> are values or ranges representing an entire population.</text:p>
          </table:table-cell>
        </table:table-row>
        <table:table-row table:style-name="Statisticalanalysisfunctions.1">
          <table:table-cell table:style-name="Statisticalanalysisfunctions.B2"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21"> </text:span><text:span text:style-name="OOoStrongEmphasis">Number</text:span>.<text:span text:style-name="T21"> </text:span><text:span text:style-name="OOoStrongEmphasis">Alpha </text:span>is the Alpha parameter of the Weibull distribution.<text:span text:style-name="T21"> </text:span><text:span text:style-name="OOoStrongEmphasis">Beta</text:span> is the Beta parameter of the Weibull distribution.<text:span text:style-name="T21"> </text:span><text:span text:style-name="OOoStrongEmphasis">C</text:span> indicates the type of function: C= 0 the form of the function is calculated, C=1 the distribution is calculated.</text:p>
          </table:table-cell>
        </table:table-row>
        <table:table-row table:style-name="Statisticalanalysisfunctions.2">
          <table:table-cell table:style-name="Statisticalanalysisfunctions.B2" office:value-type="string">
            <text:p text:style-name="OOoTableText"><text:span text:style-name="T20">ZTEST</text:span>(data; number; sigma)</text:p>
          </table:table-cell>
          <table:table-cell table:style-name="Statisticalanalysisfunctions.B2" office:value-type="string">
            <text:p text:style-name="OOoTableText">Returns the two-tailed P value of a z test with standard distribution.<text:span text:style-name="T21"> </text:span><text:span text:style-name="OOoStrongEmphasis">Data</text:span> is the array of the data.<text:span text:style-name="T21"> </text:span><text:span text:style-name="OOoStrongEmphasis">Number</text:span> is the value to be tested.<text:span text:style-name="T21"> </text:span><text:span text:style-name="OOoStrongEmphasis">Sigma</text:span> (optional) is the standard deviation of the total population.<text:span text:style-name="T21"> </text:span>If this argument is missing, the standard deviation of the sample is processed.</text:p>
          </table:table-cell>
        </table:table-row>
      </table:table>
      <text:h text:style-name="OOoHeading_20_1" text:outline-level="1"><text:bookmark text:name="__RefHeading__6932_1924864864"/><text:alphabetical-index-mark text:string-value="date functions"/><text:alphabetical-index-mark text:string-value="time functions"/><text:alphabetical-index-mark text:string-value="date and time" text:key1="functions"/>Date and time functions<text:bookmark-end text:name="__RefHeading__6932_1924864864"/></text:h>
      <text:p text:style-name="P6"><text:bookmark text:name="datumzeittext"/>Use these functions for inserting, editing, and manipulating dates and times. <text:span text:style-name="T32">Libre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P11">To set the default date format used by Calc. <text:span text:style-name="T19">go to </text:span><text:span text:style-name="OOoMenuPath">Tools </text:span><text:span text:style-name="OOoComputerCode">→</text:span><text:span text:style-name="OOoMenuPath"> Options </text:span><text:span text:style-name="OOoComputerCode">→</text:span><text:span text:style-name="OOoMenuPath"> </text:span><text:span text:style-name="OOoMenuPath"><text:span text:style-name="T36">LibreOffice</text:span></text:span><text:span text:style-name="OOoMenuPath"> Calc </text:span><text:span text:style-name="OOoComputerCode">→</text:span><text:span text:style-name="OOoMenuPath"> Calculate</text:span><text:span text:style-name="OOoStrongEmphasis">.</text:span></text:p>
      <table:table table:name="Table14" table:style-name="Table14">
        <table:table-column table:style-name="Table14.A"/>
        <table:table-column table:style-name="Table14.B"/>
        <table:table-row table:style-name="Table14.1">
          <table:table-cell table:style-name="Table14.A1" office:value-type="string">
            <text:p text:style-name="OOoTip_2f_Note_2f_Caution">Caution</text:p>
            <text:p text:style-name="OOoTableText"><text:span text:style-name="T21"><text:s/></text:span><text:s/><draw:g text:anchor-type="as-char" draw:z-index="0" draw:style-name="gr1"><draw:path draw:style-name="gr2" draw:text-style-name="P22" svg:width="0.922cm" svg:height="0.716cm" svg:x="0cm" svg:y="0cm" svg:viewBox="0 0 923 717" svg:d="m0 644c0 47 23 73 71 73 257 0 518 0 774 0 48 0 95-26 72-73-136-214-268-429-400-642-23-2-94-2-118 0-133 213-265 428-399 642z"><text:p/></draw:path><draw:path draw:style-name="gr3" draw:text-style-name="P22" svg:width="0.114cm" svg:height="0.562cm" svg:x="0.407cm" svg:y="0.127cm" svg:viewBox="0 0 115 563"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14.B1" office:value-type="string">
            <text:p text:style-name="OOoTableText">When entering dates, slashes or dashes used as date separators may be interpreted as arithmetic operators. To keep dates from being interpreted as parts of formulas, and thus returning erroneous results, always place them in quotation marks, for example, "12/08/52".</text:p>
          </table:table-cell>
        </table:table-row>
      </table:table>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A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StrongEmphasis">Year</text:span> is an integer between 1583 and 9956 or 0 and 99.<text:span text:style-name="T16"> </text:span><text:span text:style-name="OOoStrongEmphasis">Month</text:span> is an integer between 1 and 12.<text:span text:style-name="T16"> </text:span><text:span text:style-name="OOoStrongEmphasis">Day</text:span> is an integer between 1 and 31.</text:p>
          </table:table-cell>
        </table:table-row>
        <table:table-row table:style-name="Dataandtimefunctions.1">
          <table:table-cell table:style-name="Dataandtimefunctions.B2" office:value-type="string">
            <text:p text:style-name="OOoTableText"><text:span text:style-name="T20">DATEVALUE</text:span>("Text")</text:p>
          </table:table-cell>
          <table:table-cell table:style-name="Dataandtimefunctions.B2" office:value-type="string">
            <text:p text:style-name="OOoTableText">Returns the internal date number for text in quotes. <text:span text:style-name="OOoStrongEmphasis">Text</text:span> is a valid date expression and must be entered with quotation marks.</text:p>
          </table:table-cell>
        </table:table-row>
        <text:soft-page-break/>
        <table:table-row table:style-name="Dataandtimefunctions.2">
          <table:table-cell table:style-name="Dataandtimefunctions.B2"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StrongEmphasis">Number</text:span> is a time value.</text:p>
          </table:table-cell>
        </table:table-row>
        <table:table-row table:style-name="Dataandtimefunctions.1">
          <table:table-cell table:style-name="Dataandtimefunctions.B2"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StrongEmphasis">Date_1</text:span> is the start date. <text:span text:style-name="OOoStrongEmphasis">Date_2</text:span> is the end date. If <text:span text:style-name="OOoStrongEmphasis">Date_2</text:span> is an earlier date than <text:span text:style-name="OOoStrongEmphasis">Date_1</text:span>, the result is a negative number.</text:p>
          </table:table-cell>
        </table:table-row>
        <table:table-row table:style-name="Dataandtimefunctions.2">
          <table:table-cell table:style-name="Dataandtimefunctions.B2"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StrongEmphasis">Date_2</text:span> is earlier than <text:span text:style-name="OOoStrongEmphasis">Date_1</text:span><text:span text:style-name="T16">, </text:span>the function will return a negative number. <text:span text:style-name="OOoStrongEmphasis">Type</text:span> (optional) determines the type of difference calculation: the US method (0) or the European method (≠0).</text:p>
          </table:table-cell>
        </table:table-row>
        <table:table-row table:style-name="Dataandtimefunctions.1">
          <table:table-cell table:style-name="Dataandtimefunctions.B2" office:value-type="string">
            <text:p text:style-name="OOoTableText"><text:span text:style-name="T20">DAYSINMONTH</text:span>(date)</text:p>
          </table:table-cell>
          <table:table-cell table:style-name="Dataandtimefunctions.B2" office:value-type="string">
            <text:p text:style-name="OOoTableText">Calculates the number of days in the month of the given <text:span text:style-name="OOoStrongEmphasis"><text:span text:style-name="T14">date</text:span></text:span>.<text:span text:style-name="T21"> </text:span></text:p>
          </table:table-cell>
        </table:table-row>
        <table:table-row table:style-name="Dataandtimefunctions.2">
          <table:table-cell table:style-name="Dataandtimefunctions.B2" office:value-type="string">
            <text:p text:style-name="OOoTableText"><text:span text:style-name="T20">DAYSINYEAR</text:span>(date)</text:p>
          </table:table-cell>
          <table:table-cell table:style-name="Dataandtimefunctions.B2" office:value-type="string">
            <text:p text:style-name="OOoTableText">Calculates the number of days in the year of the given <text:span text:style-name="OOoStrongEmphasis">date</text:span>.</text:p>
          </table:table-cell>
        </table:table-row>
        <table:table-row table:style-name="Dataandtimefunctions.1">
          <table:table-cell table:style-name="Dataandtimefunctions.B2" office:value-type="string">
            <text:p text:style-name="OOoTableText"><text:span text:style-name="T20">EASTERSUNDAY</text:span>(integer)</text:p>
          </table:table-cell>
          <table:table-cell table:style-name="Dataandtimefunctions.B2" office:value-type="string">
            <text:p text:style-name="OOoTableText">Returns the date of Easter Sunday for the entered year. Year is an <text:span text:style-name="OOoStrongEmphasis">integer</text:span> between 1583 and 9956 or 0 and 99.</text:p>
          </table:table-cell>
        </table:table-row>
        <table:table-row table:style-name="Dataandtimefunctions.2">
          <table:table-cell table:style-name="Dataandtimefunctions.B2" office:value-type="string">
            <text:p text:style-name="OOoTableText"><text:span text:style-name="T20">EDATE</text:span>(start_date; months)</text:p>
          </table:table-cell>
          <table:table-cell table:style-name="Dataandtimefunctions.B2" office:value-type="string">
            <text:p text:style-name="OOoTableText">The result is a date a number of <text:span text:style-name="OOoStrongEmphasis">Months</text:span> away from the given <text:span text:style-name="OOoStrongEmphasis">Start_date</text:span>. Only months are considered; days are not used for calculation. <text:span text:style-name="OOoStrongEmphasis">Months </text:span>is the number of months.</text:p>
          </table:table-cell>
        </table:table-row>
        <table:table-row table:style-name="Dataandtimefunctions.1">
          <table:table-cell table:style-name="Dataandtimefunctions.B2" office:value-type="string">
            <text:p text:style-name="OOoTableText"><text:span text:style-name="T20">EOMONTH</text:span>(start_date; months)</text:p>
          </table:table-cell>
          <table:table-cell table:style-name="Dataandtimefunctions.B2" office:value-type="string">
            <text:p text:style-name="OOoTableText">Returns the date of the last day of a month which falls <text:span text:style-name="OOoStrongEmphasis">Months</text:span> away from the given <text:span text:style-name="OOoStrongEmphasis">Start_date</text:span>. <text:span text:style-name="OOoStrongEmphasis">Months</text:span> is the number of months before (negative) or after (positive) the start date.</text:p>
          </table:table-cell>
        </table:table-row>
        <table:table-row table:style-name="Dataandtimefunctions.2">
          <table:table-cell table:style-name="Dataandtimefunctions.B2" office:value-type="string">
            <text:p text:style-name="OOoTableText">HOUR(number)</text:p>
          </table:table-cell>
          <table:table-cell table:style-name="Dataandtimefunctions.B2" office:value-type="string">
            <text:p text:style-name="OOoTableText">Returns the hour, as an integer, for the given time value.<text:span text:style-name="T16"> </text:span><text:span text:style-name="OOoStrongEmphasis">Number</text:span> is a time value.</text:p>
          </table:table-cell>
        </table:table-row>
        <table:table-row table:style-name="Dataandtimefunctions.1">
          <table:table-cell table:style-name="Dataandtimefunctions.B2" office:value-type="string">
            <text:p text:style-name="OOoTableText"><text:span text:style-name="T20">ISLEAPYEAR</text:span>(date)</text:p>
          </table:table-cell>
          <table:table-cell table:style-name="Dataandtimefunctions.B2" office:value-type="string">
            <text:p text:style-name="OOoTableText">Determines whether a given <text:span text:style-name="OOoStrongEmphasis">date</text:span> falls within a leap year.<text:span text:style-name="T21"> </text:span>Returns either 1 (TRUE) or 0 (FALSE).</text:p>
          </table:table-cell>
        </table:table-row>
        <table:table-row table:style-name="Dataandtimefunctions.2">
          <table:table-cell table:style-name="Dataandtimefunctions.B2" office:value-type="string">
            <text:p text:style-name="OOoTableText">MINUTE(number)</text:p>
          </table:table-cell>
          <table:table-cell table:style-name="Dataandtimefunctions.B2" office:value-type="string">
            <text:p text:style-name="OOoTableText">Returns the minute, as an integer, for the given time value. <text:span text:style-name="OOoStrongEmphasis">Number</text:span> is a time value.</text:p>
          </table:table-cell>
        </table:table-row>
        <table:table-row table:style-name="Dataandtimefunctions.1">
          <table:table-cell table:style-name="Dataandtimefunctions.B2" office:value-type="string">
            <text:p text:style-name="OOoTableText">MONTH(number)</text:p>
          </table:table-cell>
          <table:table-cell table:style-name="Dataandtimefunctions.B2" office:value-type="string">
            <text:p text:style-name="OOoTableText">Returns the month, as an integer, for the given date value. <text:span text:style-name="OOoStrongEmphasis">Number</text:span> is a time value.</text:p>
          </table:table-cell>
        </table:table-row>
        <table:table-row table:style-name="Dataandtimefunctions.2">
          <table:table-cell table:style-name="Dataandtimefunctions.B2"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Date_1</text:span> is the start (earlier) date. <text:span text:style-name="OOoStrongEmphasis">Date_2</text:span> is the end date. <text:span text:style-name="OOoStrongEmphasis">Type</text:span> is one of two possible values, 0 (interval) or 1 (in calendar months). If <text:span text:style-name="OOoStrongEmphasis">Date_2</text:span> is an earlier date than <text:span text:style-name="OOoStrongEmphasis">Date_1</text:span>, the result is a negative number.</text:p>
          </table:table-cell>
        </table:table-row>
        <table:table-row table:style-name="Dataandtimefunctions.1">
          <table:table-cell table:style-name="Dataandtimefunctions.B2" office:value-type="string">
            <text:p text:style-name="OOoTableText"><text:span text:style-name="T20">NETWORKDAYS</text:span>(start _date; end_date; holidays)</text:p>
          </table:table-cell>
          <table:table-cell table:style-name="Dataandtimefunctions.B2" office:value-type="string">
            <text:p text:style-name="OOoTableText">Returns the number of workdays between <text:span text:style-name="OOoStrongEmphasis">start_date</text:span> and <text:span text:style-name="OOoStrongEmphasis">end_date</text:span>. Holidays can be deducted. <text:span text:style-name="OOoStrongEmphasis">Start_date</text:span> is the date from which the calculation is carried out. <text:span text:style-name="OOoStrongEmphasis">End_date</text:span> is the date up to which the calculation is carried out. If the start or end date is a workday, the day is included in the calculation. <text:span text:style-name="OOoStrongEmphasis">Holidays</text:span> (optional) is a list of holidays. Enter a cell range in which the holidays are listed individually.</text:p>
          </table:table-cell>
        </table:table-row>
        <table:table-row table:style-name="Dataandtimefunctions.2">
          <table:table-cell table:style-name="Dataandtimefunctions.B2"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ext:soft-page-break/>
        <table:table-row table:style-name="Dataandtimefunctions.1">
          <table:table-cell table:style-name="Dataandtimefunctions.B2" office:value-type="string">
            <text:p text:style-name="OOoTableText">SECOND(number)</text:p>
          </table:table-cell>
          <table:table-cell table:style-name="Dataandtimefunctions.B2" office:value-type="string">
            <text:p text:style-name="OOoTableText">Returns the second, as an integer, for the given time value.<text:span text:style-name="T16"> </text:span><text:span text:style-name="OOoStrongEmphasis">Number</text:span> is a time value.</text:p>
          </table:table-cell>
        </table:table-row>
        <table:table-row table:style-name="Dataandtimefunctions.2">
          <table:table-cell table:style-name="Dataandtimefunctions.B2" office:value-type="string">
            <text:p text:style-name="OOoTableText">TIME(hour; minute; second)</text:p>
          </table:table-cell>
          <table:table-cell table:style-name="Dataandtimefunctions.B2" office:value-type="string">
            <text:p text:style-name="OOoTableText">Returns the current time value from values for hours, minutes and seconds. This function can be used to convert a time based on these three elements to a decimal time value. <text:span text:style-name="OOoStrongEmphasis">Hour</text:span><text:span text:style-name="OOoDefault">, </text:span><text:span text:style-name="OOoStrongEmphasis">minute</text:span> and <text:span text:style-name="OOoStrongEmphasis">second</text:span> must all be integers.</text:p>
          </table:table-cell>
        </table:table-row>
        <table:table-row table:style-name="Dataandtimefunctions.1">
          <table:table-cell table:style-name="Dataandtimefunctions.B2" office:value-type="string">
            <text:p text:style-name="OOoTableText"><text:span text:style-name="T20">TIMEVALUE</text:span>(text)</text:p>
          </table:table-cell>
          <table:table-cell table:style-name="Dataandtimefunctions.B2" office:value-type="string">
            <text:p text:style-name="OOoTableText">Returns the internal time number from a <text:span text:style-name="OOoStrongEmphasis">text</text:span> enclosed by quotes in a time entry format. The internal number indicated as a decimal is the result of the date system used under <text:span text:style-name="T34">LibreOffice</text:span> to calculate date entries.</text:p>
          </table:table-cell>
        </table:table-row>
        <table:table-row table:style-name="Dataandtimefunctions.2">
          <table:table-cell table:style-name="Dataandtimefunctions.B2"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able:table-row table:style-name="Dataandtimefunctions.1">
          <table:table-cell table:style-name="Dataandtimefunctions.B2" office:value-type="string">
            <text:p text:style-name="OOoTableText">WEEKDAY(number; type)</text:p>
          </table:table-cell>
          <table:table-cell table:style-name="Dataandtimefunctions.B2" office:value-type="string">
            <text:p text:style-name="OOoTableText">Returns the day of the week for the given <text:span text:style-name="OOoStrongEmphasis">number</text:span> (date value). The day is returned as an integer based on the type. <text:span text:style-name="OOoStrongEmphasis">Type</text:span> determines the type of calculation: <text:s/>type = 1 (default), the weekdays are counted starting from Sunday (Monday = 0); type = 2, the weekdays are counted starting from Monday (Monday = 1); type = 3, the weekdays are counted <text:span text:style-name="T20">starting from</text:span> Monday (Monday = 0).</text:p>
          </table:table-cell>
        </table:table-row>
        <table:table-row table:style-name="Dataandtimefunctions.2">
          <table:table-cell table:style-name="Dataandtimefunctions.B2" office:value-type="string">
            <text:p text:style-name="OOoTableText"><text:span text:style-name="T20">WEEKNUM</text:span>(number; mode)</text:p>
          </table:table-cell>
          <table:table-cell table:style-name="Dataandtimefunctions.B2" office:value-type="string">
            <text:p text:style-name="OOoTableText">Calculates the number of the calendar week of the year for the internal date <text:span text:style-name="OOoStrongEmphasis">number</text:span>. <text:span text:style-name="OOoStrongEmphasis">Mode</text:span> sets the start of the week and the calculation type: 1 = Sunday, 2 = Monday.</text:p>
          </table:table-cell>
        </table:table-row>
        <table:table-row table:style-name="Dataandtimefunctions.1">
          <table:table-cell table:style-name="Dataandtimefunctions.B2" office:value-type="string">
            <text:p text:style-name="OOoTableText">WEEKNUM_ADD(date; return_type)</text:p>
          </table:table-cell>
          <table:table-cell table:style-name="Dataandtimefunctions.B2" office:value-type="string">
            <text:p text:style-name="OOoTableText">Calculates the calendar week of the year for a <text:span text:style-name="OOoStrongEmphasis">Date</text:span>. <text:span text:style-name="OOoStrongEmphasis">Date</text:span> is the date within the calendar week.<text:span text:style-name="T16"> </text:span><text:span text:style-name="OOoStrongEmphasis">Return_type</text:span> sets the start of the week and the calculation type: 1 = Sunday, 2 = Monday.</text:p>
          </table:table-cell>
        </table:table-row>
        <table:table-row table:style-name="Dataandtimefunctions.2">
          <table:table-cell table:style-name="Dataandtimefunctions.B2"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StrongEmphasis">start_date</text:span> and <text:span text:style-name="OOoStrongEmphasis">end_date</text:span>.<text:span text:style-name="T21"> </text:span><text:span text:style-name="OOoStrongEmphasis">Type</text:span> is one of two possible values, 0 (interval) or 1 (in numbers of weeks).</text:p>
          </table:table-cell>
        </table:table-row>
        <table:table-row table:style-name="Dataandtimefunctions.1">
          <table:table-cell table:style-name="Dataandtimefunctions.B2" office:value-type="string">
            <text:p text:style-name="OOoTableText"><text:span text:style-name="T20">WEEKSINYEAR</text:span>(date)</text:p>
          </table:table-cell>
          <table:table-cell table:style-name="Dataandtimefunctions.B2" office:value-type="string">
            <text:p text:style-name="OOoTableText">Calculates the number of weeks in a year until a certain <text:span text:style-name="OOoStrongEmphasis">date</text:span>. A week that spans two years is added to the year in which most days of that week occur.</text:p>
          </table:table-cell>
        </table:table-row>
        <table:table-row table:style-name="Dataandtimefunctions.2">
          <table:table-cell table:style-name="Dataandtimefunctions.B2"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StrongEmphasis">Workdays</text:span> away from the <text:span text:style-name="OOoStrongEmphasis">start_date</text:span><text:span text:style-name="T16">.</text:span> <text:span text:style-name="OOoStrongEmphasis">Holidays</text:span> (optional) is a list of holidays. Enter a cell range in which the holidays are listed individually.</text:p>
          </table:table-cell>
        </table:table-row>
        <table:table-row table:style-name="Dataandtimefunctions.1">
          <table:table-cell table:style-name="Dataandtimefunctions.B2" office:value-type="string">
            <text:p text:style-name="OOoTableText">YEAR(number)</text:p>
          </table:table-cell>
          <table:table-cell table:style-name="Dataandtimefunctions.B2" office:value-type="string">
            <text:p text:style-name="OOoTableText">Returns the year as a number according to the internal calculation rules. <text:span text:style-name="OOoStrongEmphasis">Number</text:span><text:span text:style-name="T16"> </text:span>shows the internal date value for which the year is to be returned.</text:p>
          </table:table-cell>
        </table:table-row>
        <table:table-row table:style-name="Dataandtimefunctions.2">
          <table:table-cell table:style-name="Dataandtimefunctions.B2" office:value-type="string">
            <text:p text:style-name="OOoTableText"><text:span text:style-name="T20">YEARFRAC</text:span>(start_date; end_date; basis)</text:p>
          </table:table-cell>
          <table:table-cell table:style-name="Dataandtimefunctions.B2" office:value-type="string">
            <text:p text:style-name="OOoTableText">Returns a number between 0 and 1, representing the fraction of a year between <text:span text:style-name="OOoStrongEmphasis">start_date</text:span> and<text:span text:style-name="T16"> </text:span><text:span text:style-name="OOoStrongEmphasis">end_date</text:span><text:span text:style-name="T16">. </text:span><text:span text:style-name="OOoStrongEmphasis">Start_date</text:span><text:span text:style-name="T16"> </text:span>and<text:span text:style-name="T16"> </text:span><text:span text:style-name="OOoStrongEmphasis">end_date</text:span> are two date values. <text:span text:style-name="OOoStrongEmphasis">Basis</text:span> is chosen from a list of options and indicates how the year is to be calculated.</text:p>
          </table:table-cell>
        </table:table-row>
        <table:table-row table:style-name="Dataandtimefunctions.1">
          <table:table-cell table:style-name="Dataandtimefunctions.B2" office:value-type="string">
            <text:p text:style-name="OOoTableText">YEARS(tart_date; end_date; type)</text:p>
          </table:table-cell>
          <table:table-cell table:style-name="Dataandtimefunctions.B2" office:value-type="string">
            <text:p text:style-name="OOoTableText">Calculates the difference in years between two dates: the <text:span text:style-name="OOoStrongEmphasis">start_date </text:span>and the <text:span text:style-name="OOoStrongEmphasis">end_date</text:span>.<text:span text:style-name="T21"> </text:span><text:span text:style-name="OOoStrongEmphasis">Type</text:span> calculates the type of difference.</text:p>
          </table:table-cell>
        </table:table-row>
      </table:table>
      <text:h text:style-name="P17" text:outline-level="1"><text:bookmark text:name="__RefHeading__6934_1924864864"/><text:soft-page-break/>Logical functions<text:bookmark-end text:name="__RefHeading__6934_1924864864"/></text:h>
      <text:p text:style-name="OOoTextBody">Use the <text:alphabetical-index-mark text:string-value="logical" text:key1="functions"/><text:alphabetical-index-mark-start text:id="IMark178887732"/>logical functions<text:alphabetical-index-mark-end text:id="IMark178887732"/> to test values and produce results based on the result of the test.<text:span text:style-name="T24"> </text:span>These functions are conditional and provide the ability to write longer formulas based on input or output.</text:p>
      <text:p text:style-name="OOoTableCaption">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A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StrongEmphasis">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B2" office:value-type="string">
            <text:p text:style-name="OOoTableText">IF(test; then_value; otherwise_value)</text:p>
          </table:table-cell>
          <table:table-cell table:style-name="Logicalfunctions.B2" office:value-type="string">
            <text:p text:style-name="OOoTableText">Specifies a logical test to be performed. <text:span text:style-name="OOoStrongEmphasis">Test</text:span> is any value or expression that can be TRUE or FALSE. <text:span text:style-name="OOoStrongEmphasis">Then_value</text:span> (optional) is the value that is returned if the logical test is TRUE. <text:span text:style-name="OOoStrongEmphasis">Otherwise_value</text:span> (optional) is the value that is returned if the logical test is FALSE.</text:p>
          </table:table-cell>
        </table:table-row>
        <table:table-row table:style-name="Logicalfunctions.1">
          <table:table-cell table:style-name="Logicalfunctions.B2" office:value-type="string">
            <text:p text:style-name="OOoTableText">NOT(logical_value)</text:p>
          </table:table-cell>
          <table:table-cell table:style-name="Logicalfunctions.B2" office:value-type="string">
            <text:p text:style-name="OOoTableText">Reverses the logical value. <text:span text:style-name="OOoStrongEmphasis">Logical_value</text:span> is any value to be reversed.</text:p>
          </table:table-cell>
        </table:table-row>
        <table:table-row table:style-name="Logicalfunctions.2">
          <table:table-cell table:style-name="Logicalfunctions.B2"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20">Returns</text:span> the value FALSE if all the arguments have the logical value FALSE. <text:span text:style-name="OOoStrongEmphasis">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B2" office:value-type="string">
            <text:p text:style-name="OOoTableText">TRUE()</text:p>
          </table:table-cell>
          <table:table-cell table:style-name="Logicalfunctions.B2" office:value-type="string">
            <text:p text:style-name="OOoTableText">Sets the logical value to TRUE. The TRUE() function does not require any arguments.</text:p>
          </table:table-cell>
        </table:table-row>
      </table:table>
      <text:h text:style-name="P17" text:outline-level="1"><text:bookmark text:name="__RefHeading__6936_1924864864"/><text:alphabetical-index-mark text:string-value="informational functions"/><text:alphabetical-index-mark text:string-value="informational" text:key1="functions"/>Informational functions<text:bookmark-end text:name="__RefHeading__6936_1924864864"/></text:h>
      <text:p text:style-name="P6">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A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T3">info_type</text:span> argument. <text:span text:style-name="OOoStrongEmphasis">Info_type</text:span> specifies the type of information to be returned and comes from a predefined list of arguments. <text:span text:style-name="OOoStrongEmphasis">Info_type</text:span><text:span text:style-name="OOoStrongEmphasis"><text:span text:style-name="T14"> is not case sensitive, but it must be enclosed within quotes.</text:span></text:span><text:span text:style-name="T14"> </text:span><text:span text:style-name="OOoStrongEmphasis">Reference</text:span> is the address of the cell to be examined. If r<text:span text:style-name="OOoStrongEmphasis">eference</text:span> is a range, the cell reference moves to the top left of the range. If r<text:span text:style-name="OOoStrongEmphasis">eference</text:span> is missing, Calc uses the position of the cell in which this formula is located.</text:p>
          </table:table-cell>
        </table:table-row>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text:p>
          </table:table-cell>
        </table:table-row>
        <text:soft-page-break/>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at any position.<text:span text:style-name="T21"> </text:span>The formula will be returned as a string in the <text:span text:style-name="OOoStrongEmphasis">Reference</text:span> position.<text:span text:style-name="T21"> </text:span>If no formula cell can be found,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20">ISBLANK</text:span>(value)</text:p>
          </table:table-cell>
          <table:table-cell table:style-name="Informationalfunctions.B2" office:value-type="string">
            <text:p text:style-name="OOoTableText">Returns TRUE if the reference to a cell is blank.<text:span text:style-name="T21"> </text:span>This function is used to determine if the content of a cell is empty. A cell with a formula inside is not empty.<text:span text:style-name="T21"> </text:span>If an error occurs, the function returns a logical or numerical value.<text:span text:style-name="T21"> </text:span><text:span text:style-name="OOoStrongEmphasis">Value</text:span> is the content to be tested.</text:p>
          </table:table-cell>
        </table:table-row>
        <table:table-row table:style-name="Informationalfunctions.2">
          <table:table-cell table:style-name="Informationalfunctions.B2" office:value-type="string">
            <text:p text:style-name="OOoTableText"><text:span text:style-name="T20">ISERR</text:span>(value)</text:p>
          </table:table-cell>
          <table:table-cell table:style-name="Informationalfunctions.B2" office:value-type="string">
            <text:p text:style-name="OOoTableText">Returns TRUE if the value refers to any error value except #N/A. You can use this function to control error values in certain cells.<text:span text:style-name="T21"> </text:span>If an error occurs, the function returns a logical or numerical value.<text:span text:style-name="T21"> </text:span><text:span text:style-name="OOoStrongEmphasis">Value</text:span> is any value or expression in which a test is performed to determine whether an error value not equal to #N/A is present.</text:p>
          </table:table-cell>
        </table:table-row>
        <table:table-row table:style-name="Informationalfunctions.1">
          <table:table-cell table:style-name="Informationalfunctions.B2" office:value-type="string">
            <text:p text:style-name="OOoTableText"><text:span text:style-name="T20">ISERROR</text:span>(value)</text:p>
          </table:table-cell>
          <table:table-cell table:style-name="Informationalfunctions.B2" office:value-type="string">
            <text:p text:style-name="OOoTableText">The ISERROR tests if the cells contain general error values. ISERROR recognizes the #N/A error value.<text:span text:style-name="T21"> </text:span>If an error occurs, the function returns a logical or numerical value.<text:span text:style-name="T21"> </text:span><text:span text:style-name="OOoStrongEmphasis">Value</text:span> is any value where a test is performed to determine whether it is an error value.</text:p>
          </table:table-cell>
        </table:table-row>
        <table:table-row table:style-name="Informationalfunctions.2">
          <table:table-cell table:style-name="Informationalfunctions.B2" office:value-type="string">
            <text:p text:style-name="OOoTableText">ISEVEN_ADD(number)</text:p>
          </table:table-cell>
          <table:table-cell table:style-name="Informationalfunctions.B2" office:value-type="string">
            <text:p text:style-name="OOoTableText">Tests for even <text:span text:style-name="OOoStrongEmphasis">numbers</text:span>. Returns TRUE (1) if the <text:span text:style-name="OOoStrongEmphasis">number</text:span> returns a whole number when divided by 2.</text:p>
          </table:table-cell>
        </table:table-row>
        <table:table-row table:style-name="Informationalfunctions.1">
          <table:table-cell table:style-name="Informationalfunctions.B2" office:value-type="string">
            <text:p text:style-name="OOoTableText"><text:span text:style-name="T20">ISFORMULA</text:span>(reference)</text:p>
          </table:table-cell>
          <table:table-cell table:style-name="Informationalfunctions.B2" office:value-type="string">
            <text:p text:style-name="OOoTableText">Returns TRUE if a cell is a formula cell.<text:span text:style-name="T21"> </text:span>If an error occurs, the function returns a logical or numerical value.<text:span text:style-name="T21"> </text:span><text:span text:style-name="OOoStrongEmphasis">Reference</text:span> indicates the reference to a cell in which a test will be performed to determine if it contains a reference.</text:p>
          </table:table-cell>
        </table:table-row>
        <table:table-row table:style-name="Informationalfunctions.2">
          <table:table-cell table:style-name="Informationalfunctions.B2" office:value-type="string">
            <text:p text:style-name="OOoTableText"><text:span text:style-name="T20">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text:span text:style-name="T21"> </text:span>If an error occurs, the function returns a logical or numerical value.<text:span text:style-name="T21"> </text:span><text:span text:style-name="OOoStrongEmphasis">Value</text:span> is the value to be tested for logical number format.</text:p>
          </table:table-cell>
        </table:table-row>
        <table:table-row table:style-name="Informationalfunctions.1">
          <table:table-cell table:style-name="Informationalfunctions.B2" office:value-type="string">
            <text:p text:style-name="OOoTableText"><text:span text:style-name="T20">ISNA</text:span>(value)</text:p>
          </table:table-cell>
          <table:table-cell table:style-name="Informationalfunctions.B2" office:value-type="string">
            <text:p text:style-name="OOoTableText">Returns TRUE if a cell contains the #N/A (value not available) error value.<text:span text:style-name="T21"> </text:span>If an error occurs, the function returns a logical or numerical value.<text:span text:style-name="T21"> </text:span><text:span text:style-name="OOoStrongEmphasis">Value</text:span> is the value or expression to be tested.</text:p>
          </table:table-cell>
        </table:table-row>
        <table:table-row table:style-name="Informationalfunctions.2">
          <table:table-cell table:style-name="Informationalfunctions.B2" office:value-type="string">
            <text:p text:style-name="OOoTableText"><text:span text:style-name="T20">ISNONTEXT</text:span>(value)</text:p>
          </table:table-cell>
          <table:table-cell table:style-name="Informationalfunctions.B2" office:value-type="string">
            <text:p text:style-name="OOoTableText">Tests if the cell contents are text or numbers, and returns FALSE if the contents are text.<text:span text:style-name="T21"> </text:span>If an error occurs, the function returns a logical or numerical value.<text:span text:style-name="T21"> </text:span><text:span text:style-name="OOoStrongEmphasis">Value</text:span> is any value or expression where a test is performed to determine whether it is a text or numbers or a Boolean value.</text:p>
          </table:table-cell>
        </table:table-row>
        <table:table-row table:style-name="Informationalfunctions.1">
          <table:table-cell table:style-name="Informationalfunctions.B2" office:value-type="string">
            <text:p text:style-name="OOoTableText"><text:span text:style-name="T20">ISNUMBER</text:span>(value)</text:p>
          </table:table-cell>
          <table:table-cell table:style-name="Informationalfunctions.B2" office:value-type="string">
            <text:p text:style-name="OOoTableText">Returns TRUE if the value refers to a number.<text:span text:style-name="T21"> </text:span>If an error occurs, the function returns a logical or numerical value.<text:span text:style-name="T21"> </text:span><text:span text:style-name="OOoStrongEmphasis">Value</text:span> is any expression to be tested to determine whether it is a number or text.</text:p>
          </table:table-cell>
        </table:table-row>
        <table:table-row table:style-name="Informationalfunctions.2">
          <table:table-cell table:style-name="Informationalfunctions.B2" office:value-type="string">
            <text:p text:style-name="OOoTableText">ISODD_ADD(number)</text:p>
          </table:table-cell>
          <table:table-cell table:style-name="Informationalfunctions.B2" office:value-type="string">
            <text:p text:style-name="OOoTableText">Returns TRUE (1) if the number does not return a whole number when divided by 2.<text:span text:style-name="T21"> </text:span><text:span text:style-name="OOoStrongEmphasis">Number</text:span> is the number to be tested.</text:p>
          </table:table-cell>
        </table:table-row>
        <text:soft-page-break/>
        <table:table-row table:style-name="Informationalfunctions.1">
          <table:table-cell table:style-name="Informationalfunctions.B2" office:value-type="string">
            <text:p text:style-name="OOoTableText"><text:span text:style-name="T20">ISREF</text:span>(value)</text:p>
          </table:table-cell>
          <table:table-cell table:style-name="Informationalfunctions.B2" office:value-type="string">
            <text:p text:style-name="OOoTableText">Tests if the content of one or several cells is a reference. Verifies the type of references in a cell or a range of cells.<text:span text:style-name="T21"> </text:span>If an error occurs, the function returns a logical or numerical value.<text:span text:style-name="T21"> </text:span><text:span text:style-name="OOoStrongEmphasis">Value</text:span> is the value to be tested, to determine whether it is a reference.</text:p>
          </table:table-cell>
        </table:table-row>
        <table:table-row table:style-name="Informationalfunctions.2">
          <table:table-cell table:style-name="Informationalfunctions.B2" office:value-type="string">
            <text:p text:style-name="OOoTableText"><text:span text:style-name="T20">ISTEXT</text:span>(value)</text:p>
          </table:table-cell>
          <table:table-cell table:style-name="Informationalfunctions.B2" office:value-type="string">
            <text:p text:style-name="OOoTableText">Returns TRUE if the cell contents refer to text.<text:span text:style-name="T21"> </text:span>If an error occurs, the function returns a logical or numerical value.<text:span text:style-name="T21"> </text:span><text:span text:style-name="OOoStrongEmphasis">Value</text:span> is a value, number, Boolean value, or error value to be tested.</text:p>
          </table:table-cell>
        </table:table-row>
        <table:table-row table:style-name="Informationalfunctions.1">
          <table:table-cell table:style-name="Informationalfunctions.B2" office:value-type="string">
            <text:p text:style-name="OOoTableText">N(value)</text:p>
          </table:table-cell>
          <table:table-cell table:style-name="Informationalfunctions.B2" office:value-type="string">
            <text:p text:style-name="OOoTableText">Returns the number 1, if the parameter is TRUE.<text:span text:style-name="T21"> </text:span>Returns the parameter, if the parameter is a number. Returns the number 0 for other parameters.<text:span text:style-name="T21"> </text:span>If an error occurs, the function returns a logical or numerical value.<text:span text:style-name="T21"> </text:span><text:span text:style-name="OOoStrongEmphasis">Value</text:span> is the parameter to be converted into a number.</text:p>
          </table:table-cell>
        </table:table-row>
        <table:table-row table:style-name="Informationalfunctions.2">
          <table:table-cell table:style-name="Informationalfunctions.B2"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B2" office:value-type="string">
            <text:p text:style-name="OOoTableText">TYPE(value)</text:p>
          </table:table-cell>
          <table:table-cell table:style-name="Informationalfunctions.B2" office:value-type="string">
            <text:p text:style-name="OOoTableText">Returns the type of value.<text:span text:style-name="T21"> </text:span>If an error occurs, the function returns a logical or numerical value.<text:span text:style-name="T21"> </text:span><text:span text:style-name="OOoStrongEmphasis">Value</text:span> is a specific value for which the data type is determined. Value 1 = number, value 2 = text, value 4 = Boolean value, value 8 = formula, value 16 = error value.</text:p>
          </table:table-cell>
        </table:table-row>
      </table:table>
      <text:h text:style-name="OOoHeading_20_1" text:outline-level="1"><text:bookmark text:name="__RefHeading__6938_1924864864"/><text:alphabetical-index-mark text:string-value="database functions"/><text:alphabetical-index-mark text:string-value="database" text:key1="functions"/>Database functions<text:bookmark-end text:name="__RefHeading__6938_1924864864"/></text:h>
      <text:p text:style-name="OOoTextBody">This section deals with functions used with data organized as one row of data for one record.<text:span text:style-name="T21"> </text:span>The <text:span text:style-name="OOoEmphasis">Database</text:span> category should not be confused with the Base database component in <text:span text:style-name="T32">LibreOffice</text:span>. A Calc database is simple a range of cells that comprises a block of related data where each row contains a separate record. There is no connection between a database in <text:span text:style-name="T32">LibreOffice</text:span> and the <text:span text:style-name="OOoEmphasis">Database</text:span> category in <text:span text:style-name="T32">LibreOffice</text:span> Calc.</text:p>
      <text:p text:style-name="OOoTextBody">The database functions use the following common arguments:</text:p>
      <text:list xml:id="list1356895791" text:continue-numbering="true" text:style-name="OOoBullets_20_1">
        <text:list-item>
          <text:p text:style-name="OOoList_20_1_20_Start"><text:span text:style-name="T3">Database</text:span> is a range of cells which define the database.</text:p>
        </text:list-item>
        <text:list-item>
          <text:p text:style-name="OOoList_20_1_20_Cont."><text:span text:style-name="T3">Database_field</text:span> specifies the column where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T3">Search_criteria</text:span> is a cell range containing the search criteria.. Empty cells in the search criteria range will be ignored.</text:p>
        </text:list-item>
      </text:list>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OOoTableText"><text:span text:style-name="T7">All of the </text:span><text:span text:style-name="OOoStrongEmphasis">search-criteria</text:span><text:span text:style-name="T7"> arguments for the database functions support regular expressions.</text:span><text:span text:style-name="T10"> </text:span><text:span text:style-name="T7">For example, “all.*</text:span><text:span text:style-name="T11">”</text:span><text:span text:style-name="T7"> can be entered to find the first location of “all</text:span><text:span text:style-name="T11">”</text:span><text:span text:style-name="T7"> followed by any characters.</text:span><text:span text:style-name="T10"> </text:span><text:span text:style-name="T7">To search for text that is also a regular expression, precede every character with a \ character.</text:span><text:span text:style-name="T10"> </text:span><text:span text:style-name="T7">You can switch the automatic evaluation of regular expressions on and off in </text:span><text:span text:style-name="OOoMenuPath">Tools </text:span><text:span text:style-name="OOoComputerCode">→</text:span><text:span text:style-name="OOoMenuPath"> Options </text:span><text:span text:style-name="OOoComputerCode">→</text:span><text:span text:style-name="OOoMenuPath"> </text:span><text:span text:style-name="OOoMenuPath"><text:span text:style-name="T35">LibreOffice</text:span></text:span><text:span text:style-name="OOoMenuPath"> Calc </text:span><text:span text:style-name="OOoComputerCode">→</text:span><text:span text:style-name="OOoMenuPath"> Calculate</text:span><text:span text:style-name="T7">.</text:span></text:p>
          </table:table-cell>
        </table:table-row>
      </table:table>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A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20">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StrongEmphasis">search_criteria</text:span>.<text:span text:style-name="T21"> </text:span>The search supports regular expressions.</text:p>
          </table:table-cell>
        </table:table-row>
        <table:table-row table:style-name="Databaseaverage.1">
          <table:table-cell table:style-name="Databaseaverage.B2" office:value-type="string">
            <text:p text:style-name="OOoTableText"><text:span text:style-name="T20">DCOUNT</text:span>(database; database_field; search_criteria)</text:p>
          </table:table-cell>
          <table:table-cell table:style-name="Databaseaverage.B2" office:value-type="string">
            <text:p text:style-name="OOoTableText">Counts the number of rows (records) in a database that match the specified <text:span text:style-name="OOoStrongEmphasis">search_criteria</text:span> and contain numerical values.<text:span text:style-name="T21"> </text:span>The search supports regular expressions.<text:span text:style-name="T21"> </text:span>For the <text:span text:style-name="OOoStrongEmphasis">database_field</text:span> parameter, enter a cell address to specify the column, or enter the number 0 for the entire database. The parameter cannot be empty.</text:p>
          </table:table-cell>
        </table:table-row>
        <table:table-row table:style-name="Databaseaverage.2">
          <table:table-cell table:style-name="Databaseaverage.B2" office:value-type="string">
            <text:p text:style-name="OOoTableText"><text:span text:style-name="T20">DCOUNTA</text:span>(database; database_field; search_criteria)</text:p>
          </table:table-cell>
          <table:table-cell table:style-name="Databaseaverage.B2" office:value-type="string">
            <text:p text:style-name="OOoTableText">Counts the number of rows (records) in a database that match the specified <text:span text:style-name="OOoStrongEmphasis">search_criteria</text:span> and contain numeric or alphanumeric values.<text:span text:style-name="T21"> </text:span>The search supports regular expressions.<text:span text:style-name="T21"> </text:span></text:p>
          </table:table-cell>
        </table:table-row>
        <table:table-row table:style-name="Databaseaverage.1">
          <table:table-cell table:style-name="Databaseaverage.B2" office:value-type="string">
            <text:p text:style-name="OOoTableText"><text:span text:style-name="T20">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StrongEmphasis">search_criteria</text:span>.<text:span text:style-name="T21"> </text:span>In case of an error, the function returns either #VALUE! for no row found, or Err502 for more than one cell found.<text:span text:style-name="T21"> </text:span></text:p>
          </table:table-cell>
        </table:table-row>
        <table:table-row table:style-name="Databaseaverage.2">
          <table:table-cell table:style-name="Databaseaverage.B2" office:value-type="string">
            <text:p text:style-name="OOoTableText"><text:span text:style-name="T20">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StrongEmphasis">search_criteria</text:span>.<text:span text:style-name="T21"> </text:span>The search supports regular expressions.</text:p>
          </table:table-cell>
        </table:table-row>
        <table:table-row table:style-name="Databaseaverage.1">
          <table:table-cell table:style-name="Databaseaverage.B2" office:value-type="string">
            <text:p text:style-name="OOoTableText"><text:span text:style-name="T20">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StrongEmphasis">search_criteria</text:span>.<text:span text:style-name="T21"> </text:span>The search supports regular expressions.<text:span text:style-name="T21"> </text:span></text:p>
          </table:table-cell>
        </table:table-row>
        <table:table-row table:style-name="Databaseaverage.2">
          <table:table-cell table:style-name="Databaseaverage.B2" office:value-type="string">
            <text:p text:style-name="OOoTableText"><text:span text:style-name="T20">DPRODUCT</text:span>(database; database_field; search_criteria)</text:p>
          </table:table-cell>
          <table:table-cell table:style-name="Databaseaverage.B2" office:value-type="string">
            <text:p text:style-name="OOoTableText">Multiplies all cells of a data range where the cell contents match the <text:span text:style-name="OOoStrongEmphasis">search_criteria</text:span>.<text:span text:style-name="T21"> </text:span>The search supports regular expressions.</text:p>
          </table:table-cell>
        </table:table-row>
        <table:table-row table:style-name="Databaseaverage.1">
          <table:table-cell table:style-name="Databaseaverage.B2" office:value-type="string">
            <text:p text:style-name="OOoTableText"><text:span text:style-name="T20">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StrongEmphasis">search_criteria</text:span>. The records are treated as a sample of data. Note that a representative result of a large population can not be obtained from a sample of fewer than one thousand.</text:p>
          </table:table-cell>
        </table:table-row>
        <table:table-row table:style-name="Databaseaverage.2">
          <table:table-cell table:style-name="Databaseaverage.B2" office:value-type="string">
            <text:p text:style-name="OOoTableText"><text:span text:style-name="T20">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StrongEmphasis">search_criteria</text:span>. The records from the example are treated as the whole population.</text:p>
          </table:table-cell>
        </table:table-row>
        <table:table-row table:style-name="Databaseaverage.1">
          <table:table-cell table:style-name="Databaseaverage.B2" office:value-type="string">
            <text:p text:style-name="OOoTableText"><text:span text:style-name="T20">DSUM</text:span>(database; database_field; search_criteria)</text:p>
          </table:table-cell>
          <table:table-cell table:style-name="Databaseaverage.B2" office:value-type="string">
            <text:p text:style-name="OOoTableText">Returns the total of all cells in a database field in all rows (records) that match the specified <text:span text:style-name="OOoStrongEmphasis">search_criteria</text:span>.<text:span text:style-name="T21"> </text:span>The search supports regular expressions.</text:p>
          </table:table-cell>
        </table:table-row>
        <table:table-row table:style-name="Databaseaverage.2">
          <table:table-cell table:style-name="Databaseaverage.B2" office:value-type="string">
            <text:p text:style-name="OOoTableText"><text:span text:style-name="T20">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StrongEmphasis">search_criteria</text:span>.<text:span text:style-name="T21"> </text:span>The records from the example are treated as a sample of data.<text:span text:style-name="T21"> </text:span>A representative result of a large population cannot be obtained from a sample population of fewer than one thousand.<text:span text:style-name="T21"> </text:span></text:p>
          </table:table-cell>
        </table:table-row>
        <table:table-row table:style-name="Databaseaverage.1">
          <table:table-cell table:style-name="Databaseaverage.B2" office:value-type="string">
            <text:p text:style-name="OOoTableText"><text:span text:style-name="T20">DVARP</text:span>(database; database_field; search_criteria)</text:p>
          </table:table-cell>
          <table:table-cell table:style-name="Databaseaverage.B2" office:value-type="string">
            <text:p text:style-name="OOoTableText">Calculates the variance of all cell values in a database field in all records that match the specified <text:span text:style-name="OOoStrongEmphasis">search_criteria</text:span>. The records are from the example are treated as an entire population.</text:p>
          </table:table-cell>
        </table:table-row>
      </table:table>
      <text:h text:style-name="P17" text:outline-level="1"><text:bookmark text:name="bm_id3147273"/><text:bookmark text:name="__RefHeading__6940_1924864864"/><text:soft-page-break/><text:alphabetical-index-mark text:string-value="array functions"/><text:alphabetical-index-mark text:string-value="array" text:key1="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A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21"> </text:span>classes)</text:p>
          </table:table-cell>
          <table:table-cell table:style-name="Arrayfunctions.B2" office:value-type="string">
            <text:p text:style-name="OOoTableText">Calculates the frequency distribution in a one-column-array. The default value supply and the number of intervals or classes are used to count how many values are omitted on the single intervals.<text:span text:style-name="T21"> </text:span><text:span text:style-name="OOoStrongEmphasis">Data</text:span> is the array of, or reference to, the set of values to be counted.<text:span text:style-name="T21"> </text:span><text:span text:style-name="OOoStrongEmphasis">Classes</text:span> is the array of the class set.</text:p>
          </table:table-cell>
        </table:table-row>
        <table:table-row table:style-name="Arrayfunctions.1">
          <table:table-cell table:style-name="Arrayfunctions.B2" office:value-type="string">
            <text:p text:style-name="OOoTableText">GROWTH(data_Y; data_X; new_data_X;<text:span text:style-name="T21"> </text:span>function_type)</text:p>
          </table:table-cell>
          <table:table-cell table:style-name="Arrayfunctions.B2" office:value-type="string">
            <text:p text:style-name="OOoTableText">Calculates the points of an exponential trend in an array.<text:span text:style-name="T21"> </text:span><text:span text:style-name="OOoStrongEmphasis">Data_Y</text:span> is the Y Data array. <text:span text:style-name="OOoStrongEmphasis">Data_X</text:span> (optional) is the X Data array. <text:span text:style-name="OOoStrongEmphasis">New_Data_X</text:span> (optional) is the X data array, in which the values are recalculated. <text:span text:style-name="OOoStrongEmphasis">Function_type</text:span><text:span text:style-name="OOoStrongEmphasis"><text:span text:style-name="T14"> is </text:span></text:span>optional. If function_type = 0, functions in the form y = m^x are calculated. Otherwise, y = b*m^x functions are calculated.</text:p>
          </table:table-cell>
        </table:table-row>
        <table:table-row table:style-name="Arrayfunctions.2">
          <table:table-cell table:style-name="Arrayfunctions.B2" office:value-type="string">
            <text:p text:style-name="OOoTableText"><text:span text:style-name="T20">LINEST</text:span>(data_Y; data_X; linear_type; stats)</text:p>
          </table:table-cell>
          <table:table-cell table:style-name="Arrayfunctions.B2" office:value-type="string">
            <text:p text:style-name="OOoTableText">Returns the parameters of a linear trend.<text:span text:style-name="T21"> </text:span><text:span text:style-name="OOoStrongEmphasis">Data_Y</text:span> is the Y Data array.<text:span text:style-name="T21"> </text:span><text:span text:style-name="OOoStrongEmphasis">Data_X</text:span> (optional) is the X Data array.<text:span text:style-name="T21"> </text:span><text:span text:style-name="OOoStrongEmphasis">Linear_Type</text:span> (optional): If the line goes through the zero point, then set Linear_Type = 0.<text:span text:style-name="T21"> </text:span><text:span text:style-name="OOoStrongEmphasis">Stats</text:span> (optional): If Stats=0, only the regression coefficient is calculated. Otherwise, other statistics will be seen.</text:p>
          </table:table-cell>
        </table:table-row>
        <table:table-row table:style-name="Arrayfunctions.1">
          <table:table-cell table:style-name="Arrayfunctions.B2" office:value-type="string">
            <text:p text:style-name="OOoTableText"><text:span text:style-name="T20">LOGEST</text:span>(data_Y; data_X; function_type; stats)</text:p>
          </table:table-cell>
          <table:table-cell table:style-name="Arrayfunctions.B2" office:value-type="string">
            <text:p text:style-name="OOoTableText">Calculates the adjustment of the entered data as an exponential regression curve (y=b*m^x).<text:span text:style-name="T21"> </text:span><text:span text:style-name="OOoStrongEmphasis">Data_Y</text:span> is the Y Data array.<text:span text:style-name="T21"> </text:span><text:span text:style-name="OOoStrongEmphasis">Data_X</text:span> (optional) is the X Data array. <text:span text:style-name="OOoStrongEmphasis">Function_type</text:span> (optional): If function_type = 0, functions in the form y = m^x are calculated.<text:span text:style-name="T21"> </text:span>Otherwise, y = b*m^x functions are calculated.<text:span text:style-name="T21"> </text:span><text:span text:style-name="OOoStrongEmphasis">Stats</text:span> (optional). If Stats=0, only the regression coefficient is calculated.</text:p>
          </table:table-cell>
        </table:table-row>
        <table:table-row table:style-name="Arrayfunctions.2">
          <table:table-cell table:style-name="Arrayfunctions.B2" office:value-type="string">
            <text:p text:style-name="OOoTableText"><text:span text:style-name="T20">MDETERM</text:span>(array)</text:p>
          </table:table-cell>
          <table:table-cell table:style-name="Arrayfunctions.B2" office:value-type="string">
            <text:p text:style-name="OOoTableText">Returns the array determinant of an array. This function returns a value in the current cell; it is not necessary to define a range for the results.<text:span text:style-name="T21"> </text:span><text:span text:style-name="OOoStrongEmphasis">Array</text:span> is a square array in which the determinants are defined.</text:p>
          </table:table-cell>
        </table:table-row>
        <table:table-row table:style-name="Arrayfunctions.1">
          <table:table-cell table:style-name="Arrayfunctions.B2" office:value-type="string">
            <text:p text:style-name="OOoTableText"><text:span text:style-name="T20">MINVERSE</text:span>(array)</text:p>
          </table:table-cell>
          <table:table-cell table:style-name="Arrayfunctions.B2" office:value-type="string">
            <text:p text:style-name="OOoTableText">Returns the inverse array. <text:span text:style-name="OOoStrongEmphasis">Array</text:span> is a square array that is to be inverted.</text:p>
          </table:table-cell>
        </table:table-row>
        <table:table-row table:style-name="Arrayfunctions.2">
          <table:table-cell table:style-name="Arrayfunctions.B2" office:value-type="string">
            <text:p text:style-name="OOoTableText"><text:span text:style-name="T20">MMULT</text:span>(array; array)</text:p>
          </table:table-cell>
          <table:table-cell table:style-name="Arrayfunctions.B2" office:value-type="string">
            <text:p text:style-name="OOoTableText">Calculates the array product of two arrays. The number of columns for array 1 must match the number of rows for array 2. The square array has an equal number of rows and columns.<text:span text:style-name="T21"> </text:span><text:span text:style-name="OOoStrongEmphasis">Array</text:span> at first place is the first array used in the array product.<text:span text:style-name="T21"> </text:span><text:span text:style-name="OOoStrongEmphasis">Array</text:span> at second place is the second array with the same number of rows.</text:p>
          </table:table-cell>
        </table:table-row>
        <table:table-row table:style-name="Arrayfunctions.1">
          <table:table-cell table:style-name="Arrayfunctions.B2" office:value-type="string">
            <text:p text:style-name="OOoTableText"><text:span text:style-name="T20">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text:span text:style-name="T21"> </text:span><text:span text:style-name="OOoStrongEmphasis">Dimensions</text:span> refers to the size of the array unit.</text:p>
          </table:table-cell>
        </table:table-row>
        <table:table-row table:style-name="Arrayfunctions.2">
          <table:table-cell table:style-name="Arrayfunctions.B2" office:value-type="string">
            <text:p text:style-name="OOoTableText"><text:span text:style-name="T20">SUMPRODUCT</text:span>(array 1; array 2; ...array 30)</text:p>
          </table:table-cell>
          <table:table-cell table:style-name="Arrayfunctions.B2" office:value-type="string">
            <text:p text:style-name="OOoTableText">Multiplies corresponding elements in the given arrays, and returns the sum of those products.<text:span text:style-name="T21"> </text:span><text:span text:style-name="OOoStrongEmphasis">Array 1; array 2;...array 30</text:span> are arrays whose corresponding elements are to be multiplied.<text:span text:style-name="T21"> </text:span>At least one array must be part of the argument list. If only one array is given, all array elements are summed.</text:p>
          </table:table-cell>
        </table:table-row>
        <text:soft-page-break/>
        <table:table-row table:style-name="Arrayfunctions.1">
          <table:table-cell table:style-name="Arrayfunctions.B2" office:value-type="string">
            <text:p text:style-name="OOoTableText">SUMX2MY2(array_X; array_Y)</text:p>
          </table:table-cell>
          <table:table-cell table:style-name="Arrayfunctions.B2" office:value-type="string">
            <text:p text:style-name="OOoTableText">Returns the sum of the difference of squares of corresponding values in two arrays.<text:span text:style-name="T21"> </text:span><text:span text:style-name="OOoStrongEmphasis">Array_X</text:span> is the first array whose elements are to be squared and added.<text:span text:style-name="T21"> </text:span><text:span text:style-name="OOoStrongEmphasis">Array_Y</text:span> is the second array whose elements are to be squared and subtracted.</text:p>
          </table:table-cell>
        </table:table-row>
        <table:table-row table:style-name="Arrayfunctions.2">
          <table:table-cell table:style-name="Arrayfunctions.B2" office:value-type="string">
            <text:p text:style-name="OOoTableText">SUMX2PY2(array_X;<text:span text:style-name="T21"> </text:span>array_Y)</text:p>
          </table:table-cell>
          <table:table-cell table:style-name="Arrayfunctions.B2" office:value-type="string">
            <text:p text:style-name="OOoTableText">Returns the sum of the sum of squares of corresponding values in two arrays.<text:span text:style-name="T21"> </text:span><text:span text:style-name="OOoStrongEmphasis">Array_X</text:span> is the first array whose arguments are to be squared and added.<text:span text:style-name="T21"> </text:span><text:span text:style-name="OOoStrongEmphasis">Array_Y</text:span> is the second array, whose elements are to be added and squared.</text:p>
          </table:table-cell>
        </table:table-row>
        <table:table-row table:style-name="Arrayfunctions.1">
          <table:table-cell table:style-name="Arrayfunctions.B2" office:value-type="string">
            <text:p text:style-name="OOoTableText">SUMXMY2(array_X;<text:span text:style-name="T21"> </text:span>array_Y)</text:p>
          </table:table-cell>
          <table:table-cell table:style-name="Arrayfunctions.B2" office:value-type="string">
            <text:p text:style-name="OOoTableText">Adds the squares of the variance between corresponding values in two arrays.<text:span text:style-name="T21"> </text:span><text:span text:style-name="OOoStrongEmphasis">Array_X</text:span> is the first array whose elements are to be subtracted and squared.<text:span text:style-name="T21"> </text:span><text:span text:style-name="OOoStrongEmphasis">Array_Y</text:span> is the second array, whose elements are to be subtracted and squared.</text:p>
          </table:table-cell>
        </table:table-row>
        <table:table-row table:style-name="Arrayfunctions.2">
          <table:table-cell table:style-name="Arrayfunctions.B2" office:value-type="string">
            <text:p text:style-name="OOoTableText">TRANSPOSE(array)</text:p>
          </table:table-cell>
          <table:table-cell table:style-name="Arrayfunctions.B2" office:value-type="string">
            <text:p text:style-name="OOoTableText">Transposes the rows and columns of an array.<text:span text:style-name="T21"> </text:span><text:span text:style-name="OOoStrongEmphasis">Array</text:span> is the array in the spreadsheet that is to be transposed.</text:p>
          </table:table-cell>
        </table:table-row>
        <table:table-row table:style-name="Arrayfunctions.1">
          <table:table-cell table:style-name="Arrayfunctions.B2" office:value-type="string">
            <text:p text:style-name="OOoTableText">TREND(data_Y; data_X; new_data_X; linear_Type)</text:p>
          </table:table-cell>
          <table:table-cell table:style-name="Arrayfunctions.B2" office:value-type="string">
            <text:p text:style-name="OOoTableText">Returns values along a linear trend.<text:span text:style-name="T21"> </text:span><text:span text:style-name="OOoStrongEmphasis">Data_Y</text:span> is the Y Data array. <text:span text:style-name="OOoStrongEmphasis">Data_X</text:span> (optional) is the X Data array.<text:span text:style-name="T21"> </text:span><text:span text:style-name="OOoStrongEmphasis">New_data_X</text:span> (optional) is the array of the X data, which are used for recalculating values.<text:span text:style-name="T21"> </text:span><text:span text:style-name="OOoStrongEmphasis">Linear_type</text:span><text:span text:style-name="OOoStrongEmphasis"><text:span text:style-name="T14"> is </text:span></text:span>optional.<text:span text:style-name="T21"> </text:span>If <text:span text:style-name="OOoStrongEmphasis">linear_type</text:span> = 0, then lines will be calculated through the zero point.<text:span text:style-name="T21"> </text:span>Otherwise, offset lines will also be calculated. The default is <text:span text:style-name="OOoStrongEmphasis">linear_type</text:span> &lt;&gt; 0.</text:p>
          </table:table-cell>
        </table:table-row>
      </table:table>
      <text:h text:style-name="P17" text:outline-level="1"><text:bookmark text:name="__RefHeading__6942_1924864864"/>Spreadsheet functions<text:bookmark-end text:name="__RefHeading__6942_1924864864"/></text:h>
      <text:p text:style-name="OOoTextBody">Use <text:alphabetical-index-mark text:string-value="spreadsheet" text:key1="functions"/><text:alphabetical-index-mark-start text:id="IMark178659532"/>spreadsheet functions<text:alphabetical-index-mark-end text:id="IMark178659532"/> to search and address cell ranges and provide feedback regarding the contents of a cell or range of cells.<text:span text:style-name="T24"> </text:span>You can use functions such as <text:span text:style-name="T20">HYPERLINK</text:span>() and <text:span text:style-name="T20">DDE</text:span>() to connect to other documents or data sources.</text:p>
      <text:p text:style-name="OOoTableCaption">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A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text:span text:style-name="T21"> </text:span><text:span text:style-name="OOoStrongEmphasis">Row</text:span> <text:span text:style-name="T23">is</text:span> the row number for the cell reference.<text:span text:style-name="T21"> </text:span><text:span text:style-name="OOoStrongEmphasis">Column</text:span> <text:span text:style-name="T23">is</text:span> the column number for the cell reference (the number, not the letter).<text:span text:style-name="T21"> </text:span><text:span text:style-name="OOoStrongEmphasis">Abs</text:span> determines the type of reference.<text:span text:style-name="T21"> </text:span><text:span text:style-name="OOoStrongEmphasis">Sheet</text:span> <text:span text:style-name="T23">is</text:span>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StrongEmphasis">Reference</text:span> <text:span text:style-name="T23">is</text:span> the reference to a cell or cell range.</text:p>
          </table:table-cell>
        </table:table-row>
        <table:table-row table:style-name="Spreadsheetfunctions.2">
          <table:table-cell table:style-name="Spreadsheetfunctions.A2" office:value-type="string">
            <text:p text:style-name="OOoTableText">CHOOSE(index;<text:span text:style-name="T21"> </text:span>value1; ... value30)</text:p>
          </table:table-cell>
          <table:table-cell table:style-name="Spreadsheetfunctions.B2" office:value-type="string">
            <text:p text:style-name="OOoTableText">Uses an index to return a value from a list of up to 30 values.<text:span text:style-name="T21"> </text:span><text:span text:style-name="OOoStrongEmphasis">Index</text:span> is a reference or number between 1 and 30 indicating which value is to be taken from the list.<text:span text:style-name="T21"> </text:span><text:span text:style-name="OOoStrongEmphasis">Value1; ... </text:span><text:span text:style-name="OOoStrongEmphasis">value30</text:span> is the list of values entered as a reference to a cell or as individual values.</text:p>
          </table:table-cell>
        </table:table-row>
        <text:soft-page-break/>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text:span text:style-name="T21"> </text:span>If the reference is a cell, the column number of the cell is returned; if the parameter is a cell area, the corresponding column numbers are returned in a single-row array if the formula is entered as an array formula.<text:span text:style-name="T21"> </text:span>If the COLUMN function with an area reference parameter is not used for an array formula, only the column number of the first cell within the area is determined.<text:span text:style-name="T21"> </text:span>Reference is the reference to a cell or cell area whose first column number is to be found.<text:span text:style-name="T21"> </text:span>If no reference is entered, the column number of the cell in which the formula is entered is found.<text:span text:style-name="T21"> </text:span>Calc automatically sets the reference to the current cell.</text:p>
          </table:table-cell>
        </table:table-row>
        <table:table-row table:style-name="Spreadsheetfunctions.2">
          <table:table-cell table:style-name="Spreadsheetfunctions.B2" office:value-type="string">
            <text:p text:style-name="OOoTableText">COLUMNS(array)</text:p>
          </table:table-cell>
          <table:table-cell table:style-name="Spreadsheetfunctions.B2" office:value-type="string">
            <text:p text:style-name="OOoTableText">Returns the number of columns in the given reference.<text:span text:style-name="T21"> </text:span><text:span text:style-name="OOoStrongEmphasis">Array</text:span> is the reference to a cell range whose total number of columns is to be found.<text:span text:style-name="T21"> </text:span>The argument can also be a single cell.</text:p>
          </table:table-cell>
        </table:table-row>
        <table:table-row table:style-name="Spreadsheetfunctions.1">
          <table:table-cell table:style-name="Spreadsheetfunctions.B2" office:value-type="string">
            <text:p text:style-name="OOoTableText">DDE(server; file; range;<text:span text:style-name="T21"> </text:span>mode)</text:p>
          </table:table-cell>
          <table:table-cell table:style-name="Spreadsheetfunctions.B2" office:value-type="string">
            <text:p text:style-name="OOoTableText">Returns the result of a DDE-based link.<text:span text:style-name="T21"> </text:span>If the contents of the linked range or section changes, the returned value will also change.<text:span text:style-name="T21"> </text:span>The spreadsheet can be reloaded, or<text:span text:style-name="T21"> </text:span><text:span text:style-name="OOoStrongEmphasis">Edit </text:span><text:span text:style-name="OOoComputerCode">→</text:span><text:span text:style-name="OOoStrongEmphasis"> Links</text:span> selected, to see the updated links.<text:span text:style-name="T21"> </text:span>Cross-platform links, for example from an <text:span text:style-name="T34">LibreOffice</text:span> installation running on a Windows machine to a document created on a Linux machine, are not supported.<text:span text:style-name="T21"> </text:span><text:span text:style-name="OOoStrongEmphasis">Server</text:span> is the name of a server application. <text:span text:style-name="T34">LibreOffice</text:span> applications have the server name “<text:span text:style-name="T20">Soffice</text:span><text:span text:style-name="T23">”</text:span>.<text:span text:style-name="T21"> </text:span><text:span text:style-name="OOoStrongEmphasis">File</text:span> is the complete file name, including path.<text:span text:style-name="T21"> </text:span><text:span text:style-name="OOoStrongEmphasis">Range</text:span> is the area containing the data to be evaluated.<text:span text:style-name="T21"> </text:span><text:span text:style-name="OOoStrongEmphasis">Mode</text:span> is an optional parameter that controls the method by which the DDE server converts its data into numbers.</text:p>
          </table:table-cell>
        </table:table-row>
        <table:table-row table:style-name="Spreadsheetfunctions.2">
          <table:table-cell table:style-name="Spreadsheetfunctions.B2" office:value-type="string">
            <text:p text:style-name="OOoTableText"><text:span text:style-name="T20">ERRORTYPE</text:span>(reference)</text:p>
          </table:table-cell>
          <table:table-cell table:style-name="Spreadsheetfunctions.B2" office:value-type="string">
            <text:p text:style-name="OOoTableText">Returns the number corresponding to an error value occurring in a different cell. With the aid of this number,<text:span text:style-name="T21"> </text:span>an error message text can be generated.<text:span text:style-name="T21"> </text:span>If an error occurs, the function returns a logical or numerical value.<text:span text:style-name="T21"> </text:span><text:span text:style-name="OOoStrongEmphasis">Reference</text:span> contains the address of the cell in which the error occurs.</text:p>
          </table:table-cell>
        </table:table-row>
        <table:table-row table:style-name="Spreadsheetfunctions.1">
          <table:table-cell table:style-name="Spreadsheetfunctions.B2" office:value-type="string">
            <text:p text:style-name="OOoTableText"><text:span text:style-name="T20">HLOOKUP</text:span>(search_criteria; array; index; sorted)</text:p>
          </table:table-cell>
          <table:table-cell table:style-name="Spreadsheetfunctions.B2" office:value-type="string">
            <text:p text:style-name="OOoTableText">Searches for a value and reference to the cells below the selected area.<text:span text:style-name="T21"> </text:span>This function verifies if the first row of an array contains a certain value.<text:span text:style-name="T21"> </text:span>The function returns the value in a row of the array, named in the i<text:span text:style-name="OOoStrongEmphasis">ndex</text:span>, in the same column.<text:span text:style-name="T21"> </text:span>The search supports regular expressions.</text:p>
          </table:table-cell>
        </table:table-row>
        <table:table-row table:style-name="Spreadsheetfunctions.2">
          <table:table-cell table:style-name="Spreadsheetfunctions.B2" office:value-type="string">
            <text:p text:style-name="OOoTableText">HYPERLINK(URL) or<text:span text:style-name="T21"> </text:span>HYPERLINK(URL; cell_text)</text:p>
          </table:table-cell>
          <table:table-cell table:style-name="Spreadsheetfunctions.B2" office:value-type="string">
            <text:p text:style-name="OOoTableText">When<text:span text:style-name="T21"> </text:span>a cell that contains the HYPERLINK function is clicked, the hyperlink opens.<text:span text:style-name="T21"> </text:span><text:span text:style-name="OOoStrongEmphasis">URL</text:span> specifies the link target. The optional <text:span text:style-name="OOoStrongEmphasis">cell_text</text:span> argument is the text displayed in the cell.<text:span text:style-name="T21"> </text:span>If the <text:span text:style-name="OOoStrongEmphasis">cell_text</text:span> parameter is not specified, the <text:span text:style-name="OOoStrongEmphasis">URL</text:span> is displayed.</text:p>
          </table:table-cell>
        </table:table-row>
        <text:soft-page-break/>
        <table:table-row table:style-name="Spreadsheetfunctions.1">
          <table:table-cell table:style-name="Spreadsheetfunctions.B2"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text:span text:style-name="T21"> </text:span><text:span text:style-name="OOoStrongEmphasis">Reference</text:span> is a cell reference, entered either directly or by specifying a range name.<text:span text:style-name="T21"> </text:span>If the reference consists of multiple ranges,<text:span text:style-name="T21"> </text:span>the reference or range name must be enclosed in parentheses.<text:span text:style-name="T21"> </text:span><text:span text:style-name="OOoStrongEmphasis">Row</text:span> (optional) is the row number of the reference range, for which to return a value.<text:span text:style-name="T21"> </text:span><text:span text:style-name="OOoStrongEmphasis">Column</text:span> (optional) is the column number of the reference range, for which to return a value.<text:span text:style-name="T21"> </text:span><text:span text:style-name="OOoStrongEmphasis">Range</text:span> (optional) is the index of the subrange if referring to a multiple range.</text:p>
          </table:table-cell>
        </table:table-row>
        <table:table-row table:style-name="Spreadsheetfunctions.2">
          <table:table-cell table:style-name="Spreadsheetfunctions.B2" office:value-type="string">
            <text:p text:style-name="OOoTableText">INDIRECT(reference)</text:p>
          </table:table-cell>
          <table:table-cell table:style-name="Spreadsheetfunctions.B2" office:value-type="string">
            <text:p text:style-name="OOoTableText">Returns the <text:span text:style-name="OOoStrongEmphasis">reference</text:span> specified by a text string.<text:span text:style-name="T21"> </text:span>This function can also be used to return the area of a corresponding string.<text:span text:style-name="T21"> </text:span><text:span text:style-name="OOoStrongEmphasis">Reference</text:span> is a reference to a cell or an area (in text form) for which to return the contents.</text:p>
          </table:table-cell>
        </table:table-row>
        <table:table-row table:style-name="Spreadsheetfunctions.1">
          <table:table-cell table:style-name="Spreadsheetfunctions.B2" office:value-type="string">
            <text:p text:style-name="OOoTableText">LOOKUP(search_criterion; search_vector;<text:span text:style-name="T21"> </text:span>result_vector)</text:p>
          </table:table-cell>
          <table:table-cell table:style-name="Spreadsheetfunctions.B2" office:value-type="string">
            <text:p text:style-name="OOoTableText">Returns the contents of a cell either from a one-row or one-column range or from an array.<text:span text:style-name="T21"> </text:span>Optionally, the assigned value (of the same index) is returned in a different column and row. As opposed to <text:span text:style-name="T20">VLOOKUP</text:span> and HLOOKUP, search and result vectors may be at different positions; they do not have to be adjacent.<text:span text:style-name="T21"> </text:span>Additionally, the search vector for the LOOKUP must be sorted, otherwise the search will not return any usable results.<text:span text:style-name="T21"> </text:span>The search supports regular expressions.<text:span text:style-name="T21"> </text:span><text:span text:style-name="OOoStrongEmphasis">Search_criterion</text:span> is the value to be searched for; entered either directly or as a reference.<text:span text:style-name="T21"> </text:span><text:span text:style-name="OOoStrongEmphasis">Search_vector</text:span> is the single-row or single-column area to be searched.<text:span text:style-name="T21"> </text:span><text:span text:style-name="OOoStrongEmphasis">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B2"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text:span text:style-name="T21"> </text:span>The function returns the position of the value found in the lookup_array as a number.<text:span text:style-name="T21"> </text:span><text:span text:style-name="OOoStrongEmphasis">Search_criterion</text:span> is the value which is to be searched for in the single-row or single-column array.<text:span text:style-name="T21"> </text:span><text:span text:style-name="OOoStrongEmphasis">Lookup_array</text:span> is the reference searched.<text:span text:style-name="T21"> </text:span>A lookup array can be a single row or column, or part of a single row or column.<text:span text:style-name="T21"> </text:span><text:span text:style-name="OOoStrongEmphasis">Type</text:span> may take the values 1, 0, or –1.<text:span text:style-name="T21"> </text:span>This corresponds to the same function in Microsoft Excel.<text:span text:style-name="T21"> </text:span><text:span text:style-name="T18">The search supports</text:span> regular expressions </text:p>
          </table:table-cell>
        </table:table-row>
        <table:table-row table:style-name="Spreadsheetfunctions.1">
          <table:table-cell table:style-name="Spreadsheetfunctions.B2"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text:span text:style-name="T21"> </text:span><text:span text:style-name="OOoStrongEmphasis">Reference</text:span> is the cell from which the function searches for the new reference.<text:span text:style-name="T21"> </text:span><text:span text:style-name="OOoStrongEmphasis">Rows</text:span> is the number of cells by which the reference was corrected up (negative value) or down.<text:span text:style-name="T21"> </text:span><text:span text:style-name="OOoStrongEmphasis">Columns</text:span> is the number of columns by which the reference was corrected to the left (negative value) or to the right.<text:span text:style-name="T21"> </text:span><text:span text:style-name="OOoStrongEmphasis">Height</text:span> is the optional vertical height for an area that starts at the new reference position.<text:span text:style-name="T21"> </text:span><text:span text:style-name="OOoStrongEmphasis">Width</text:span> is the optional horizontal width for an area that starts at the new reference position.</text:p>
          </table:table-cell>
        </table:table-row>
        <text:soft-page-break/>
        <table:table-row table:style-name="Spreadsheetfunctions.2">
          <table:table-cell table:style-name="Spreadsheetfunctions.B2" office:value-type="string">
            <text:p text:style-name="OOoTableText">ROW(reference)</text:p>
          </table:table-cell>
          <table:table-cell table:style-name="Spreadsheetfunctions.B2" office:value-type="string">
            <text:p text:style-name="OOoTableText">Returns the row number of a cell reference.<text:span text:style-name="T21"> </text:span>If the reference is a cell, it returns the row number of the cell.<text:span text:style-name="T21"> </text:span>If the reference is a cell range, it returns the corresponding row numbers in a one-column Array if the formula is entered as an array formula.<text:span text:style-name="T21"> </text:span>If the ROW function with a range reference is not used in an array formula, only the row number of the first range cell will be returned.<text:span text:style-name="T21"> </text:span><text:span text:style-name="OOoStrongEmphasis">Reference</text:span> is a cell, an area, or the name of an area.<text:span text:style-name="T21"> </text:span>If a reference is not indicated, Calc automatically sets the reference to the current cell.</text:p>
          </table:table-cell>
        </table:table-row>
        <table:table-row table:style-name="Spreadsheetfunctions.1">
          <table:table-cell table:style-name="Spreadsheetfunctions.B2" office:value-type="string">
            <text:p text:style-name="OOoTableText">ROWS(array)</text:p>
          </table:table-cell>
          <table:table-cell table:style-name="Spreadsheetfunctions.B2" office:value-type="string">
            <text:p text:style-name="OOoTableText">Returns the number of rows in a reference or array.<text:span text:style-name="T21"> </text:span><text:span text:style-name="OOoStrongEmphasis">Array</text:span> is the reference or named area whose total number of rows is to be determined.</text:p>
          </table:table-cell>
        </table:table-row>
        <table:table-row table:style-name="Spreadsheetfunctions.2">
          <table:table-cell table:style-name="Spreadsheetfunctions.B2" office:value-type="string">
            <text:p text:style-name="OOoTableText">SHEET(reference)</text:p>
          </table:table-cell>
          <table:table-cell table:style-name="Spreadsheetfunctions.B2" office:value-type="string">
            <text:p text:style-name="OOoTableText">Returns the sheet number of a reference or a string representing a sheet name.<text:span text:style-name="T21"> </text:span>If no parameters are entered, the result is the sheet number of the spreadsheet containing the formula.<text:span text:style-name="T21"> </text:span><text:span text:style-name="OOoStrongEmphasis">Reference</text:span><text:span text:style-name="T21"> </text:span>(optional) is the reference to a cell, an area, or a sheet name string.</text:p>
          </table:table-cell>
        </table:table-row>
        <table:table-row table:style-name="Spreadsheetfunctions.1">
          <table:table-cell table:style-name="Spreadsheetfunctions.B2" office:value-type="string">
            <text:p text:style-name="OOoTableText">SHEETS(reference)</text:p>
          </table:table-cell>
          <table:table-cell table:style-name="Spreadsheetfunctions.B2" office:value-type="string">
            <text:p text:style-name="OOoTableText">Determines the number of sheets in a reference.<text:span text:style-name="T21"> </text:span>If no parameters are entered, the result is the number of sheets in the current document.<text:span text:style-name="T21"> </text:span><text:span text:style-name="OOoStrongEmphasis">Reference</text:span><text:span text:style-name="T21"> </text:span>(optional) is the reference to a sheet or an area.</text:p>
          </table:table-cell>
        </table:table-row>
        <table:table-row table:style-name="Spreadsheetfunctions.2">
          <table:table-cell table:style-name="Spreadsheetfunctions.B2" office:value-type="string">
            <text:p text:style-name="OOoTableText">STYLE(style; time; style2)</text:p>
          </table:table-cell>
          <table:table-cell table:style-name="Spreadsheetfunctions.B2" office:value-type="string">
            <text:p text:style-name="OOoTableText">Applies a style to the cell containing the formula.<text:span text:style-name="T21"> </text:span>After a set amount of time, another style can be applied.<text:span text:style-name="T21"> </text:span>This function always returns the value 0, allowing it to be added to another function without changing the value.<text:span text:style-name="T21"> </text:span><text:span text:style-name="OOoStrongEmphasis">Style</text:span> is the name of a cell style assigned to the cell.<text:span text:style-name="T21"> </text:span><text:span text:style-name="OOoStrongEmphasis">Time</text:span> is an optional time range in seconds.<text:span text:style-name="T21"> </text:span><text:span text:style-name="OOoStrongEmphasis">Style2</text:span> is the optional name of a cell style assigned to the cell after a certain amount of time has passed.</text:p>
          </table:table-cell>
        </table:table-row>
        <table:table-row table:style-name="Spreadsheetfunctions.1">
          <table:table-cell table:style-name="Spreadsheetfunctions.B2" office:value-type="string">
            <text:p text:style-name="OOoTableText">VLOOKUP(search_criterion; array; index; sort_order)</text:p>
          </table:table-cell>
          <table:table-cell table:style-name="Spreadsheetfunctions.B2" office:value-type="string">
            <text:p text:style-name="OOoTableText">Searches vertically with reference to adjacent cells to the right. If a specific value is contained in the first column of an array,<text:span text:style-name="T21"> </text:span>returns the value to the same line of a specific array column named by <text:span text:style-name="OOoStrongEmphasis">index</text:span>.<text:span text:style-name="T21"> </text:span>The search supports regular expressions.<text:span text:style-name="T21"> </text:span><text:span text:style-name="OOoStrongEmphasis">Search_criterion</text:span> is the value searched for in the first column of the array.<text:span text:style-name="T21"> </text:span><text:span text:style-name="OOoStrongEmphasis">Array</text:span> is the reference, which must include at least two columns.<text:span text:style-name="T21"> </text:span><text:span text:style-name="OOoStrongEmphasis">Index</text:span> is the number of the column in the array that contains the value to be returned.<text:span text:style-name="T21"> </text:span>The first column has the number 1.<text:span text:style-name="T21"> </text:span><text:span text:style-name="OOoStrongEmphasis">Sort_order</text:span> (optional) indicates whether the first column in the array is sorted in ascending order.</text:p>
          </table:table-cell>
        </table:table-row>
      </table:table>
      <text:h text:style-name="P17" text:outline-level="1"><text:bookmark text:name="__RefHeading__6944_1924864864"/><text:soft-page-break/><text:alphabetical-index-mark text:string-value="text functions"/><text:alphabetical-index-mark text:string-value="text" text:key1="functions"/>Text functions<text:bookmark-end text:name="__RefHeading__6944_1924864864"/></text:h>
      <text:p text:style-name="P7">Use Calc<text:span text:style-name="T25">’</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A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StrongEmphasis">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StrongEmphasis">Number</text:span> is the positive integer to be converted. <text:span text:style-name="OOoStrongEmphasis">Radix</text:span> is the base of the number system. It may be any positive integer between 2 and 36. <text:span text:style-name="OOoStrongEmphasis">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StrongEmphasis">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StrongEmphasis">Text</text:span> refers to the text from which to remove all non-printable characters.</text:p>
          </table:table-cell>
        </table:table-row>
        <table:table-row table:style-name="Textfunctions.2">
          <table:table-cell table:style-name="Textfunctions.B2" office:value-type="string">
            <text:p text:style-name="OOoTableText">CODE(text)</text:p>
          </table:table-cell>
          <table:table-cell table:style-name="Textfunctions.B2" office:value-type="string">
            <text:p text:style-name="OOoTableText">Returns a numeric code for the first character in a text string. <text:span text:style-name="OOoStrongEmphasis">Text</text:span> is the text for which the code of the first character is to be found.</text:p>
          </table:table-cell>
        </table:table-row>
        <table:table-row table:style-name="Textfunctions.1">
          <table:table-cell table:style-name="Textfunctions.B2" office:value-type="string">
            <text:p text:style-name="OOoTableText">CONCATENATE(text_1; text_2; ...; text_30)</text:p>
          </table:table-cell>
          <table:table-cell table:style-name="Textfunctions.B2" office:value-type="string">
            <text:p text:style-name="OOoTableText">Combines several text strings into one string. <text:span text:style-name="OOoStrongEmphasis">Text_1; text_2; ... text_30</text:span> are text passages that are to be combined into one string.</text:p>
          </table:table-cell>
        </table:table-row>
        <table:table-row table:style-name="Textfunctions.2">
          <table:table-cell table:style-name="Textfunctions.B2" office:value-type="string">
            <text:p text:style-name="OOoTableText">DECIMAL(text; radix)</text:p>
          </table:table-cell>
          <table:table-cell table:style-name="Textfunctions.B2" office:value-type="string">
            <text:p text:style-name="OOoTableText">Converts text with characters from a number system to a positive integer in the base radix given. The radix must be in the range 2 to 36. Spaces and tabs are ignored. The <text:span text:style-name="OOoStrongEmphasis">text</text:span> field is not case-sensitive. <text:span text:style-name="OOoStrongEmphasis">Text</text:span> is the text to be converted. To differentiate between a hexadecimal number, such as A1 and the reference to cell A1, place the number in quotation marks; for example, "A1" or "FACE”.<text:span text:style-name="T16"> </text:span><text:span text:style-name="OOoStrongEmphasis">Radix</text:span> is the base of the number system. It may be any positive integer between 2 and 36.</text:p>
          </table:table-cell>
        </table:table-row>
        <table:table-row table:style-name="Textfunctions.1">
          <table:table-cell table:style-name="Textfunctions.B2"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StrongEmphasis">Value</text:span> is the number to be converted to currency; it can be a number, a reference to a cell containing a number, or a formula which returns a number. <text:span text:style-name="OOoStrongEmphasis">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B2"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StrongEmphasis">Text_1</text:span> is the first text to compare. <text:span text:style-name="OOoStrongEmphasis">Text_2</text:span> is the second text to compare.</text:p>
          </table:table-cell>
        </table:table-row>
        <text:soft-page-break/>
        <table:table-row table:style-name="Textfunctions.1">
          <table:table-cell table:style-name="Textfunctions.B2"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StrongEmphasis">Find_text</text:span><text:span text:style-name="T16"> </text:span>is the text to be found. <text:span text:style-name="OOoStrongEmphasis">Text</text:span> is the text where the search takes place. <text:span text:style-name="OOoStrongEmphasis">Position</text:span> (optional) is the position in the text from which the search starts.</text:p>
          </table:table-cell>
        </table:table-row>
        <table:table-row table:style-name="Textfunctions.2">
          <table:table-cell table:style-name="Textfunctions.B2"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StrongEmphasis">Number</text:span><text:span text:style-name="T16"> </text:span>is the number to be formatted. <text:span text:style-name="OOoStrongEmphasis">Decimals</text:span> is the number of decimal places to be displayed. <text:span text:style-name="OOoStrongEmphasis">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able:table-row table:style-name="Textfunctions.1">
          <table:table-cell table:style-name="Textfunctions.B2" office:value-type="string">
            <text:p text:style-name="OOoTableText">LEFT(text; number)</text:p>
          </table:table-cell>
          <table:table-cell table:style-name="Textfunctions.B2" office:value-type="string">
            <text:p text:style-name="OOoTableText">Returns the first character or characters in a text string. <text:span text:style-name="OOoStrongEmphasis">Text</text:span> is the text where the initial partial words are to be determined. <text:span text:style-name="OOoStrongEmphasis">Number</text:span><text:span text:style-name="T16"> </text:span>(optional) is the number of characters for the start text. If this parameter is not defined, one character is returned.</text:p>
          </table:table-cell>
        </table:table-row>
        <table:table-row table:style-name="Textfunctions.2">
          <table:table-cell table:style-name="Textfunctions.B2" office:value-type="string">
            <text:p text:style-name="OOoTableText">LEN(text)</text:p>
          </table:table-cell>
          <table:table-cell table:style-name="Textfunctions.B2" office:value-type="string">
            <text:p text:style-name="OOoTableText">Returns the length of a string including spaces. <text:span text:style-name="OOoStrongEmphasis">Text</text:span> is the text whose length is to be determined.</text:p>
          </table:table-cell>
        </table:table-row>
        <table:table-row table:style-name="Textfunctions.1">
          <table:table-cell table:style-name="Textfunctions.B2" office:value-type="string">
            <text:p text:style-name="OOoTableText">LOWER(text)</text:p>
          </table:table-cell>
          <table:table-cell table:style-name="Textfunctions.B2" office:value-type="string">
            <text:p text:style-name="OOoTableText">Converts all uppercase letters in a text string to lowercase. <text:span text:style-name="OOoStrongEmphasis">Text</text:span> is the text to be converted.</text:p>
          </table:table-cell>
        </table:table-row>
        <table:table-row table:style-name="Textfunctions.2">
          <table:table-cell table:style-name="Textfunctions.B2"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StrongEmphasis">Text</text:span> is the text containing the characters to extract. <text:span text:style-name="OOoStrongEmphasis">Start</text:span> is the position of the first character in the text to extract. <text:span text:style-name="OOoStrongEmphasis">Number</text:span> is the number of characters in the part of the text.</text:p>
          </table:table-cell>
        </table:table-row>
        <table:table-row table:style-name="Textfunctions.1">
          <table:table-cell table:style-name="Textfunctions.B2" office:value-type="string">
            <text:p text:style-name="OOoTableText">PROPER(text)</text:p>
          </table:table-cell>
          <table:table-cell table:style-name="Textfunctions.B2" office:value-type="string">
            <text:p text:style-name="OOoTableText">Capitalizes the first letter in all words of a text string. <text:span text:style-name="OOoStrongEmphasis">Text</text:span> is the text to be converted.</text:p>
          </table:table-cell>
        </table:table-row>
        <table:table-row table:style-name="Textfunctions.2">
          <table:table-cell table:style-name="Textfunctions.B2"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StrongEmphasis">Text</text:span> is text of which a part will be replaced. <text:span text:style-name="OOoStrongEmphasis">Position</text:span> is the position within the text where the replacement will begin. <text:span text:style-name="OOoStrongEmphasis">Length</text:span> is the number of characters in <text:span text:style-name="OOoStrongEmphasis">text</text:span> to be replaced. <text:span text:style-name="OOoStrongEmphasis">New_text</text:span> is the text which replaces <text:span text:style-name="OOoStrongEmphasis">text</text:span><text:span text:style-name="T16">..</text:span></text:p>
          </table:table-cell>
        </table:table-row>
        <table:table-row table:style-name="Textfunctions.1">
          <table:table-cell table:style-name="Textfunctions.B2" office:value-type="string">
            <text:p text:style-name="OOoTableText"><text:span text:style-name="T20">REPT</text:span>(text; number)</text:p>
          </table:table-cell>
          <table:table-cell table:style-name="Textfunctions.B2" office:value-type="string">
            <text:p text:style-name="OOoTableText">Repeats a character string by the given <text:span text:style-name="OOoStrongEmphasis">number</text:span> of copies. <text:span text:style-name="OOoStrongEmphasis">Text</text:span> is the text to be repeated. <text:span text:style-name="OOoStrongEmphasis">Number</text:span> is the number of repetitions. The result can be a maximum of 255 characters.</text:p>
          </table:table-cell>
        </table:table-row>
        <text:soft-page-break/>
        <table:table-row table:style-name="Textfunctions.2">
          <table:table-cell table:style-name="Textfunctions.B2" office:value-type="string">
            <text:p text:style-name="OOoTableText">RIGHT(text; number)</text:p>
          </table:table-cell>
          <table:table-cell table:style-name="Textfunctions.B2" office:value-type="string">
            <text:p text:style-name="OOoTableText">Defines the last character or characters in a text string. <text:span text:style-name="OOoStrongEmphasis">Text</text:span> is the text of which the right part is to be determined. <text:span text:style-name="OOoStrongEmphasis">Number</text:span> (optional) is the number of characters from the right part of the text.</text:p>
          </table:table-cell>
        </table:table-row>
        <table:table-row table:style-name="Textfunctions.1">
          <table:table-cell table:style-name="Textfunctions.B2"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StrongEmphasis">Number</text:span> is the number that is to be converted into a Roman numeral. <text:span text:style-name="OOoStrongEmphasis">Mode</text:span> (optional) indicates the degree of simplification. The higher the value, the greater is the simplification of the Roman numeral.</text:p>
          </table:table-cell>
        </table:table-row>
        <table:table-row table:style-name="Textfunctions.2">
          <table:table-cell table:style-name="Textfunctions.B2"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text:span text:style-name="T21"> </text:span>Applying the encryption function again to the resulting code, decrypts the text.<text:span text:style-name="T21"> </text:span>Text: Enter the character string to be encrypted. ROT13(ROT13(Text)) decrypts the code.</text:p>
          </table:table-cell>
        </table:table-row>
        <table:table-row table:style-name="Textfunctions.1">
          <table:table-cell table:style-name="Textfunctions.B2"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text:span text:style-name="T16"> </text:span><text:span text:style-name="OOoStrongEmphasis">Find_text</text:span> is the text to be searched for. <text:span text:style-name="OOoStrongEmphasis">Text</text:span> is the text where the search will take place. <text:span text:style-name="OOoStrongEmphasis">Position</text:span> (optional) is the position in the text where the search is to start.</text:p>
          </table:table-cell>
        </table:table-row>
        <table:table-row table:style-name="Textfunctions.2">
          <table:table-cell table:style-name="Textfunctions.B2"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T16">T</text:span><text:span text:style-name="OOoStrongEmphasis">ext</text:span> is the text in which text segments are to be exchanged. <text:span text:style-name="OOoStrongEmphasis">Search_text</text:span> is the text segment that is to be replaced (a number of times). <text:span text:style-name="OOoStrongEmphasis">New text</text:span> is the text that is to replace the text segment. <text:span text:style-name="OOoStrongEmphasis">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B2" office:value-type="string">
            <text:p text:style-name="OOoTableText">T(value)</text:p>
          </table:table-cell>
          <table:table-cell table:style-name="Textfunctions.B2" office:value-type="string">
            <text:p text:style-name="OOoTableText">Converts a number to a blank text string. <text:span text:style-name="OOoStrongEmphasis">Value</text:span><text:span text:style-name="T16"> </text:span>is the value to be converted. Also, a reference can be used as a parameter. If the referenced cell includes a number or a formula containing a numerical result, the result will be an empty string.</text:p>
          </table:table-cell>
        </table:table-row>
        <table:table-row table:style-name="Textfunctions.2">
          <table:table-cell table:style-name="Textfunctions.B2" office:value-type="string">
            <text:p text:style-name="OOoTableText">TEXT(number; format)</text:p>
          </table:table-cell>
          <table:table-cell table:style-name="Textfunctions.B2" office:value-type="string">
            <text:p text:style-name="OOoTableText">Converts a number into text according to a given format. <text:span text:style-name="OOoStrongEmphasis">Number</text:span> is the numerical value to be converted. <text:span text:style-name="OOoStrongEmphasis">Format</text:span> is the text which defines the format. Use decimal and thousands separators according to the language set in the cell format.</text:p>
          </table:table-cell>
        </table:table-row>
        <table:table-row table:style-name="Textfunctions.1">
          <table:table-cell table:style-name="Textfunctions.B2" office:value-type="string">
            <text:p text:style-name="OOoTableText">TRIM(text)</text:p>
          </table:table-cell>
          <table:table-cell table:style-name="Textfunctions.B2" office:value-type="string">
            <text:p text:style-name="OOoTableText">Removes spaces that are in front of a string, or aligns cell contents to the left. <text:span text:style-name="OOoStrongEmphasis">Text</text:span> is the text in which leading spaces are removed, or the cell in which the contents will be left-aligned.</text:p>
          </table:table-cell>
        </table:table-row>
        <table:table-row table:style-name="Textfunctions.2">
          <table:table-cell table:style-name="Textfunctions.B2" office:value-type="string">
            <text:p text:style-name="OOoTableText">UPPER(text)</text:p>
          </table:table-cell>
          <table:table-cell table:style-name="Textfunctions.B2" office:value-type="string">
            <text:p text:style-name="OOoTableText">Converts the string specified in the <text:span text:style-name="OOoStrongEmphasis">text</text:span> parameter to uppercase. <text:span text:style-name="OOoStrongEmphasis">Text</text:span> is the lower case letters you want to convert to upper case.</text:p>
          </table:table-cell>
        </table:table-row>
        <table:table-row table:style-name="Textfunctions.1">
          <table:table-cell table:style-name="Textfunctions.B2" office:value-type="string">
            <text:p text:style-name="OOoTableText">VALUE(text)</text:p>
          </table:table-cell>
          <table:table-cell table:style-name="Textfunctions.B2" office:value-type="string">
            <text:p text:style-name="OOoTableText">Converts a text string into a number. <text:span text:style-name="OOoStrongEmphasis">Text</text:span> is the text to be converted to a number.</text:p>
          </table:table-cell>
        </table:table-row>
      </table:table>
      <text:h text:style-name="OOoHeading_20_1" text:outline-level="1"><text:bookmark text:name="__RefHeading__39130_1770245710"/><text:bookmark text:name="__RefHeading__8971_637076582"/><text:bookmark text:name="__RefHeading__6946_1924864864"/><text:bookmark text:name="__RefHeading__21186_199058485"/><text:soft-page-break/><text:reference-mark-start text:name="add-in functions"/><text:alphabetical-index-mark text:string-value="add-in" text:key1="functions"/><text:bookmark-start text:name="Add-in Functions"/>Add-in functions<text:bookmark-end text:name="Add-in Functions"/><text:bookmark-end text:name="__RefHeading__39130_1770245710"/><text:bookmark-end text:name="__RefHeading__8971_637076582"/><text:bookmark-end text:name="__RefHeading__6946_1924864864"/><text:bookmark-end text:name="__RefHeading__21186_199058485"/><text:reference-mark-end text:name="add-in functions"/></text:h>
      <text:p text:style-name="OOoTableCaption">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OOoTableHeader">Syntax</text:p>
            </table:table-cell>
            <table:table-cell table:style-name="_3a_Add-infunctions.A1" office:value-type="string">
              <text:p text:style-name="OOoTableHeader">Description</text:p>
            </table:table-cell>
          </table:table-row>
        </table:table-header-rows>
        <table:table-row table:style-name="_3a_Add-infunctions.2">
          <table:table-cell table:style-name="_3a_Add-infunctions.A2" office:value-type="string">
            <text:p text:style-name="OOoTableText"><text:span text:style-name="T20">BESSELI</text:span>(x; n)</text:p>
          </table:table-cell>
          <table:table-cell table:style-name="_3a_Add-infunctions.B2" office:value-type="string">
            <text:p text:style-name="OOoTableText">Calculates the modified Bessel function In(x). <text:span text:style-name="OOoStrongEmphasis">x</text:span> is the value on which the function will be calculated. <text:span text:style-name="OOoStrongEmphasis">n</text:span> is the order of the Bessel function.</text:p>
          </table:table-cell>
        </table:table-row>
        <table:table-row table:style-name="_3a_Add-infunctions.1">
          <table:table-cell table:style-name="_3a_Add-infunctions.A2" office:value-type="string">
            <text:p text:style-name="OOoTableText"><text:span text:style-name="T20">BESSELJ</text:span>(x; n)</text:p>
          </table:table-cell>
          <table:table-cell table:style-name="_3a_Add-infunctions.B2" office:value-type="string">
            <text:p text:style-name="OOoTableText">Calculates the Bessel function <text:span text:style-name="T20">Jn</text:span>(x) (cylinder function). <text:span text:style-name="OOoStrongEmphasis">x</text:span> is the value on which the function will be calculated. <text:span text:style-name="OOoStrongEmphasis">n</text:span> is the order of the Bessel function.</text:p>
          </table:table-cell>
        </table:table-row>
        <table:table-row table:style-name="_3a_Add-infunctions.2">
          <table:table-cell table:style-name="_3a_Add-infunctions.A2" office:value-type="string">
            <text:p text:style-name="OOoTableText"><text:span text:style-name="T20">BESSELK</text:span>(x; n)</text:p>
          </table:table-cell>
          <table:table-cell table:style-name="_3a_Add-infunctions.B2" office:value-type="string">
            <text:p text:style-name="OOoTableText">Calculates the modified Bessel function Kn(x).<text:span text:style-name="T16"> </text:span><text:span text:style-name="OOoStrongEmphasis">x</text:span><text:span text:style-name="T16"> </text:span>is the value on which the function will be calculated. <text:span text:style-name="OOoStrongEmphasis">n</text:span> is the order of the Bessel function.</text:p>
          </table:table-cell>
        </table:table-row>
        <table:table-row table:style-name="_3a_Add-infunctions.1">
          <table:table-cell table:style-name="_3a_Add-infunctions.A2" office:value-type="string">
            <text:p text:style-name="OOoTableText"><text:span text:style-name="T20">BESSELY</text:span>(x; n)</text:p>
          </table:table-cell>
          <table:table-cell table:style-name="_3a_Add-infunctions.B2" office:value-type="string">
            <text:p text:style-name="OOoTableText">Calculates the modified Bessel function <text:span text:style-name="T20">Yn</text:span>(x), also known as the Weber or Neumann function. <text:span text:style-name="OOoStrongEmphasis">x</text:span> is the value on which the function will be calculated. <text:span text:style-name="OOoStrongEmphasis">n</text:span> is the order of the Bessel function.</text:p>
          </table:table-cell>
        </table:table-row>
        <table:table-row table:style-name="_3a_Add-infunctions.2">
          <table:table-cell table:style-name="_3a_Add-infunctions.B2" office:value-type="string">
            <text:p text:style-name="OOoTableText">BIN2DEC(number)</text:p>
          </table:table-cell>
          <table:table-cell table:style-name="_3a_Add-infunctions.B2" office:value-type="string">
            <text:p text:style-name="OOoTableText">Returns the decimal number for the binary number entered. <text:span text:style-name="OOoStrongEmphasis">Number</text:span> is the binary number.</text:p>
          </table:table-cell>
        </table:table-row>
        <table:table-row table:style-name="_3a_Add-infunctions.1">
          <table:table-cell table:style-name="_3a_Add-infunctions.B2" office:value-type="string">
            <text:p text:style-name="OOoTableText">BIN2HEX(number; places)</text:p>
          </table:table-cell>
          <table:table-cell table:style-name="_3a_Add-infunctions.B2" office:value-type="string">
            <text:p text:style-name="OOoTableText">Returns the hexadecimal number for the binary number entered. <text:span text:style-name="OOoStrongEmphasis">Number</text:span> is the binary number. <text:span text:style-name="OOoStrongEmphasis">Places</text:span> is the number of places to be output.</text:p>
          </table:table-cell>
        </table:table-row>
        <table:table-row table:style-name="_3a_Add-infunctions.2">
          <table:table-cell table:style-name="_3a_Add-infunctions.B2" office:value-type="string">
            <text:p text:style-name="OOoTableText">BIN2OCT(number; places)</text:p>
          </table:table-cell>
          <table:table-cell table:style-name="_3a_Add-infunctions.B2" office:value-type="string">
            <text:p text:style-name="OOoTableText">Returns the octal number for the binary number entered. <text:span text:style-name="OOoStrongEmphasis">Number</text:span> is the binary number.<text:span text:style-name="T16"> </text:span><text:span text:style-name="OOoStrongEmphasis">Places</text:span> is the number of places to be output.</text:p>
          </table:table-cell>
        </table:table-row>
        <table:table-row table:style-name="_3a_Add-infunctions.1">
          <table:table-cell table:style-name="_3a_Add-infunctions.B2" office:value-type="string">
            <text:p text:style-name="OOoTableText">COMPLEX(real_<text:span text:style-name="T20">num</text:span>; i_num; suffix)</text:p>
          </table:table-cell>
          <table:table-cell table:style-name="_3a_Add-infunctions.B2" office:value-type="string">
            <text:p text:style-name="OOoTableText">Returns a complex number from a real coefficient and an imaginary coefficient. <text:span text:style-name="OOoStrongEmphasis">Real_num</text:span> is the real coefficient of the complex number. <text:span text:style-name="OOoStrongEmphasis">I_num</text:span> is the imaginary coefficient of the complex number. <text:span text:style-name="OOoStrongEmphasis">Suffix</text:span> is list of options, "i” or "j”.</text:p>
          </table:table-cell>
        </table:table-row>
        <table:table-row table:style-name="_3a_Add-infunctions.2">
          <table:table-cell table:style-name="_3a_Add-infunctions.B2" office:value-type="string">
            <text:p text:style-name="OOoTableText">CONVERT_ADD(number; from_unit; to_unit)</text:p>
          </table:table-cell>
          <table:table-cell table:style-name="_3a_Add-infunctions.B2" office:value-type="string">
            <text:p text:style-name="OOoTableText">Converts a value from one unit of measure to the corresponding value in another unit of measure. <text:span text:style-name="OOoStrongEmphasis">Number</text:span> is the number to be converted. <text:span text:style-name="OOoStrongEmphasis">From_unit</text:span> is the unit from which conversion is taking place. <text:span text:style-name="OOoStrongEmphasis">To_unit</text:span> is the unit to which conversion is taking place.</text:p>
          </table:table-cell>
        </table:table-row>
        <table:table-row table:style-name="_3a_Add-infunctions.1">
          <table:table-cell table:style-name="_3a_Add-infunctions.B2" office:value-type="string">
            <text:p text:style-name="OOoTableText">DEC2BIN(number; places)</text:p>
          </table:table-cell>
          <table:table-cell table:style-name="_3a_Add-infunctions.B2" office:value-type="string">
            <text:p text:style-name="OOoTableText">Returns the binary number for the decimal number entered between –512 and 511. <text:span text:style-name="OOoStrongEmphasis">Number</text:span> is the decimal number. <text:span text:style-name="OOoStrongEmphasis">Places</text:span> is the number of places to be output.</text:p>
          </table:table-cell>
        </table:table-row>
        <table:table-row table:style-name="_3a_Add-infunctions.2">
          <table:table-cell table:style-name="_3a_Add-infunctions.B2" office:value-type="string">
            <text:p text:style-name="OOoTableText">DEC2HEX(number; places)</text:p>
          </table:table-cell>
          <table:table-cell table:style-name="_3a_Add-infunctions.B2" office:value-type="string">
            <text:p text:style-name="OOoTableText">Returns the hexadecimal number for the decimal number entered. <text:span text:style-name="OOoStrongEmphasis">Number</text:span> is the decimal number. <text:span text:style-name="OOoStrongEmphasis">Places</text:span> is the number of places to be output.</text:p>
          </table:table-cell>
        </table:table-row>
        <table:table-row table:style-name="_3a_Add-infunctions.1">
          <table:table-cell table:style-name="_3a_Add-infunctions.B2" office:value-type="string">
            <text:p text:style-name="OOoTableText">DEC2OCT(number; places)</text:p>
          </table:table-cell>
          <table:table-cell table:style-name="_3a_Add-infunctions.B2" office:value-type="string">
            <text:p text:style-name="OOoTableText">Returns the octal number for the decimal number entered. <text:span text:style-name="OOoStrongEmphasis">Number</text:span> is the decimal number. <text:span text:style-name="OOoStrongEmphasis">Places</text:span> is the number of places to be output.</text:p>
          </table:table-cell>
        </table:table-row>
        <table:table-row table:style-name="_3a_Add-infunctions.2">
          <table:table-cell table:style-name="_3a_Add-infunctions.B2" office:value-type="string">
            <text:p text:style-name="OOoTableText">DELTA(number_1; number_2)</text:p>
          </table:table-cell>
          <table:table-cell table:style-name="_3a_Add-infunctions.B2" office:value-type="string">
            <text:p text:style-name="OOoTableText">Returns TRUE (1) if both <text:span text:style-name="OOoStrongEmphasis">numbers</text:span> are equal, otherwise returns FALSE (0).</text:p>
          </table:table-cell>
        </table:table-row>
        <text:soft-page-break/>
        <table:table-row table:style-name="_3a_Add-infunctions.1">
          <table:table-cell table:style-name="_3a_Add-infunctions.B2" office:value-type="string">
            <text:p text:style-name="OOoTableText"><text:span text:style-name="T20">ERF</text:span>(lower_limit; upper_limit)</text:p>
          </table:table-cell>
          <table:table-cell table:style-name="_3a_Add-infunctions.B2" office:value-type="string">
            <text:p text:style-name="OOoTableText">Returns values of the Gaussian error integral. <text:span text:style-name="OOoStrongEmphasis">Lower_limit</text:span> is the lower limit of integral. <text:span text:style-name="OOoStrongEmphasis">Upper_limit</text:span> (optional) is the upper limit of the integral. If this value is missing, the calculation takes places between 0 and the lower limit.</text:p>
          </table:table-cell>
        </table:table-row>
        <table:table-row table:style-name="_3a_Add-infunctions.2">
          <table:table-cell table:style-name="_3a_Add-infunctions.B2" office:value-type="string">
            <text:p text:style-name="OOoTableText"><text:span text:style-name="T20">ERFC</text:span>(lower_limit)</text:p>
          </table:table-cell>
          <table:table-cell table:style-name="_3a_Add-infunctions.B2" office:value-type="string">
            <text:p text:style-name="OOoTableText">Returns complementary values of the Gaussian error integral between x and infinity. <text:span text:style-name="OOoStrongEmphasis">Lower limit</text:span> is the lower limit of integral (x).</text:p>
          </table:table-cell>
        </table:table-row>
        <table:table-row table:style-name="_3a_Add-infunctions.1">
          <table:table-cell table:style-name="_3a_Add-infunctions.B2" office:value-type="string">
            <text:p text:style-name="OOoTableText"><text:span text:style-name="T20">FACTDOUBLE</text:span>(number)</text:p>
          </table:table-cell>
          <table:table-cell table:style-name="_3a_Add-infunctions.B2" office:value-type="string">
            <text:p text:style-name="OOoTableText">Returns the factorial of the <text:span text:style-name="OOoStrongEmphasis">number</text:span> with increments of 2. If the <text:span text:style-name="OOoStrongEmphasis">number</text:span> is even, the following factorial is calculated: n*(N-2)*(n-4)*...*4*2. If the <text:span text:style-name="OOoStrongEmphasis">number</text:span> is uneven, the following factorial is calculated: n*(N-2)*(n-4)*...*3*1.</text:p>
          </table:table-cell>
        </table:table-row>
        <table:table-row table:style-name="_3a_Add-infunctions.2">
          <table:table-cell table:style-name="_3a_Add-infunctions.B2" office:value-type="string">
            <text:p text:style-name="OOoTableText"><text:span text:style-name="T20">GESTEP</text:span>(number; step)</text:p>
          </table:table-cell>
          <table:table-cell table:style-name="_3a_Add-infunctions.B2" office:value-type="string">
            <text:p text:style-name="OOoTableText">Returns 1 if <text:span text:style-name="OOoStrongEmphasis">number</text:span> is greater than or equal to <text:span text:style-name="OOoStrongEmphasis">step</text:span>.</text:p>
          </table:table-cell>
        </table:table-row>
        <table:table-row table:style-name="_3a_Add-infunctions.1">
          <table:table-cell table:style-name="_3a_Add-infunctions.B2" office:value-type="string">
            <text:p text:style-name="OOoTableText">HEX2BIN(number; places)</text:p>
          </table:table-cell>
          <table:table-cell table:style-name="_3a_Add-infunctions.B2" office:value-type="string">
            <text:p text:style-name="OOoTableText">Returns the binary number for the hexadecimal number entered. <text:span text:style-name="OOoStrongEmphasis">Number</text:span> is the hexadecimal number. <text:span text:style-name="OOoStrongEmphasis">Places</text:span> is the number of places to be output.</text:p>
          </table:table-cell>
        </table:table-row>
        <table:table-row table:style-name="_3a_Add-infunctions.2">
          <table:table-cell table:style-name="_3a_Add-infunctions.B2" office:value-type="string">
            <text:p text:style-name="OOoTableText">HEX2DEC(number)</text:p>
          </table:table-cell>
          <table:table-cell table:style-name="_3a_Add-infunctions.B2" office:value-type="string">
            <text:p text:style-name="OOoTableText">Returns the decimal number for the hexadecimal number entered. <text:span text:style-name="OOoStrongEmphasis">Number</text:span> is the hexadecimal number.</text:p>
          </table:table-cell>
        </table:table-row>
        <table:table-row table:style-name="_3a_Add-infunctions.1">
          <table:table-cell table:style-name="_3a_Add-infunctions.B2" office:value-type="string">
            <text:p text:style-name="OOoTableText">HEX2OCT(number; places)</text:p>
          </table:table-cell>
          <table:table-cell table:style-name="_3a_Add-infunctions.B2" office:value-type="string">
            <text:p text:style-name="OOoTableText">Returns the octal number for the hexadecimal number entered. <text:span text:style-name="OOoStrongEmphasis">Number</text:span> is the hexadecimal number.<text:span text:style-name="T16"> </text:span><text:span text:style-name="OOoStrongEmphasis">Places</text:span> is the number of places to be output.</text:p>
          </table:table-cell>
        </table:table-row>
        <table:table-row table:style-name="_3a_Add-infunctions.2">
          <table:table-cell table:style-name="_3a_Add-infunctions.B2" office:value-type="string">
            <text:p text:style-name="OOoTableText"><text:span text:style-name="T20">IMABS</text:span>(complex_number)</text:p>
          </table:table-cell>
          <table:table-cell table:style-name="_3a_Add-infunctions.B2" office:value-type="string">
            <text:p text:style-name="OOoTableText">Returns the absolute value (modulus) of a <text:span text:style-name="OOoStrongEmphasis">complex_number</text:span>. The complex number is entered in the form "x + <text:span text:style-name="T20">yi</text:span>" or "x + <text:span text:style-name="T20">yj</text:span>"</text:p>
          </table:table-cell>
        </table:table-row>
        <table:table-row table:style-name="_3a_Add-infunctions.1">
          <table:table-cell table:style-name="_3a_Add-infunctions.B2" office:value-type="string">
            <text:p text:style-name="OOoTableText">IMAGINARY(complex _number)</text:p>
          </table:table-cell>
          <table:table-cell table:style-name="_3a_Add-infunctions.B2" office:value-type="string">
            <text:p text:style-name="OOoTableText">Returns the imaginary coefficient of a <text:span text:style-name="OOoStrongEmphasis">complex_number</text:span>. The complex number is entered in the form "x + yi" or "x + yj"</text:p>
          </table:table-cell>
        </table:table-row>
        <table:table-row table:style-name="_3a_Add-infunctions.2">
          <table:table-cell table:style-name="_3a_Add-infunctions.B2" office:value-type="string">
            <text:p text:style-name="OOoTableText"><text:span text:style-name="T20">IMARGUMENT</text:span>(complex _number)</text:p>
          </table:table-cell>
          <table:table-cell table:style-name="_3a_Add-infunctions.B2" office:value-type="string">
            <text:p text:style-name="OOoTableText">Returns the argument (the phi angle) of a <text:span text:style-name="OOoStrongEmphasis">complex_number</text:span>. The complex number is entered in the form "x + yi" or "x + yj" </text:p>
          </table:table-cell>
        </table:table-row>
        <table:table-row table:style-name="_3a_Add-infunctions.1">
          <table:table-cell table:style-name="_3a_Add-infunctions.B2" office:value-type="string">
            <text:p text:style-name="OOoTableText"><text:span text:style-name="T20">IMCONJUGATE</text:span>(complex _number)</text:p>
          </table:table-cell>
          <table:table-cell table:style-name="_3a_Add-infunctions.B2" office:value-type="string">
            <text:p text:style-name="OOoTableText">Returns the conjugated complex complement to a <text:span text:style-name="OOoStrongEmphasis">complex_number</text:span>.<text:span text:style-name="T21"> </text:span>The complex number is entered in the form "x + yi" or "x + yj"</text:p>
          </table:table-cell>
        </table:table-row>
        <table:table-row table:style-name="_3a_Add-infunctions.2">
          <table:table-cell table:style-name="_3a_Add-infunctions.B2" office:value-type="string">
            <text:p text:style-name="OOoTableText"><text:span text:style-name="T20">IMCOS</text:span>(complex_number)</text:p>
          </table:table-cell>
          <table:table-cell table:style-name="_3a_Add-infunctions.B2" office:value-type="string">
            <text:p text:style-name="OOoTableText">Returns the cosine of a <text:span text:style-name="OOoStrongEmphasis">complex_number</text:span>.<text:span text:style-name="T21"> </text:span>The <text:span text:style-name="T14">complex number</text:span> is entered in the form "x + yi" or "x + yj"</text:p>
          </table:table-cell>
        </table:table-row>
        <table:table-row table:style-name="_3a_Add-infunctions.1">
          <table:table-cell table:style-name="_3a_Add-infunctions.B2" office:value-type="string">
            <text:p text:style-name="OOoTableText"><text:span text:style-name="T20">IMDIV</text:span>(numerator; denominator)</text:p>
          </table:table-cell>
          <table:table-cell table:style-name="_3a_Add-infunctions.B2" office:value-type="string">
            <text:p text:style-name="OOoTableText">Returns the division of two complex numbers.<text:span text:style-name="T21"> </text:span><text:span text:style-name="OOoStrongEmphasis">Numerator</text:span>, <text:span text:style-name="OOoStrongEmphasis">Denominator </text:span>are entered in the form "x + yi" or "x + yj"</text:p>
          </table:table-cell>
        </table:table-row>
        <table:table-row table:style-name="_3a_Add-infunctions.2">
          <table:table-cell table:style-name="_3a_Add-infunctions.B2" office:value-type="string">
            <text:p text:style-name="OOoTableText"><text:span text:style-name="T20">IMEXP</text:span>(complex_number)</text:p>
          </table:table-cell>
          <table:table-cell table:style-name="_3a_Add-infunctions.B2" office:value-type="string">
            <text:p text:style-name="OOoTableText">Returns the power of e (the Eulerian number) and the complex number.<text:span text:style-name="T21"> </text:span>The <text:span text:style-name="OOoStrongEmphasis">complex_number</text:span> is entered in the form "x + yi" or "x + yj"</text:p>
          </table:table-cell>
        </table:table-row>
        <table:table-row table:style-name="_3a_Add-infunctions.1">
          <table:table-cell table:style-name="_3a_Add-infunctions.B2" office:value-type="string">
            <text:p text:style-name="OOoTableText"><text:span text:style-name="T20">IMLN</text:span>(complex_number)</text:p>
          </table:table-cell>
          <table:table-cell table:style-name="_3a_Add-infunctions.B2" office:value-type="string">
            <text:p text:style-name="OOoTableText">Returns the natural logarithm of a <text:span text:style-name="OOoStrongEmphasis">complex_number</text:span>. The complex_number is entered in the form "x + yi" or "x + yj”</text:p>
          </table:table-cell>
        </table:table-row>
        <table:table-row table:style-name="_3a_Add-infunctions.2">
          <table:table-cell table:style-name="_3a_Add-infunctions.B2" office:value-type="string">
            <text:p text:style-name="OOoTableText">IMLOG10(complex _number)</text:p>
          </table:table-cell>
          <table:table-cell table:style-name="_3a_Add-infunctions.B2" office:value-type="string">
            <text:p text:style-name="OOoTableText">Returns the common logarithm of a <text:span text:style-name="OOoStrongEmphasis">complex_number</text:span>.<text:span text:style-name="T21"> </text:span>The<text:span text:style-name="OOoStrongEmphasis"> </text:span><text:span text:style-name="T14">complex number</text:span> is entered in the form "x + yi" or "x + yj"</text:p>
          </table:table-cell>
        </table:table-row>
        <text:soft-page-break/>
        <table:table-row table:style-name="_3a_Add-infunctions.1">
          <table:table-cell table:style-name="_3a_Add-infunctions.B2" office:value-type="string">
            <text:p text:style-name="OOoTableText">IMLOG2(complex _number)</text:p>
          </table:table-cell>
          <table:table-cell table:style-name="_3a_Add-infunctions.B2" office:value-type="string">
            <text:p text:style-name="OOoTableText">Returns the binary logarithm of a <text:span text:style-name="OOoStrongEmphasis">complex_number</text:span>.<text:span text:style-name="T21"> </text:span>The <text:span text:style-name="T14">complex number</text:span> is entered in the form "x + yi" or "x + yj"</text:p>
          </table:table-cell>
        </table:table-row>
        <table:table-row table:style-name="_3a_Add-infunctions.2">
          <table:table-cell table:style-name="_3a_Add-infunctions.B2" office:value-type="string">
            <text:p text:style-name="OOoTableText"><text:span text:style-name="T20">IMPOWER</text:span>(complex _number; number)</text:p>
          </table:table-cell>
          <table:table-cell table:style-name="_3a_Add-infunctions.B2" office:value-type="string">
            <text:p text:style-name="OOoTableText">Returns the integer power of a <text:span text:style-name="OOoStrongEmphasis">complex_number</text:span>.<text:span text:style-name="T21"> </text:span>The <text:span text:style-name="T14">complex number</text:span> is entered in the form "x + yi" or "x + yj".<text:span text:style-name="T21"> </text:span><text:span text:style-name="OOoStrongEmphasis">Number</text:span> is the exponent.</text:p>
          </table:table-cell>
        </table:table-row>
        <table:table-row table:style-name="_3a_Add-infunctions.1">
          <table:table-cell table:style-name="_3a_Add-infunctions.B2" office:value-type="string">
            <text:p text:style-name="OOoTableText"><text:span text:style-name="T20">IMPRODUCT</text:span>(complex _number; complex_number_1; ...)</text:p>
          </table:table-cell>
          <table:table-cell table:style-name="_3a_Add-infunctions.B2" office:value-type="string">
            <text:p text:style-name="OOoTableText">Returns the product of up to 29 <text:span text:style-name="OOoStrongEmphasis">complex_numbers</text:span>.<text:span text:style-name="T21"> </text:span>The <text:span text:style-name="T14">complex numbers</text:span> are entered in the form "x + yi" or "x + yj"</text:p>
          </table:table-cell>
        </table:table-row>
        <table:table-row table:style-name="_3a_Add-infunctions.2">
          <table:table-cell table:style-name="_3a_Add-infunctions.B2" office:value-type="string">
            <text:p text:style-name="OOoTableText"><text:span text:style-name="T20">IMREAL</text:span>(complex _number)</text:p>
          </table:table-cell>
          <table:table-cell table:style-name="_3a_Add-infunctions.B2" office:value-type="string">
            <text:p text:style-name="OOoTableText">Returns the real coefficient of a <text:span text:style-name="OOoStrongEmphasis">complex_number</text:span>.<text:span text:style-name="T21"> </text:span>The <text:span text:style-name="T14">complex number</text:span> is entered in the form "x + yi" or "x + yj"</text:p>
          </table:table-cell>
        </table:table-row>
        <table:table-row table:style-name="_3a_Add-infunctions.1">
          <table:table-cell table:style-name="_3a_Add-infunctions.B2" office:value-type="string">
            <text:p text:style-name="OOoTableText"><text:span text:style-name="T20">IMSIN</text:span>(complex_number)</text:p>
          </table:table-cell>
          <table:table-cell table:style-name="_3a_Add-infunctions.B2" office:value-type="string">
            <text:p text:style-name="OOoTableText">Returns the sine of a <text:span text:style-name="OOoStrongEmphasis">complex_number</text:span>.<text:span text:style-name="T21"> </text:span>The <text:span text:style-name="T14">complex number</text:span> is entered in the form "x + yi" or "x + yj"</text:p>
          </table:table-cell>
        </table:table-row>
        <table:table-row table:style-name="_3a_Add-infunctions.2">
          <table:table-cell table:style-name="_3a_Add-infunctions.B2" office:value-type="string">
            <text:p text:style-name="OOoTableText"><text:span text:style-name="T20">IMSQRT</text:span>(complex_number)</text:p>
          </table:table-cell>
          <table:table-cell table:style-name="_3a_Add-infunctions.B2" office:value-type="string">
            <text:p text:style-name="OOoTableText">Returns the square root of a <text:span text:style-name="OOoStrongEmphasis">complex_number</text:span>.<text:span text:style-name="T21"> </text:span>The <text:span text:style-name="T14">complex numbers</text:span> are entered in the form "x + yi" or "x + yj"</text:p>
          </table:table-cell>
        </table:table-row>
        <table:table-row table:style-name="_3a_Add-infunctions.1">
          <table:table-cell table:style-name="_3a_Add-infunctions.B2" office:value-type="string">
            <text:p text:style-name="OOoTableText"><text:span text:style-name="T20">IMSUB</text:span>(complex_number_1; complex_number_2)</text:p>
          </table:table-cell>
          <table:table-cell table:style-name="_3a_Add-infunctions.B2" office:value-type="string">
            <text:p text:style-name="OOoTableText">Returns the subtraction of two <text:span text:style-name="OOoStrongEmphasis">complex_numbers</text:span>.<text:span text:style-name="T21"> </text:span>The <text:span text:style-name="OOoStrongEmphasis">complex_numbers</text:span> are entered in the form "x + yi" or "x + yj"</text:p>
          </table:table-cell>
        </table:table-row>
        <table:table-row table:style-name="_3a_Add-infunctions.2">
          <table:table-cell table:style-name="_3a_Add-infunctions.B2" office:value-type="string">
            <text:p text:style-name="OOoTableText"><text:span text:style-name="T20">IMSUM</text:span>(complex_<text:span text:style-name="T20">number</text:span>; complex_number_1; ...)</text:p>
          </table:table-cell>
          <table:table-cell table:style-name="_3a_Add-infunctions.B2" office:value-type="string">
            <text:p text:style-name="OOoTableText">Returns the sum of up to 29 complex numbers.<text:span text:style-name="T21"> </text:span>The <text:span text:style-name="OOoStrongEmphasis">complex_numbers </text:span>are entered in the form "x + yi" or "x + yj"</text:p>
          </table:table-cell>
        </table:table-row>
        <table:table-row table:style-name="_3a_Add-infunctions.1">
          <table:table-cell table:style-name="_3a_Add-infunctions.B2" office:value-type="string">
            <text:p text:style-name="OOoTableText">OCT2BIN(number; places)</text:p>
          </table:table-cell>
          <table:table-cell table:style-name="_3a_Add-infunctions.B2" office:value-type="string">
            <text:p text:style-name="OOoTableText">Returns the binary number for the octal <text:span text:style-name="OOoStrongEmphasis">number</text:span> entered.<text:span text:style-name="T21"> </text:span><text:span text:style-name="OOoStrongEmphasis">Number</text:span><text:span text:style-name="T14"> is</text:span><text:span text:style-name="OOoStrongEmphasis"> </text:span>the octal number. <text:span text:style-name="OOoStrongEmphasis">Places</text:span> is the number of places to be output.</text:p>
          </table:table-cell>
        </table:table-row>
        <table:table-row table:style-name="_3a_Add-infunctions.2">
          <table:table-cell table:style-name="_3a_Add-infunctions.B2" office:value-type="string">
            <text:p text:style-name="OOoTableText">OCT2DEC(number)</text:p>
          </table:table-cell>
          <table:table-cell table:style-name="_3a_Add-infunctions.B2" office:value-type="string">
            <text:p text:style-name="OOoTableText">Returns the decimal number for the octal <text:span text:style-name="OOoStrongEmphasis">number</text:span> entered.<text:span text:style-name="T21"> </text:span><text:span text:style-name="OOoStrongEmphasis">Number</text:span> is the octal number.</text:p>
          </table:table-cell>
        </table:table-row>
        <table:table-row table:style-name="_3a_Add-infunctions.1">
          <table:table-cell table:style-name="_3a_Add-infunctions.B2" office:value-type="string">
            <text:p text:style-name="OOoTableText">OCT2HEX(number; places)</text:p>
          </table:table-cell>
          <table:table-cell table:style-name="_3a_Add-infunctions.B2" office:value-type="string">
            <text:p text:style-name="OOoTableText">Returns the hexadecimal number for the octal <text:span text:style-name="OOoStrongEmphasis">number</text:span> entered.<text:span text:style-name="T21"> </text:span><text:span text:style-name="OOoStrongEmphasis">Number</text:span> is the octal number.<text:span text:style-name="T21"> </text:span><text:span text:style-name="OOoStrongEmphasis">Places </text:span><text:span text:style-name="T14">is</text:span><text:span text:style-name="OOoStrongEmphasis"> </text:span>the number of places to be output.</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Times New Roman2" svg:font-family="'Times New Roman'"/>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font-style="italic"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nancial analysis functions</text:chapter><text:tab/><text:page-number text:select-page="current">18</text:page-number></text:p>
      </style:footer>
      <style:footer-left>
        <text:p text:style-name="OOoFooter"><text:page-number text:select-page="current">18</text:page-number><text:tab/><text:title>Description of Function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OOoFooter"><text:title>Description of Functions</text:title><text:tab/><text:page-number text:select-page="current">18</text:page-number></text:p>
      </style:footer>
      <style:footer-left>
        <text:p text:style-name="OOoFooter"><text:page-number text:select-page="current">18</text:page-number><text:tab/><text:title>Description of Functions</text:title></text:p>
      </style:footer-left>
    </style:master-page>
    <style:master-page style:name="OOoOneColumn" style:page-layout-name="Mpm6">
      <style:footer>
        <text:p text:style-name="MP2"><text:title>Description of Functions</text:title><text:tab/><text:chapter text:display="name" text:outline-level="1"/><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Description of Functions</dc:title>
    <meta:creation-date>2011-05-06T16:30:36</meta:creation-date>
    <meta:editing-cycles>2</meta:editing-cycles>
    <meta:editing-duration>PT31S</meta:editing-duration>
    <meta:initial-creator>Hal Parker</meta:initial-creator>
    <dc:date>2011-05-06T16:30:50</dc:date>
    <dc:creator>Hal Parker</dc:creator>
    <meta:document-statistic meta:table-count="16" meta:image-count="1" meta:object-count="0" meta:page-count="42" meta:paragraph-count="889" meta:word-count="17219" meta:character-count="105012"/>
    <meta:user-defined meta:name="Info 1"/>
    <meta:user-defined meta:name="Info 2"/>
    <meta:user-defined meta:name="Info 3"/>
    <meta:user-defined meta:name="Info 4"/>
    <meta:template xlink:type="simple" xlink:actuate="onRequest" xlink:title="LibO3_3_chapter_template" xlink:href="../../../../../tmp/LibO%20Doc/LibO3_3_chapter_template.ott" meta:date="2011-01-22T07:16:58"/>
  </office:meta>
</office:document-meta>
</file>